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2" style:family="table-row">
      <style:table-row-properties style:row-height="12.81pt" fo:break-before="auto" style:use-optimal-row-height="false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 fo:font-weight="bold" style:font-weight-asian="bold" style:font-weight-complex="bold"/>
    </style:style>
    <style:style style:name="ce5" style:family="table-cell" style:parent-style-name="Default">
      <style:text-properties style:text-position="" fo:font-weight="normal" style:font-weight-asian="normal" style:font-weight-complex="normal"/>
    </style:style>
    <style:style style:name="ce6" style:family="table-cell" style:parent-style-name="Default">
      <style:table-cell-properties style:text-align-source="value-type" style:repeat-content="false"/>
      <style:paragraph-properties fo:margin-left="0pt"/>
      <style:text-properties style:text-position=""/>
    </style:style>
    <style:style style:name="ce7" style:family="table-cell" style:parent-style-name="Default" style:data-style-name="N61">
      <style:text-properties style:text-position="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value-type" style:repeat-content="false"/>
      <style:paragraph-properties fo:margin-left="0pt"/>
    </style:style>
    <style:style style:name="ce14" style:family="table-cell" style:parent-style-name="Default" style:data-style-name="N61"/>
  </office:automatic-styles>
  <office:body>
    <office:spreadsheet>
      <table:table table:name="Sheet2" table:style-name="ta1">
        <table:table-column table:style-name="co1" table:number-columns-repeated="25" table:default-cell-style-name="Default"/>
        <table:table-row table:style-name="ro1">
          <table:table-cell table:style-name="ce8" office:value-type="string" calcext:value-type="string">
            <text:p>THRESHOLDS DATA</text:p>
          </table:table-cell>
          <table:table-cell table:number-columns-repeated="24"/>
        </table:table-row>
        <table:table-row table:style-name="ro1">
          <table:table-cell table:number-columns-repeated="25"/>
        </table:table-row>
        <table:table-row table:style-name="ro1">
          <table:table-cell table:style-name="ce8" office:value-type="string" calcext:value-type="string">
            <text:p>Circuit level error MONOLITHIC</text:p>
          </table:table-cell>
          <table:table-cell table:style-name="ce8" table:number-columns-repeated="2"/>
          <table:table-cell table:style-name="ce8" office:value-type="string" calcext:value-type="string">
            <text:p>TORIC</text:p>
          </table:table-cell>
          <table:table-cell table:style-name="ce8" table:number-columns-repeated="2"/>
          <table:table-cell table:number-columns-repeated="2"/>
          <table:table-cell table:style-name="ce8" office:value-type="string" calcext:value-type="string">
            <text:p>STRINGENT</text:p>
          </table:table-cell>
          <table:table-cell table:style-name="ce8" table:number-columns-repeated="2"/>
          <table:table-cell table:style-name="ce8" office:value-type="string" calcext:value-type="string">
            <text:p>TORIC</text:p>
          </table:table-cell>
          <table:table-cell table:style-name="ce8" table:number-columns-repeated="2"/>
          <table:table-cell table:number-columns-repeated="2"/>
          <table:table-cell table:style-name="ce8" office:value-type="string" calcext:value-type="string">
            <text:p>PQ TEST</text:p>
          </table:table-cell>
          <table:table-cell table:style-name="ce8" table:number-columns-repeated="2"/>
          <table:table-cell table:style-name="ce8" office:value-type="string" calcext:value-type="string">
            <text:p>TORIC</text:p>
          </table:table-cell>
          <table:table-cell table:style-name="ce8"/>
          <table:table-cell table:number-columns-repeated="4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37175" calcext:value-type="float">
            <text:p>0.037175</text:p>
          </table:table-cell>
          <table:table-cell office:value-type="float" office:value="0.032775" calcext:value-type="float">
            <text:p>0.032775</text:p>
          </table:table-cell>
          <table:table-cell office:value-type="float" office:value="0.028975" calcext:value-type="float">
            <text:p>0.028975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2205" calcext:value-type="float">
            <text:p>0.02205</text:p>
          </table:table-cell>
          <table:table-cell table:number-columns-repeated="2"/>
          <table:table-cell office:value-type="float" office:value="0.0046" calcext:value-type="float">
            <text:p>0.0046</text:p>
          </table:table-cell>
          <table:table-cell office:value-type="float" office:value="0.00986" calcext:value-type="float">
            <text:p>0.00986</text:p>
          </table:table-cell>
          <table:table-cell office:value-type="float" office:value="0.00598" calcext:value-type="float">
            <text:p>0.00598</text:p>
          </table:table-cell>
          <table:table-cell office:value-type="float" office:value="0.00442" calcext:value-type="float">
            <text:p>0.00442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44" calcext:value-type="float">
            <text:p>0.00144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01574" calcext:value-type="float">
            <text:p>0.01574</text:p>
          </table:table-cell>
          <table:table-cell office:value-type="float" office:value="0.00724" calcext:value-type="float">
            <text:p>0.00724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001023" calcext:value-type="float">
            <text:p>0.001023</text:p>
          </table:table-cell>
          <table:table-cell table:number-columns-repeated="4"/>
        </table:table-row>
        <table:table-row table:style-name="ro1">
          <table:table-cell office:value-type="float" office:value="0.0052" calcext:value-type="float">
            <text:p>0.0052</text:p>
          </table:table-cell>
          <table:table-cell office:value-type="float" office:value="0.04495" calcext:value-type="float">
            <text:p>0.04495</text:p>
          </table:table-cell>
          <table:table-cell office:value-type="float" office:value="0.0387" calcext:value-type="float">
            <text:p>0.0387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34625" calcext:value-type="float">
            <text:p>0.034625</text:p>
          </table:table-cell>
          <table:table-cell office:value-type="float" office:value="0.03235" calcext:value-type="float">
            <text:p>0.03235</text:p>
          </table:table-cell>
          <table:table-cell table:number-columns-repeated="2"/>
          <table:table-cell office:value-type="float" office:value="0.0048" calcext:value-type="float">
            <text:p>0.0048</text:p>
          </table:table-cell>
          <table:table-cell office:value-type="float" office:value="0.01362" calcext:value-type="float">
            <text:p>0.01362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0.00266" calcext:value-type="float">
            <text:p>0.00266</text:p>
          </table:table-cell>
          <table:table-cell table:number-columns-repeated="2"/>
          <table:table-cell office:value-type="float" office:value="0.021" calcext:value-type="float">
            <text:p>0.021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1244" calcext:value-type="float">
            <text:p>0.01244</text:p>
          </table:table-cell>
          <table:table-cell office:value-type="float" office:value="0.0081" calcext:value-type="float">
            <text:p>0.0081</text:p>
          </table:table-cell>
          <table:table-cell table:number-columns-repeated="4"/>
        </table:table-row>
        <table:table-row table:style-name="ro1">
          <table:table-cell office:value-type="float" office:value="0.0054" calcext:value-type="float">
            <text:p>0.005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04585" calcext:value-type="float">
            <text:p>0.04585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043575" calcext:value-type="float">
            <text:p>0.043575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1742" calcext:value-type="float">
            <text:p>0.01742</text:p>
          </table:table-cell>
          <table:table-cell office:value-type="float" office:value="0.01176" calcext:value-type="float">
            <text:p>0.01176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0562" calcext:value-type="float">
            <text:p>0.00562</text:p>
          </table:table-cell>
          <table:table-cell office:value-type="float" office:value="0.00458" calcext:value-type="float">
            <text:p>0.00458</text:p>
          </table:table-cell>
          <table:table-cell table:number-columns-repeated="2"/>
          <table:table-cell office:value-type="float" office:value="0.023" calcext:value-type="float">
            <text:p>0.023</text:p>
          </table:table-cell>
          <table:table-cell office:value-type="float" office:value="0.04802" calcext:value-type="float">
            <text:p>0.04802</text:p>
          </table:table-cell>
          <table:table-cell office:value-type="float" office:value="0.04228" calcext:value-type="float">
            <text:p>0.04228</text:p>
          </table:table-cell>
          <table:table-cell office:value-type="float" office:value="0.03796" calcext:value-type="float">
            <text:p>0.03796</text:p>
          </table:table-cell>
          <table:table-cell office:value-type="float" office:value="0.03602" calcext:value-type="float">
            <text:p>0.03602</text:p>
          </table:table-cell>
          <table:table-cell table:number-columns-repeated="4"/>
        </table:table-row>
        <table:table-row table:style-name="ro1">
          <table:table-cell office:value-type="float" office:value="0.0056" calcext:value-type="float">
            <text:p>0.0056</text:p>
          </table:table-cell>
          <table:table-cell office:value-type="float" office:value="0.0595" calcext:value-type="float">
            <text:p>0.0595</text:p>
          </table:table-cell>
          <table:table-cell office:value-type="float" office:value="0.05935" calcext:value-type="float">
            <text:p>0.05935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060575" calcext:value-type="float">
            <text:p>0.060575</text:p>
          </table:table-cell>
          <table:table-cell office:value-type="float" office:value="0.061725" calcext:value-type="float">
            <text:p>0.061725</text:p>
          </table:table-cell>
          <table:table-cell table:number-columns-repeated="2"/>
          <table:table-cell office:value-type="float" office:value="0.0052" calcext:value-type="float">
            <text:p>0.0052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1466" calcext:value-type="float">
            <text:p>0.01466</text:p>
          </table:table-cell>
          <table:table-cell office:value-type="float" office:value="0.01114" calcext:value-type="float">
            <text:p>0.01114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0738" calcext:value-type="float">
            <text:p>0.00738</text:p>
          </table:table-cell>
          <table:table-cell table:number-columns-repeated="2"/>
          <table:table-cell office:value-type="float" office:value="0.025" calcext:value-type="float">
            <text:p>0.025</text:p>
          </table:table-cell>
          <table:table-cell office:value-type="float" office:value="0.07218" calcext:value-type="float">
            <text:p>0.07218</text:p>
          </table:table-cell>
          <table:table-cell office:value-type="float" office:value="0.08102" calcext:value-type="float">
            <text:p>0.08102</text:p>
          </table:table-cell>
          <table:table-cell office:value-type="float" office:value="0.08882" calcext:value-type="float">
            <text:p>0.08882</text:p>
          </table:table-cell>
          <table:table-cell office:value-type="float" office:value="0.10776" calcext:value-type="float">
            <text:p>0.10776</text:p>
          </table:table-cell>
          <table:table-cell table:number-columns-repeated="4"/>
        </table:table-row>
        <table:table-row table:style-name="ro1">
          <table:table-cell office:value-type="float" office:value="0.0058" calcext:value-type="float">
            <text:p>0.0058</text:p>
          </table:table-cell>
          <table:table-cell office:value-type="float" office:value="0.070825" calcext:value-type="float">
            <text:p>0.070825</text:p>
          </table:table-cell>
          <table:table-cell office:value-type="float" office:value="0.06975" calcext:value-type="float">
            <text:p>0.06975</text:p>
          </table:table-cell>
          <table:table-cell office:value-type="float" office:value="0.070025" calcext:value-type="float">
            <text:p>0.070025</text:p>
          </table:table-cell>
          <table:table-cell office:value-type="float" office:value="0.072675" calcext:value-type="float">
            <text:p>0.072675</text:p>
          </table:table-cell>
          <table:table-cell office:value-type="float" office:value="0.078625" calcext:value-type="float">
            <text:p>0.078625</text:p>
          </table:table-cell>
          <table:table-cell table:number-columns-repeated="2"/>
          <table:table-cell office:value-type="float" office:value="0.0054" calcext:value-type="float">
            <text:p>0.0054</text:p>
          </table:table-cell>
          <table:table-cell office:value-type="float" office:value="0.02708" calcext:value-type="float">
            <text:p>0.02708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1374" calcext:value-type="float">
            <text:p>0.01374</text:p>
          </table:table-cell>
          <table:table-cell office:value-type="float" office:value="0.0109" calcext:value-type="float">
            <text:p>0.0109</text:p>
          </table:table-cell>
          <table:table-cell table:number-columns-repeated="2"/>
          <table:table-cell office:value-type="float" office:value="0.027" calcext:value-type="float">
            <text:p>0.027</text:p>
          </table:table-cell>
          <table:table-cell office:value-type="float" office:value="0.1099" calcext:value-type="float">
            <text:p>0.1099</text:p>
          </table:table-cell>
          <table:table-cell office:value-type="float" office:value="0.1418" calcext:value-type="float">
            <text:p>0.1418</text:p>
          </table:table-cell>
          <table:table-cell office:value-type="float" office:value="0.18816" calcext:value-type="float">
            <text:p>0.18816</text:p>
          </table:table-cell>
          <table:table-cell office:value-type="float" office:value="0.2439" calcext:value-type="float">
            <text:p>0.2439</text:p>
          </table:table-cell>
          <table:table-cell table:number-columns-repeated="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8265" calcext:value-type="float">
            <text:p>0.08265</text:p>
          </table:table-cell>
          <table:table-cell office:value-type="float" office:value="0.079375" calcext:value-type="float">
            <text:p>0.079375</text:p>
          </table:table-cell>
          <table:table-cell office:value-type="float" office:value="0.086125" calcext:value-type="float">
            <text:p>0.086125</text:p>
          </table:table-cell>
          <table:table-cell office:value-type="float" office:value="0.0933" calcext:value-type="float">
            <text:p>0.0933</text:p>
          </table:table-cell>
          <table:table-cell office:value-type="float" office:value="0.098875" calcext:value-type="float">
            <text:p>0.098875</text:p>
          </table:table-cell>
          <table:table-cell table:number-columns-repeated="2"/>
          <table:table-cell office:value-type="float" office:value="0.0056" calcext:value-type="float">
            <text:p>0.0056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02492" calcext:value-type="float">
            <text:p>0.02492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1824" calcext:value-type="float">
            <text:p>0.01824</text:p>
          </table:table-cell>
          <table:table-cell office:value-type="float" office:value="0.01702" calcext:value-type="float">
            <text:p>0.01702</text:p>
          </table:table-cell>
          <table:table-cell table:number-columns-repeated="2"/>
          <table:table-cell office:value-type="float" office:value="0.029" calcext:value-type="float">
            <text:p>0.029</text:p>
          </table:table-cell>
          <table:table-cell office:value-type="float" office:value="0.15456" calcext:value-type="float">
            <text:p>0.15456</text:p>
          </table:table-cell>
          <table:table-cell office:value-type="float" office:value="0.22622" calcext:value-type="float">
            <text:p>0.22622</text:p>
          </table:table-cell>
          <table:table-cell office:value-type="float" office:value="0.31846" calcext:value-type="float">
            <text:p>0.31846</text:p>
          </table:table-cell>
          <table:table-cell office:value-type="float" office:value="0.42166" calcext:value-type="float">
            <text:p>0.42166</text:p>
          </table:table-cell>
          <table:table-cell table:number-columns-repeated="4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91725" calcext:value-type="float">
            <text:p>0.091725</text:p>
          </table:table-cell>
          <table:table-cell office:value-type="float" office:value="0.096475" calcext:value-type="float">
            <text:p>0.096475</text:p>
          </table:table-cell>
          <table:table-cell office:value-type="float" office:value="0.10375" calcext:value-type="float">
            <text:p>0.10375</text:p>
          </table:table-cell>
          <table:table-cell office:value-type="float" office:value="0.113975" calcext:value-type="float">
            <text:p>0.113975</text:p>
          </table:table-cell>
          <table:table-cell office:value-type="float" office:value="0.125225" calcext:value-type="float">
            <text:p>0.125225</text:p>
          </table:table-cell>
          <table:table-cell table:number-columns-repeated="2"/>
          <table:table-cell office:value-type="float" office:value="0.0058" calcext:value-type="float">
            <text:p>0.0058</text:p>
          </table:table-cell>
          <table:table-cell office:value-type="float" office:value="0.03806" calcext:value-type="float">
            <text:p>0.03806</text:p>
          </table:table-cell>
          <table:table-cell office:value-type="float" office:value="0.03328" calcext:value-type="float">
            <text:p>0.03328</text:p>
          </table:table-cell>
          <table:table-cell office:value-type="float" office:value="0.03018" calcext:value-type="float">
            <text:p>0.03018</text:p>
          </table:table-cell>
          <table:table-cell office:value-type="float" office:value="0.02676" calcext:value-type="float">
            <text:p>0.02676</text:p>
          </table:table-cell>
          <table:table-cell office:value-type="float" office:value="0.02544" calcext:value-type="float">
            <text:p>0.02544</text:p>
          </table:table-cell>
          <table:table-cell table:number-columns-repeated="2"/>
          <table:table-cell office:value-type="float" office:value="0.031" calcext:value-type="float">
            <text:p>0.031</text:p>
          </table:table-cell>
          <table:table-cell office:value-type="float" office:value="0.2004" calcext:value-type="float">
            <text:p>0.2004</text:p>
          </table:table-cell>
          <table:table-cell office:value-type="float" office:value="0.32002" calcext:value-type="float">
            <text:p>0.32002</text:p>
          </table:table-cell>
          <table:table-cell office:value-type="float" office:value="0.45872" calcext:value-type="float">
            <text:p>0.45872</text:p>
          </table:table-cell>
          <table:table-cell office:value-type="float" office:value="0.57944" calcext:value-type="float">
            <text:p>0.57944</text:p>
          </table:table-cell>
          <table:table-cell table:number-columns-repeated="4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103225" calcext:value-type="float">
            <text:p>0.103225</text:p>
          </table:table-cell>
          <table:table-cell office:value-type="float" office:value="0.111175" calcext:value-type="float">
            <text:p>0.111175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78" calcext:value-type="float">
            <text:p>0.1378</text:p>
          </table:table-cell>
          <table:table-cell office:value-type="float" office:value="0.158575" calcext:value-type="float">
            <text:p>0.15857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4704" calcext:value-type="float">
            <text:p>0.04704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3722" calcext:value-type="float">
            <text:p>0.03722</text:p>
          </table:table-cell>
          <table:table-cell office:value-type="float" office:value="0.03748" calcext:value-type="float">
            <text:p>0.03748</text:p>
          </table:table-cell>
          <table:table-cell office:value-type="float" office:value="0.03692" calcext:value-type="float">
            <text:p>0.03692</text:p>
          </table:table-cell>
          <table:table-cell table:number-columns-repeated="2"/>
          <table:table-cell office:value-type="float" office:value="0.033" calcext:value-type="float">
            <text:p>0.033</text:p>
          </table:table-cell>
          <table:table-cell office:value-type="float" office:value="0.26218" calcext:value-type="float">
            <text:p>0.26218</text:p>
          </table:table-cell>
          <table:table-cell office:value-type="float" office:value="0.42316" calcext:value-type="float">
            <text:p>0.42316</text:p>
          </table:table-cell>
          <table:table-cell office:value-type="float" office:value="0.57666" calcext:value-type="float">
            <text:p>0.57666</text:p>
          </table:table-cell>
          <table:table-cell office:value-type="float" office:value="0.68222" calcext:value-type="float">
            <text:p>0.68222</text:p>
          </table:table-cell>
          <table:table-cell table:number-columns-repeated="4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1181" calcext:value-type="float">
            <text:p>0.1181</text:p>
          </table:table-cell>
          <table:table-cell office:value-type="float" office:value="0.129475" calcext:value-type="float">
            <text:p>0.129475</text:p>
          </table:table-cell>
          <table:table-cell office:value-type="float" office:value="0.142725" calcext:value-type="float">
            <text:p>0.142725</text:p>
          </table:table-cell>
          <table:table-cell office:value-type="float" office:value="0.165425" calcext:value-type="float">
            <text:p>0.165425</text:p>
          </table:table-cell>
          <table:table-cell office:value-type="float" office:value="0.188775" calcext:value-type="float">
            <text:p>0.188775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5436" calcext:value-type="float">
            <text:p>0.05436</text:p>
          </table:table-cell>
          <table:table-cell office:value-type="float" office:value="0.05246" calcext:value-type="float">
            <text:p>0.05246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05168" calcext:value-type="float">
            <text:p>0.05168</text:p>
          </table:table-cell>
          <table:table-cell office:value-type="float" office:value="0.05056" calcext:value-type="float">
            <text:p>0.05056</text:p>
          </table:table-cell>
          <table:table-cell table:number-columns-repeated="2"/>
          <table:table-cell office:value-type="float" office:value="0.035" calcext:value-type="float">
            <text:p>0.035</text:p>
          </table:table-cell>
          <table:table-cell office:value-type="float" office:value="0.3229" calcext:value-type="float">
            <text:p>0.3229</text:p>
          </table:table-cell>
          <table:table-cell office:value-type="float" office:value="0.51366" calcext:value-type="float">
            <text:p>0.51366</text:p>
          </table:table-cell>
          <table:table-cell office:value-type="float" office:value="0.66226" calcext:value-type="float">
            <text:p>0.66226</text:p>
          </table:table-cell>
          <table:table-cell office:value-type="float" office:value="0.72714" calcext:value-type="float">
            <text:p>0.72714</text:p>
          </table:table-cell>
          <table:table-cell table:number-columns-repeated="4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1297" calcext:value-type="float">
            <text:p>0.1297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17135" calcext:value-type="float">
            <text:p>0.17135</text:p>
          </table:table-cell>
          <table:table-cell office:value-type="float" office:value="0.196125" calcext:value-type="float">
            <text:p>0.196125</text:p>
          </table:table-cell>
          <table:table-cell office:value-type="float" office:value="0.231025" calcext:value-type="float">
            <text:p>0.231025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06398" calcext:value-type="float">
            <text:p>0.06398</text:p>
          </table:table-cell>
          <table:table-cell office:value-type="float" office:value="0.06294" calcext:value-type="float">
            <text:p>0.06294</text:p>
          </table:table-cell>
          <table:table-cell office:value-type="float" office:value="0.06558" calcext:value-type="float">
            <text:p>0.06558</text:p>
          </table:table-cell>
          <table:table-cell office:value-type="float" office:value="0.06952" calcext:value-type="float">
            <text:p>0.06952</text:p>
          </table:table-cell>
          <table:table-cell office:value-type="float" office:value="0.0722" calcext:value-type="float">
            <text:p>0.0722</text:p>
          </table:table-cell>
          <table:table-cell table:number-columns-repeated="2"/>
          <table:table-cell office:value-type="float" office:value="0.037" calcext:value-type="float">
            <text:p>0.037</text:p>
          </table:table-cell>
          <table:table-cell office:value-type="float" office:value="0.38962" calcext:value-type="float">
            <text:p>0.38962</text:p>
          </table:table-cell>
          <table:table-cell office:value-type="float" office:value="0.59226" calcext:value-type="float">
            <text:p>0.59226</text:p>
          </table:table-cell>
          <table:table-cell office:value-type="float" office:value="0.71042" calcext:value-type="float">
            <text:p>0.71042</text:p>
          </table:table-cell>
          <table:table-cell office:value-type="float" office:value="0.74364" calcext:value-type="float">
            <text:p>0.74364</text:p>
          </table:table-cell>
          <table:table-cell table:number-columns-repeated="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144875" calcext:value-type="float">
            <text:p>0.144875</text:p>
          </table:table-cell>
          <table:table-cell office:value-type="float" office:value="0.163925" calcext:value-type="float">
            <text:p>0.163925</text:p>
          </table:table-cell>
          <table:table-cell office:value-type="float" office:value="0.1969" calcext:value-type="float">
            <text:p>0.1969</text:p>
          </table:table-cell>
          <table:table-cell office:value-type="float" office:value="0.2269" calcext:value-type="float">
            <text:p>0.2269</text:p>
          </table:table-cell>
          <table:table-cell office:value-type="float" office:value="0.268775" calcext:value-type="float">
            <text:p>0.268775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07688" calcext:value-type="float">
            <text:p>0.07688</text:p>
          </table:table-cell>
          <table:table-cell office:value-type="float" office:value="0.0772" calcext:value-type="float">
            <text:p>0.0772</text:p>
          </table:table-cell>
          <table:table-cell office:value-type="float" office:value="0.08078" calcext:value-type="float">
            <text:p>0.08078</text:p>
          </table:table-cell>
          <table:table-cell office:value-type="float" office:value="0.09096" calcext:value-type="float">
            <text:p>0.09096</text:p>
          </table:table-cell>
          <table:table-cell office:value-type="float" office:value="0.0948" calcext:value-type="float">
            <text:p>0.0948</text:p>
          </table:table-cell>
          <table:table-cell table:number-columns-repeated="2"/>
          <table:table-cell office:value-type="float" office:value="0.039" calcext:value-type="float">
            <text:p>0.039</text:p>
          </table:table-cell>
          <table:table-cell office:value-type="float" office:value="0.44496" calcext:value-type="float">
            <text:p>0.44496</text:p>
          </table:table-cell>
          <table:table-cell office:value-type="float" office:value="0.65138" calcext:value-type="float">
            <text:p>0.65138</text:p>
          </table:table-cell>
          <table:table-cell office:value-type="float" office:value="0.73396" calcext:value-type="float">
            <text:p>0.73396</text:p>
          </table:table-cell>
          <table:table-cell office:value-type="float" office:value="0.74874" calcext:value-type="float">
            <text:p>0.74874</text:p>
          </table:table-cell>
          <table:table-cell table:number-columns-repeated="4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156425" calcext:value-type="float">
            <text:p>0.156425</text:p>
          </table:table-cell>
          <table:table-cell office:value-type="float" office:value="0.186525" calcext:value-type="float">
            <text:p>0.186525</text:p>
          </table:table-cell>
          <table:table-cell office:value-type="float" office:value="0.22445" calcext:value-type="float">
            <text:p>0.22445</text:p>
          </table:table-cell>
          <table:table-cell office:value-type="float" office:value="0.2634" calcext:value-type="float">
            <text:p>0.2634</text:p>
          </table:table-cell>
          <table:table-cell office:value-type="float" office:value="0.309875" calcext:value-type="float">
            <text:p>0.309875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0904" calcext:value-type="float">
            <text:p>0.0904</text:p>
          </table:table-cell>
          <table:table-cell office:value-type="float" office:value="0.09044" calcext:value-type="float">
            <text:p>0.09044</text:p>
          </table:table-cell>
          <table:table-cell office:value-type="float" office:value="0.10234" calcext:value-type="float">
            <text:p>0.10234</text:p>
          </table:table-cell>
          <table:table-cell office:value-type="float" office:value="0.11228" calcext:value-type="float">
            <text:p>0.11228</text:p>
          </table:table-cell>
          <table:table-cell office:value-type="float" office:value="0.12222" calcext:value-type="float">
            <text:p>0.12222</text:p>
          </table:table-cell>
          <table:table-cell table:number-columns-repeated="11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8" office:value-type="string" calcext:value-type="string">
            <text:p>Circuit level error MONOLITHIC --------TESTING VALUES</text:p>
          </table:table-cell>
          <table:table-cell table:style-name="ce8" table:number-columns-repeated="5"/>
          <table:table-cell table:number-columns-repeated="19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Circuit level error MONOLITHIC --------local method</text:p>
          </table:table-cell>
          <table:table-cell table:style-name="ce8" table:number-columns-repeated="5"/>
          <table:table-cell table:style-name="ce8" office:value-type="string" calcext:value-type="string">
            <text:p>Circuit level error MONOLITHIC --------rounds method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STRINGENT</text:p>
          </table:table-cell>
          <table:table-cell table:style-name="ce8" table:number-columns-repeated="3"/>
        </table:table-row>
        <table:table-row table:style-name="ro1">
          <table:table-cell office:value-type="float" office:value="0.0063" calcext:value-type="float">
            <text:p>0.0063</text:p>
          </table:table-cell>
          <table:table-cell/>
          <table:table-cell office:value-type="float" office:value="0.1018" calcext:value-type="float">
            <text:p>0.1018</text:p>
          </table:table-cell>
          <table:table-cell office:value-type="float" office:value="0.1019" calcext:value-type="float">
            <text:p>0.1019</text:p>
          </table:table-cell>
          <table:table-cell office:value-type="float" office:value="0.11256" calcext:value-type="float">
            <text:p>0.11256</text:p>
          </table:table-cell>
          <table:table-cell office:value-type="float" office:value="0.12514" calcext:value-type="float">
            <text:p>0.12514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0064" calcext:value-type="float">
            <text:p>0.0064</text:p>
          </table:table-cell>
          <table:table-cell/>
          <table:table-cell office:value-type="float" office:value="0.10706" calcext:value-type="float">
            <text:p>0.10706</text:p>
          </table:table-cell>
          <table:table-cell office:value-type="float" office:value="0.11402" calcext:value-type="float">
            <text:p>0.11402</text:p>
          </table:table-cell>
          <table:table-cell office:value-type="float" office:value="0.12474" calcext:value-type="float">
            <text:p>0.12474</text:p>
          </table:table-cell>
          <table:table-cell office:value-type="float" office:value="0.14028" calcext:value-type="float">
            <text:p>0.14028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9498" calcext:value-type="float">
            <text:p>0.09498</text:p>
          </table:table-cell>
          <table:table-cell office:value-type="float" office:value="0.1042" calcext:value-type="float">
            <text:p>0.1042</text:p>
          </table:table-cell>
          <table:table-cell office:value-type="float" office:value="0.11534" calcext:value-type="float">
            <text:p>0.11534</text:p>
          </table:table-cell>
          <table:table-cell office:value-type="float" office:value="0.1284" calcext:value-type="float">
            <text:p>0.1284</text:p>
          </table:table-cell>
          <table:table-cell/>
          <table:table-cell office:value-type="float" office:value="0.0062" calcext:value-type="float">
            <text:p>0.0062</text:p>
          </table:table-cell>
          <table:table-cell office:value-type="float" office:value="0.009516" calcext:value-type="float">
            <text:p>0.009516</text:p>
          </table:table-cell>
          <table:table-cell office:value-type="float" office:value="0.0084433" calcext:value-type="float">
            <text:p>0.0084433</text:p>
          </table:table-cell>
          <table:table-cell office:value-type="float" office:value="0.0082029" calcext:value-type="float">
            <text:p>0.0082029</text:p>
          </table:table-cell>
          <table:table-cell office:value-type="float" office:value="0.0077537" calcext:value-type="float">
            <text:p>0.0077537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127875" calcext:value-type="float">
            <text:p>0.0127875</text:p>
          </table:table-cell>
          <table:table-cell office:value-type="float" office:value="0.010485" calcext:value-type="float">
            <text:p>0.010485</text:p>
          </table:table-cell>
          <table:table-cell office:value-type="float" office:value="0.0103912" calcext:value-type="float">
            <text:p>0.0103912</text:p>
          </table:table-cell>
        </table:table-row>
        <table:table-row table:style-name="ro1">
          <table:table-cell office:value-type="float" office:value="0.0065" calcext:value-type="float">
            <text:p>0.0065</text:p>
          </table:table-cell>
          <table:table-cell/>
          <table:table-cell office:value-type="float" office:value="0.11916" calcext:value-type="float">
            <text:p>0.11916</text:p>
          </table:table-cell>
          <table:table-cell office:value-type="float" office:value="0.1229" calcext:value-type="float">
            <text:p>0.1229</text:p>
          </table:table-cell>
          <table:table-cell office:value-type="float" office:value="0.13702" calcext:value-type="float">
            <text:p>0.13702</text:p>
          </table:table-cell>
          <table:table-cell office:value-type="float" office:value="0.15088" calcext:value-type="float">
            <text:p>0.15088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11156" calcext:value-type="float">
            <text:p>0.11156</text:p>
          </table:table-cell>
          <table:table-cell office:value-type="float" office:value="0.12032" calcext:value-type="float">
            <text:p>0.12032</text:p>
          </table:table-cell>
          <table:table-cell office:value-type="float" office:value="0.13784" calcext:value-type="float">
            <text:p>0.13784</text:p>
          </table:table-cell>
          <table:table-cell office:value-type="float" office:value="0.15702" calcext:value-type="float">
            <text:p>0.15702</text:p>
          </table:table-cell>
          <table:table-cell/>
          <table:table-cell office:value-type="float" office:value="0.0064" calcext:value-type="float">
            <text:p>0.0064</text:p>
          </table:table-cell>
          <table:table-cell office:value-type="float" office:value="0.010688" calcext:value-type="float">
            <text:p>0.010688</text:p>
          </table:table-cell>
          <table:table-cell office:value-type="float" office:value="0.0102717" calcext:value-type="float">
            <text:p>0.0102717</text:p>
          </table:table-cell>
          <table:table-cell office:value-type="float" office:value="0.0097957" calcext:value-type="float">
            <text:p>0.0097957</text:p>
          </table:table-cell>
          <table:table-cell office:value-type="float" office:value="0.0097337" calcext:value-type="float">
            <text:p>0.0097337</text:p>
          </table:table-cell>
          <table:table-cell table:number-columns-repeated="2"/>
          <table:table-cell office:value-type="float" office:value="0.00725" calcext:value-type="float">
            <text:p>0.00725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13405" calcext:value-type="float">
            <text:p>0.013405</text:p>
          </table:table-cell>
          <table:table-cell office:value-type="float" office:value="0.0137613" calcext:value-type="float">
            <text:p>0.0137613</text:p>
          </table:table-cell>
        </table:table-row>
        <table:table-row table:style-name="ro1">
          <table:table-cell office:value-type="float" office:value="0.0066" calcext:value-type="float">
            <text:p>0.0066</text:p>
          </table:table-cell>
          <table:table-cell/>
          <table:table-cell office:value-type="float" office:value="0.1288" calcext:value-type="float">
            <text:p>0.1288</text:p>
          </table:table-cell>
          <table:table-cell office:value-type="float" office:value="0.13386" calcext:value-type="float">
            <text:p>0.13386</text:p>
          </table:table-cell>
          <table:table-cell office:value-type="float" office:value="0.14956" calcext:value-type="float">
            <text:p>0.14956</text:p>
          </table:table-cell>
          <table:table-cell office:value-type="float" office:value="0.16984" calcext:value-type="float">
            <text:p>0.16984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1259" calcext:value-type="float">
            <text:p>0.1259</text:p>
          </table:table-cell>
          <table:table-cell office:value-type="float" office:value="0.14422" calcext:value-type="float">
            <text:p>0.14422</text:p>
          </table:table-cell>
          <table:table-cell office:value-type="float" office:value="0.16538" calcext:value-type="float">
            <text:p>0.16538</text:p>
          </table:table-cell>
          <table:table-cell office:value-type="float" office:value="0.1907" calcext:value-type="float">
            <text:p>0.1907</text:p>
          </table:table-cell>
          <table:table-cell/>
          <table:table-cell office:value-type="float" office:value="0.0066" calcext:value-type="float">
            <text:p>0.0066</text:p>
          </table:table-cell>
          <table:table-cell office:value-type="float" office:value="0.01265" calcext:value-type="float">
            <text:p>0.01265</text:p>
          </table:table-cell>
          <table:table-cell office:value-type="float" office:value="0.012015" calcext:value-type="float">
            <text:p>0.012015</text:p>
          </table:table-cell>
          <table:table-cell office:value-type="float" office:value="0.0117114" calcext:value-type="float">
            <text:p>0.0117114</text:p>
          </table:table-cell>
          <table:table-cell office:value-type="float" office:value="0.0117175" calcext:value-type="float">
            <text:p>0.0117175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176925" calcext:value-type="float">
            <text:p>0.0176925</text:p>
          </table:table-cell>
          <table:table-cell office:value-type="float" office:value="0.01639" calcext:value-type="float">
            <text:p>0.01639</text:p>
          </table:table-cell>
          <table:table-cell office:value-type="float" office:value="0.01713" calcext:value-type="float">
            <text:p>0.01713</text:p>
          </table:table-cell>
        </table:table-row>
        <table:table-row table:style-name="ro1">
          <table:table-cell office:value-type="float" office:value="0.0067" calcext:value-type="float">
            <text:p>0.0067</text:p>
          </table:table-cell>
          <table:table-cell/>
          <table:table-cell office:value-type="float" office:value="0.13282" calcext:value-type="float">
            <text:p>0.13282</text:p>
          </table:table-cell>
          <table:table-cell office:value-type="float" office:value="0.14368" calcext:value-type="float">
            <text:p>0.14368</text:p>
          </table:table-cell>
          <table:table-cell office:value-type="float" office:value="0.16666" calcext:value-type="float">
            <text:p>0.16666</text:p>
          </table:table-cell>
          <table:table-cell office:value-type="float" office:value="0.18846" calcext:value-type="float">
            <text:p>0.18846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1449" calcext:value-type="float">
            <text:p>0.1449</text:p>
          </table:table-cell>
          <table:table-cell office:value-type="float" office:value="0.1659" calcext:value-type="float">
            <text:p>0.1659</text:p>
          </table:table-cell>
          <table:table-cell office:value-type="float" office:value="0.19644" calcext:value-type="float">
            <text:p>0.19644</text:p>
          </table:table-cell>
          <table:table-cell office:value-type="float" office:value="0.22724" calcext:value-type="float">
            <text:p>0.22724</text:p>
          </table:table-cell>
          <table:table-cell/>
          <table:table-cell office:value-type="float" office:value="0.0068" calcext:value-type="float">
            <text:p>0.0068</text:p>
          </table:table-cell>
          <table:table-cell office:value-type="float" office:value="0.01436" calcext:value-type="float">
            <text:p>0.01436</text:p>
          </table:table-cell>
          <table:table-cell office:value-type="float" office:value="0.013965" calcext:value-type="float">
            <text:p>0.013965</text:p>
          </table:table-cell>
          <table:table-cell office:value-type="float" office:value="0.0137729" calcext:value-type="float">
            <text:p>0.0137729</text:p>
          </table:table-cell>
          <table:table-cell office:value-type="float" office:value="0.0141312" calcext:value-type="float">
            <text:p>0.0141312</text:p>
          </table:table-cell>
          <table:table-cell table:number-columns-repeated="2"/>
          <table:table-cell office:value-type="float" office:value="0.00775" calcext:value-type="float">
            <text:p>0.00775</text:p>
          </table:table-cell>
          <table:table-cell office:value-type="float" office:value="0.02056" calcext:value-type="float">
            <text:p>0.02056</text:p>
          </table:table-cell>
          <table:table-cell office:value-type="float" office:value="0.0203183" calcext:value-type="float">
            <text:p>0.0203183</text:p>
          </table:table-cell>
          <table:table-cell office:value-type="float" office:value="0.0215262" calcext:value-type="float">
            <text:p>0.0215262</text:p>
          </table:table-cell>
        </table:table-row>
        <table:table-row table:style-name="ro1">
          <table:table-cell office:value-type="float" office:value="0.0068" calcext:value-type="float">
            <text:p>0.0068</text:p>
          </table:table-cell>
          <table:table-cell/>
          <table:table-cell office:value-type="float" office:value="0.14272" calcext:value-type="float">
            <text:p>0.14272</text:p>
          </table:table-cell>
          <table:table-cell office:value-type="float" office:value="0.15564" calcext:value-type="float">
            <text:p>0.15564</text:p>
          </table:table-cell>
          <table:table-cell office:value-type="float" office:value="0.17558" calcext:value-type="float">
            <text:p>0.17558</text:p>
          </table:table-cell>
          <table:table-cell office:value-type="float" office:value="0.20844" calcext:value-type="float">
            <text:p>0.20844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16576" calcext:value-type="float">
            <text:p>0.16576</text:p>
          </table:table-cell>
          <table:table-cell office:value-type="float" office:value="0.1972" calcext:value-type="float">
            <text:p>0.1972</text:p>
          </table:table-cell>
          <table:table-cell office:value-type="float" office:value="0.23076" calcext:value-type="float">
            <text:p>0.23076</text:p>
          </table:table-cell>
          <table:table-cell office:value-type="float" office:value="0.26684" calcext:value-type="float">
            <text:p>0.26684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0.015778" calcext:value-type="float">
            <text:p>0.015778</text:p>
          </table:table-cell>
          <table:table-cell office:value-type="float" office:value="0.01617" calcext:value-type="float">
            <text:p>0.01617</text:p>
          </table:table-cell>
          <table:table-cell office:value-type="float" office:value="0.0160671" calcext:value-type="float">
            <text:p>0.0160671</text:p>
          </table:table-cell>
          <table:table-cell office:value-type="float" office:value="0.0165475" calcext:value-type="float">
            <text:p>0.0165475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235875" calcext:value-type="float">
            <text:p>0.0235875</text:p>
          </table:table-cell>
          <table:table-cell office:value-type="float" office:value="0.024125" calcext:value-type="float">
            <text:p>0.024125</text:p>
          </table:table-cell>
          <table:table-cell office:value-type="float" office:value="0.0256925" calcext:value-type="float">
            <text:p>0.0256925</text:p>
          </table:table-cell>
        </table:table-row>
        <table:table-row table:style-name="ro1">
          <table:table-cell office:value-type="float" office:value="0.0069" calcext:value-type="float">
            <text:p>0.0069</text:p>
          </table:table-cell>
          <table:table-cell/>
          <table:table-cell office:value-type="float" office:value="0.15368" calcext:value-type="float">
            <text:p>0.15368</text:p>
          </table:table-cell>
          <table:table-cell office:value-type="float" office:value="0.16764" calcext:value-type="float">
            <text:p>0.16764</text:p>
          </table:table-cell>
          <table:table-cell office:value-type="float" office:value="0.19576" calcext:value-type="float">
            <text:p>0.19576</text:p>
          </table:table-cell>
          <table:table-cell office:value-type="float" office:value="0.22852" calcext:value-type="float">
            <text:p>0.22852</text:p>
          </table:table-cell>
          <table:table-cell table:number-columns-repeated="2"/>
          <table:table-cell office:value-type="float" office:value="0.0072" calcext:value-type="float">
            <text:p>0.0072</text:p>
          </table:table-cell>
          <table:table-cell office:value-type="float" office:value="0.18968" calcext:value-type="float">
            <text:p>0.18968</text:p>
          </table:table-cell>
          <table:table-cell office:value-type="float" office:value="0.22184" calcext:value-type="float">
            <text:p>0.22184</text:p>
          </table:table-cell>
          <table:table-cell office:value-type="float" office:value="0.26746" calcext:value-type="float">
            <text:p>0.26746</text:p>
          </table:table-cell>
          <table:table-cell office:value-type="float" office:value="0.30538" calcext:value-type="float">
            <text:p>0.30538</text:p>
          </table:table-cell>
          <table:table-cell/>
          <table:table-cell office:value-type="float" office:value="0.0072" calcext:value-type="float">
            <text:p>0.0072</text:p>
          </table:table-cell>
          <table:table-cell office:value-type="float" office:value="0.01849" calcext:value-type="float">
            <text:p>0.01849</text:p>
          </table:table-cell>
          <table:table-cell office:value-type="float" office:value="0.01816" calcext:value-type="float">
            <text:p>0.01816</text:p>
          </table:table-cell>
          <table:table-cell office:value-type="float" office:value="0.01848" calcext:value-type="float">
            <text:p>0.01848</text:p>
          </table:table-cell>
          <table:table-cell office:value-type="float" office:value="0.01894" calcext:value-type="float">
            <text:p>0.01894</text:p>
          </table:table-cell>
          <table:table-cell table:number-columns-repeated="2"/>
          <table:table-cell office:value-type="float" office:value="0.00825" calcext:value-type="float">
            <text:p>0.00825</text:p>
          </table:table-cell>
          <table:table-cell office:value-type="float" office:value="0.027175" calcext:value-type="float">
            <text:p>0.027175</text:p>
          </table:table-cell>
          <table:table-cell office:value-type="float" office:value="0.0283033" calcext:value-type="float">
            <text:p>0.0283033</text:p>
          </table:table-cell>
          <table:table-cell office:value-type="float" office:value="0.0298025" calcext:value-type="float">
            <text:p>0.0298025</text:p>
          </table:table-cell>
        </table:table-row>
        <table:table-row table:style-name="ro1">
          <table:table-cell office:value-type="float" office:value="0.007" calcext:value-type="float">
            <text:p>0.007</text:p>
          </table:table-cell>
          <table:table-cell/>
          <table:table-cell office:value-type="float" office:value="0.16434" calcext:value-type="float">
            <text:p>0.16434</text:p>
          </table:table-cell>
          <table:table-cell office:value-type="float" office:value="0.17804" calcext:value-type="float">
            <text:p>0.17804</text:p>
          </table:table-cell>
          <table:table-cell office:value-type="float" office:value="0.20734" calcext:value-type="float">
            <text:p>0.20734</text:p>
          </table:table-cell>
          <table:table-cell office:value-type="float" office:value="0.24554" calcext:value-type="float">
            <text:p>0.24554</text:p>
          </table:table-cell>
          <table:table-cell table:number-columns-repeated="2"/>
          <table:table-cell office:value-type="float" office:value="0.0074" calcext:value-type="float">
            <text:p>0.0074</text:p>
          </table:table-cell>
          <table:table-cell office:value-type="float" office:value="0.20828" calcext:value-type="float">
            <text:p>0.20828</text:p>
          </table:table-cell>
          <table:table-cell office:value-type="float" office:value="0.25036" calcext:value-type="float">
            <text:p>0.25036</text:p>
          </table:table-cell>
          <table:table-cell office:value-type="float" office:value="0.30036" calcext:value-type="float">
            <text:p>0.30036</text:p>
          </table:table-cell>
          <table:table-cell office:value-type="float" office:value="0.3525" calcext:value-type="float">
            <text:p>0.3525</text:p>
          </table:table-cell>
          <table:table-cell table:number-columns-repeated="12"/>
        </table:table-row>
        <table:table-row table:style-name="ro1">
          <table:table-cell office:value-type="float" office:value="0.0071" calcext:value-type="float">
            <text:p>0.0071</text:p>
          </table:table-cell>
          <table:table-cell/>
          <table:table-cell office:value-type="float" office:value="0.17268" calcext:value-type="float">
            <text:p>0.17268</text:p>
          </table:table-cell>
          <table:table-cell office:value-type="float" office:value="0.1891" calcext:value-type="float">
            <text:p>0.1891</text:p>
          </table:table-cell>
          <table:table-cell office:value-type="float" office:value="0.22828" calcext:value-type="float">
            <text:p>0.22828</text:p>
          </table:table-cell>
          <table:table-cell table:number-columns-repeated="3"/>
          <table:table-cell office:value-type="float" office:value="0.0076" calcext:value-type="float">
            <text:p>0.0076</text:p>
          </table:table-cell>
          <table:table-cell office:value-type="float" office:value="0.2306" calcext:value-type="float">
            <text:p>0.2306</text:p>
          </table:table-cell>
          <table:table-cell office:value-type="float" office:value="0.28084" calcext:value-type="float">
            <text:p>0.28084</text:p>
          </table:table-cell>
          <table:table-cell office:value-type="float" office:value="0.33298" calcext:value-type="float">
            <text:p>0.33298</text:p>
          </table:table-cell>
          <table:table-cell office:value-type="float" office:value="0.39558" calcext:value-type="float">
            <text:p>0.39558</text:p>
          </table:table-cell>
          <table:table-cell table:number-columns-repeated="12"/>
        </table:table-row>
        <table:table-row table:style-name="ro1">
          <table:table-cell office:value-type="float" office:value="0.0072" calcext:value-type="float">
            <text:p>0.0072</text:p>
          </table:table-cell>
          <table:table-cell/>
          <table:table-cell office:value-type="float" office:value="0.18276" calcext:value-type="float">
            <text:p>0.18276</text:p>
          </table:table-cell>
          <table:table-cell office:value-type="float" office:value="0.20486" calcext:value-type="float">
            <text:p>0.20486</text:p>
          </table:table-cell>
          <table:table-cell office:value-type="float" office:value="0.24442" calcext:value-type="float">
            <text:p>0.24442</text:p>
          </table:table-cell>
          <table:table-cell table:number-columns-repeated="3"/>
          <table:table-cell office:value-type="float" office:value="0.0078" calcext:value-type="float">
            <text:p>0.0078</text:p>
          </table:table-cell>
          <table:table-cell office:value-type="float" office:value="0.25294" calcext:value-type="float">
            <text:p>0.25294</text:p>
          </table:table-cell>
          <table:table-cell office:value-type="float" office:value="0.31008" calcext:value-type="float">
            <text:p>0.31008</text:p>
          </table:table-cell>
          <table:table-cell office:value-type="float" office:value="0.3734" calcext:value-type="float">
            <text:p>0.3734</text:p>
          </table:table-cell>
          <table:table-cell office:value-type="float" office:value="0.43754" calcext:value-type="float">
            <text:p>0.43754</text:p>
          </table:table-cell>
          <table:table-cell table:number-columns-repeated="12"/>
        </table:table-row>
        <table:table-row table:style-name="ro1">
          <table:table-cell office:value-type="float" office:value="0.0073" calcext:value-type="float">
            <text:p>0.0073</text:p>
          </table:table-cell>
          <table:table-cell/>
          <table:table-cell office:value-type="float" office:value="0.19456" calcext:value-type="float">
            <text:p>0.19456</text:p>
          </table:table-cell>
          <table:table-cell office:value-type="float" office:value="0.21832" calcext:value-type="float">
            <text:p>0.21832</text:p>
          </table:table-cell>
          <table:table-cell office:value-type="float" office:value="0.25904" calcext:value-type="float">
            <text:p>0.25904</text:p>
          </table:table-cell>
          <table:table-cell table:number-columns-repeated="3"/>
          <table:table-cell office:value-type="float" office:value="0.008" calcext:value-type="float">
            <text:p>0.008</text:p>
          </table:table-cell>
          <table:table-cell office:value-type="float" office:value="0.28016" calcext:value-type="float">
            <text:p>0.28016</text:p>
          </table:table-cell>
          <table:table-cell office:value-type="float" office:value="0.3425" calcext:value-type="float">
            <text:p>0.3425</text:p>
          </table:table-cell>
          <table:table-cell office:value-type="float" office:value="0.41152" calcext:value-type="float">
            <text:p>0.41152</text:p>
          </table:table-cell>
          <table:table-cell table:formula="of:=0.02983*16" office:value-type="float" office:value="0.47728" calcext:value-type="float">
            <text:p>0.47728</text:p>
          </table:table-cell>
          <table:table-cell table:number-columns-repeated="12"/>
        </table:table-row>
        <table:table-row table:style-name="ro1">
          <table:table-cell office:value-type="float" office:value="0.0074" calcext:value-type="float">
            <text:p>0.0074</text:p>
          </table:table-cell>
          <table:table-cell/>
          <table:table-cell office:value-type="float" office:value="0.20526" calcext:value-type="float">
            <text:p>0.20526</text:p>
          </table:table-cell>
          <table:table-cell office:value-type="float" office:value="0.2333" calcext:value-type="float">
            <text:p>0.2333</text:p>
          </table:table-cell>
          <table:table-cell office:value-type="float" office:value="0.2756" calcext:value-type="float">
            <text:p>0.2756</text:p>
          </table:table-cell>
          <table:table-cell table:number-columns-repeated="3"/>
          <table:table-cell office:value-type="float" office:value="0.0082" calcext:value-type="float">
            <text:p>0.0082</text:p>
          </table:table-cell>
          <table:table-cell office:value-type="float" office:value="0.30418" calcext:value-type="float">
            <text:p>0.30418</text:p>
          </table:table-cell>
          <table:table-cell office:value-type="float" office:value="0.37678" calcext:value-type="float">
            <text:p>0.37678</text:p>
          </table:table-cell>
          <table:table-cell office:value-type="float" office:value="0.44534" calcext:value-type="float">
            <text:p>0.44534</text:p>
          </table:table-cell>
          <table:table-cell table:formula="of:=0.0323625*16" office:value-type="float" office:value="0.5178" calcext:value-type="float">
            <text:p>0.5178</text:p>
          </table:table-cell>
          <table:table-cell/>
          <table:table-cell table:style-name="ce8" office:value-type="string" calcext:value-type="string">
            <text:p>Circuit level error MONOLITHIC -------- reversed rounds method</text:p>
          </table:table-cell>
          <table:table-cell table:style-name="ce8" table:number-columns-repeated="4"/>
          <table:table-cell table:number-columns-repeated="6"/>
        </table:table-row>
        <table:table-row table:style-name="ro1">
          <table:table-cell table:number-columns-repeated="3"/>
          <table:table-cell office:value-type="float" office:value="0.24534" calcext:value-type="float">
            <text:p>0.24534</text:p>
          </table:table-cell>
          <table:table-cell office:value-type="float" office:value="0.29426" calcext:value-type="float">
            <text:p>0.29426</text:p>
          </table:table-cell>
          <table:table-cell table:number-columns-repeated="3"/>
          <table:table-cell office:value-type="float" office:value="0.0084" calcext:value-type="float">
            <text:p>0.0084</text:p>
          </table:table-cell>
          <table:table-cell office:value-type="float" office:value="0.32824" calcext:value-type="float">
            <text:p>0.32824</text:p>
          </table:table-cell>
          <table:table-cell office:value-type="float" office:value="0.40656" calcext:value-type="float">
            <text:p>0.40656</text:p>
          </table:table-cell>
          <table:table-cell office:value-type="float" office:value="0.4765" calcext:value-type="float">
            <text:p>0.4765</text:p>
          </table:table-cell>
          <table:table-cell table:formula="of:=0.034855*16" office:value-type="float" office:value="0.55768" calcext:value-type="float">
            <text:p>0.55768</text:p>
          </table:table-cell>
          <table:table-cell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0.0086" calcext:value-type="float">
            <text:p>0.0086</text:p>
          </table:table-cell>
          <table:table-cell office:value-type="float" office:value="0.3565" calcext:value-type="float">
            <text:p>0.3565</text:p>
          </table:table-cell>
          <table:table-cell office:value-type="float" office:value="0.43468" calcext:value-type="float">
            <text:p>0.43468</text:p>
          </table:table-cell>
          <table:table-cell office:value-type="float" office:value="0.51862" calcext:value-type="float">
            <text:p>0.51862</text:p>
          </table:table-cell>
          <table:table-cell table:formula="of:=0.0367937*16" office:value-type="float" office:value="0.5886992" calcext:value-type="float">
            <text:p>0.5886992</text:p>
          </table:table-cell>
          <table:table-cell/>
          <table:table-cell office:value-type="float" office:value="0.0062" calcext:value-type="float">
            <text:p>0.0062</text:p>
          </table:table-cell>
          <table:table-cell office:value-type="float" office:value="0.009326" calcext:value-type="float">
            <text:p>0.009326</text:p>
          </table:table-cell>
          <table:table-cell office:value-type="float" office:value="0.00862" calcext:value-type="float">
            <text:p>0.00862</text:p>
          </table:table-cell>
          <table:table-cell office:value-type="float" office:value="0.0078557" calcext:value-type="float">
            <text:p>0.0078557</text:p>
          </table:table-cell>
          <table:table-cell office:value-type="float" office:value="0.0077638" calcext:value-type="float">
            <text:p>0.007763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0.0088" calcext:value-type="float">
            <text:p>0.0088</text:p>
          </table:table-cell>
          <table:table-cell office:value-type="float" office:value="0.38534" calcext:value-type="float">
            <text:p>0.38534</text:p>
          </table:table-cell>
          <table:table-cell office:value-type="float" office:value="0.46594" calcext:value-type="float">
            <text:p>0.46594</text:p>
          </table:table-cell>
          <table:table-cell office:value-type="float" office:value="0.5496" calcext:value-type="float">
            <text:p>0.5496</text:p>
          </table:table-cell>
          <table:table-cell table:formula="of:=0.0385525*16" office:value-type="float" office:value="0.61684" calcext:value-type="float">
            <text:p>0.61684</text:p>
          </table:table-cell>
          <table:table-cell/>
          <table:table-cell office:value-type="float" office:value="0.0064" calcext:value-type="float">
            <text:p>0.0064</text:p>
          </table:table-cell>
          <table:table-cell office:value-type="float" office:value="0.010872" calcext:value-type="float">
            <text:p>0.010872</text:p>
          </table:table-cell>
          <table:table-cell office:value-type="float" office:value="0.0100883" calcext:value-type="float">
            <text:p>0.0100883</text:p>
          </table:table-cell>
          <table:table-cell office:value-type="float" office:value="0.0099486" calcext:value-type="float">
            <text:p>0.0099486</text:p>
          </table:table-cell>
          <table:table-cell office:value-type="float" office:value="0.0097038" calcext:value-type="float">
            <text:p>0.009703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0.009" calcext:value-type="float">
            <text:p>0.009</text:p>
          </table:table-cell>
          <table:table-cell office:value-type="float" office:value="0.41176" calcext:value-type="float">
            <text:p>0.41176</text:p>
          </table:table-cell>
          <table:table-cell office:value-type="float" office:value="0.49778" calcext:value-type="float">
            <text:p>0.49778</text:p>
          </table:table-cell>
          <table:table-cell office:value-type="float" office:value="0.58174" calcext:value-type="float">
            <text:p>0.58174</text:p>
          </table:table-cell>
          <table:table-cell table:formula="of:=0.0403763*16" office:value-type="float" office:value="0.6460208" calcext:value-type="float">
            <text:p>0.6460208</text:p>
          </table:table-cell>
          <table:table-cell/>
          <table:table-cell office:value-type="float" office:value="0.0066" calcext:value-type="float">
            <text:p>0.0066</text:p>
          </table:table-cell>
          <table:table-cell office:value-type="float" office:value="0.012466" calcext:value-type="float">
            <text:p>0.012466</text:p>
          </table:table-cell>
          <table:table-cell office:value-type="float" office:value="0.0119667" calcext:value-type="float">
            <text:p>0.0119667</text:p>
          </table:table-cell>
          <table:table-cell office:value-type="float" office:value="0.0114729" calcext:value-type="float">
            <text:p>0.0114729</text:p>
          </table:table-cell>
          <table:table-cell office:value-type="float" office:value="0.0118375" calcext:value-type="float">
            <text:p>0.0118375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0.0092" calcext:value-type="float">
            <text:p>0.0092</text:p>
          </table:table-cell>
          <table:table-cell office:value-type="float" office:value="0.43716" calcext:value-type="float">
            <text:p>0.43716</text:p>
          </table:table-cell>
          <table:table-cell office:value-type="float" office:value="0.5282" calcext:value-type="float">
            <text:p>0.5282</text:p>
          </table:table-cell>
          <table:table-cell office:value-type="float" office:value="0.61134" calcext:value-type="float">
            <text:p>0.61134</text:p>
          </table:table-cell>
          <table:table-cell table:formula="of:=0.0419638*16" office:value-type="float" office:value="0.6714208" calcext:value-type="float">
            <text:p>0.6714208</text:p>
          </table:table-cell>
          <table:table-cell/>
          <table:table-cell office:value-type="float" office:value="0.0068" calcext:value-type="float">
            <text:p>0.0068</text:p>
          </table:table-cell>
          <table:table-cell office:value-type="float" office:value="0.014218" calcext:value-type="float">
            <text:p>0.014218</text:p>
          </table:table-cell>
          <table:table-cell office:value-type="float" office:value="0.0140233" calcext:value-type="float">
            <text:p>0.0140233</text:p>
          </table:table-cell>
          <table:table-cell office:value-type="float" office:value="0.0136871" calcext:value-type="float">
            <text:p>0.0136871</text:p>
          </table:table-cell>
          <table:table-cell office:value-type="float" office:value="0.0140338" calcext:value-type="float">
            <text:p>0.014033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0.0094" calcext:value-type="float">
            <text:p>0.0094</text:p>
          </table:table-cell>
          <table:table-cell office:value-type="float" office:value="0.45644" calcext:value-type="float">
            <text:p>0.45644</text:p>
          </table:table-cell>
          <table:table-cell office:value-type="float" office:value="0.56002" calcext:value-type="float">
            <text:p>0.56002</text:p>
          </table:table-cell>
          <table:table-cell office:value-type="float" office:value="0.63546" calcext:value-type="float">
            <text:p>0.63546</text:p>
          </table:table-cell>
          <table:table-cell table:formula="of:=0.0435763*16" office:value-type="float" office:value="0.6972208" calcext:value-type="float">
            <text:p>0.6972208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0.016086" calcext:value-type="float">
            <text:p>0.016086</text:p>
          </table:table-cell>
          <table:table-cell office:value-type="float" office:value="0.01601" calcext:value-type="float">
            <text:p>0.01601</text:p>
          </table:table-cell>
          <table:table-cell office:value-type="float" office:value="0.0159257" calcext:value-type="float">
            <text:p>0.0159257</text:p>
          </table:table-cell>
          <table:table-cell office:value-type="float" office:value="0.0165088" calcext:value-type="float">
            <text:p>0.016508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0.0096" calcext:value-type="float">
            <text:p>0.0096</text:p>
          </table:table-cell>
          <table:table-cell office:value-type="float" office:value="0.48636" calcext:value-type="float">
            <text:p>0.48636</text:p>
          </table:table-cell>
          <table:table-cell office:value-type="float" office:value="0.58458" calcext:value-type="float">
            <text:p>0.58458</text:p>
          </table:table-cell>
          <table:table-cell office:value-type="float" office:value="0.66216" calcext:value-type="float">
            <text:p>0.66216</text:p>
          </table:table-cell>
          <table:table-cell table:formula="of:=0.0447125*16" office:value-type="float" office:value="0.7154" calcext:value-type="float">
            <text:p>0.7154</text:p>
          </table:table-cell>
          <table:table-cell/>
          <table:table-cell office:value-type="float" office:value="0.0072" calcext:value-type="float">
            <text:p>0.0072</text:p>
          </table:table-cell>
          <table:table-cell office:value-type="float" office:value="0.018196" calcext:value-type="float">
            <text:p>0.018196</text:p>
          </table:table-cell>
          <table:table-cell office:value-type="float" office:value="0.01816" calcext:value-type="float">
            <text:p>0.01816</text:p>
          </table:table-cell>
          <table:table-cell office:value-type="float" office:value="0.01849" calcext:value-type="float">
            <text:p>0.01849</text:p>
          </table:table-cell>
          <table:table-cell office:value-type="float" office:value="0.0190688" calcext:value-type="float">
            <text:p>0.0190688</text:p>
          </table:table-cell>
          <table:table-cell table:number-columns-repeated="6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8" office:value-type="string" calcext:value-type="string">
            <text:p>##########################################################################################################################################################################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############################################################################### TESTING CLASSICAL ERASURE </text:p>
          </table:table-cell>
          <table:table-cell table:number-columns-repeated="3"/>
          <table:table-cell table:style-name="ce8"/>
          <table:table-cell table:number-columns-repeated="20"/>
        </table:table-row>
        <table:table-row table:style-name="ro1">
          <table:table-cell table:number-columns-repeated="4"/>
          <table:table-cell table:style-name="ce8"/>
          <table:table-cell table:number-columns-repeated="20"/>
        </table:table-row>
        <table:table-row table:style-name="ro1">
          <table:table-cell table:style-name="ce8" office:value-type="string" calcext:value-type="string">
            <text:p>MONOLITHIC -------- ignore = 0.025</text:p>
          </table:table-cell>
          <table:table-cell table:style-name="ce8" table:number-columns-repeated="4"/>
          <table:table-cell table:number-columns-repeated="20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794" calcext:value-type="float">
            <text:p>0.00794</text:p>
          </table:table-cell>
          <table:table-cell office:value-type="float" office:value="0.0069817" calcext:value-type="float">
            <text:p>0.0069817</text:p>
          </table:table-cell>
          <table:table-cell office:value-type="float" office:value="0.0065643" calcext:value-type="float">
            <text:p>0.0065643</text:p>
          </table:table-cell>
          <table:table-cell office:value-type="float" office:value="0.0063762" calcext:value-type="float">
            <text:p>0.0063762</text:p>
          </table:table-cell>
          <table:table-cell table:number-columns-repeated="20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09366" calcext:value-type="float">
            <text:p>0.009366</text:p>
          </table:table-cell>
          <table:table-cell office:value-type="float" office:value="0.0084933" calcext:value-type="float">
            <text:p>0.0084933</text:p>
          </table:table-cell>
          <table:table-cell office:value-type="float" office:value="0.0080329" calcext:value-type="float">
            <text:p>0.0080329</text:p>
          </table:table-cell>
          <table:table-cell office:value-type="float" office:value="0.0080563" calcext:value-type="float">
            <text:p>0.0080563</text:p>
          </table:table-cell>
          <table:table-cell table:number-columns-repeated="20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011098" calcext:value-type="float">
            <text:p>0.011098</text:p>
          </table:table-cell>
          <table:table-cell office:value-type="float" office:value="0.01025" calcext:value-type="float">
            <text:p>0.01025</text:p>
          </table:table-cell>
          <table:table-cell office:value-type="float" office:value="0.0099457" calcext:value-type="float">
            <text:p>0.0099457</text:p>
          </table:table-cell>
          <table:table-cell office:value-type="float" office:value="0.009935" calcext:value-type="float">
            <text:p>0.009935</text:p>
          </table:table-cell>
          <table:table-cell table:number-columns-repeated="20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012512" calcext:value-type="float">
            <text:p>0.012512</text:p>
          </table:table-cell>
          <table:table-cell office:value-type="float" office:value="0.0120133" calcext:value-type="float">
            <text:p>0.0120133</text:p>
          </table:table-cell>
          <table:table-cell office:value-type="float" office:value="0.0117243" calcext:value-type="float">
            <text:p>0.0117243</text:p>
          </table:table-cell>
          <table:table-cell office:value-type="float" office:value="0.0120737" calcext:value-type="float">
            <text:p>0.0120737</text:p>
          </table:table-cell>
          <table:table-cell table:number-columns-repeated="20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014598" calcext:value-type="float">
            <text:p>0.014598</text:p>
          </table:table-cell>
          <table:table-cell office:value-type="float" office:value="0.0138383" calcext:value-type="float">
            <text:p>0.0138383</text:p>
          </table:table-cell>
          <table:table-cell office:value-type="float" office:value="0.0138586" calcext:value-type="float">
            <text:p>0.0138586</text:p>
          </table:table-cell>
          <table:table-cell office:value-type="float" office:value="0.0141825" calcext:value-type="float">
            <text:p>0.0141825</text:p>
          </table:table-cell>
          <table:table-cell table:number-columns-repeated="20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6406" calcext:value-type="float">
            <text:p>0.016406</text:p>
          </table:table-cell>
          <table:table-cell office:value-type="float" office:value="0.016115" calcext:value-type="float">
            <text:p>0.016115</text:p>
          </table:table-cell>
          <table:table-cell office:value-type="float" office:value="0.0163143" calcext:value-type="float">
            <text:p>0.0163143</text:p>
          </table:table-cell>
          <table:table-cell office:value-type="float" office:value="0.0167775" calcext:value-type="float">
            <text:p>0.0167775</text:p>
          </table:table-cell>
          <table:table-cell table:number-columns-repeated="20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018322" calcext:value-type="float">
            <text:p>0.018322</text:p>
          </table:table-cell>
          <table:table-cell office:value-type="float" office:value="0.0183217" calcext:value-type="float">
            <text:p>0.0183217</text:p>
          </table:table-cell>
          <table:table-cell office:value-type="float" office:value="0.0186786" calcext:value-type="float">
            <text:p>0.0186786</text:p>
          </table:table-cell>
          <table:table-cell office:value-type="float" office:value="0.0192987" calcext:value-type="float">
            <text:p>0.0192987</text:p>
          </table:table-cell>
          <table:table-cell table:number-columns-repeated="20"/>
        </table:table-row>
        <table:table-row table:style-name="ro1">
          <table:table-cell office:value-type="float" office:value="0.0074" calcext:value-type="float">
            <text:p>0.0074</text:p>
          </table:table-cell>
          <table:table-cell office:value-type="float" office:value="0.02061" calcext:value-type="float">
            <text:p>0.02061</text:p>
          </table:table-cell>
          <table:table-cell office:value-type="float" office:value="0.0203033" calcext:value-type="float">
            <text:p>0.0203033</text:p>
          </table:table-cell>
          <table:table-cell office:value-type="float" office:value="0.0211829" calcext:value-type="float">
            <text:p>0.0211829</text:p>
          </table:table-cell>
          <table:table-cell office:value-type="float" office:value="0.0222063" calcext:value-type="float">
            <text:p>0.0222063</text:p>
          </table:table-cell>
          <table:table-cell table:number-columns-repeated="20"/>
        </table:table-row>
        <table:table-row table:style-name="ro1">
          <table:table-cell office:value-type="float" office:value="0.0076" calcext:value-type="float">
            <text:p>0.0076</text:p>
          </table:table-cell>
          <table:table-cell office:value-type="float" office:value="0.022634" calcext:value-type="float">
            <text:p>0.022634</text:p>
          </table:table-cell>
          <table:table-cell office:value-type="float" office:value="0.0231283" calcext:value-type="float">
            <text:p>0.0231283</text:p>
          </table:table-cell>
          <table:table-cell office:value-type="float" office:value="0.0240143" calcext:value-type="float">
            <text:p>0.0240143</text:p>
          </table:table-cell>
          <table:table-cell office:value-type="float" office:value="0.0247875" calcext:value-type="float">
            <text:p>0.0247875</text:p>
          </table:table-cell>
          <table:table-cell table:number-columns-repeated="20"/>
        </table:table-row>
        <table:table-row table:style-name="ro1">
          <table:table-cell office:value-type="float" office:value="0.0078" calcext:value-type="float">
            <text:p>0.0078</text:p>
          </table:table-cell>
          <table:table-cell office:value-type="float" office:value="0.025218" calcext:value-type="float">
            <text:p>0.025218</text:p>
          </table:table-cell>
          <table:table-cell office:value-type="float" office:value="0.0255633" calcext:value-type="float">
            <text:p>0.0255633</text:p>
          </table:table-cell>
          <table:table-cell office:value-type="float" office:value="0.0265171" calcext:value-type="float">
            <text:p>0.0265171</text:p>
          </table:table-cell>
          <table:table-cell office:value-type="float" office:value="0.02739" calcext:value-type="float">
            <text:p>0.02739</text:p>
          </table:table-cell>
          <table:table-cell table:number-columns-repeated="20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27792" calcext:value-type="float">
            <text:p>0.027792</text:p>
          </table:table-cell>
          <table:table-cell office:value-type="float" office:value="0.0283017" calcext:value-type="float">
            <text:p>0.0283017</text:p>
          </table:table-cell>
          <table:table-cell office:value-type="float" office:value="0.0290157" calcext:value-type="float">
            <text:p>0.0290157</text:p>
          </table:table-cell>
          <table:table-cell office:value-type="float" office:value="0.0298425" calcext:value-type="float">
            <text:p>0.0298425</text:p>
          </table:table-cell>
          <table:table-cell table:number-columns-repeated="20"/>
        </table:table-row>
        <table:table-row table:style-name="ro1">
          <table:table-cell office:value-type="float" office:value="0.0082" calcext:value-type="float">
            <text:p>0.0082</text:p>
          </table:table-cell>
          <table:table-cell office:value-type="float" office:value="0.029978" calcext:value-type="float">
            <text:p>0.029978</text:p>
          </table:table-cell>
          <table:table-cell office:value-type="float" office:value="0.0308783" calcext:value-type="float">
            <text:p>0.0308783</text:p>
          </table:table-cell>
          <table:table-cell office:value-type="float" office:value="0.0317314" calcext:value-type="float">
            <text:p>0.0317314</text:p>
          </table:table-cell>
          <table:table-cell office:value-type="float" office:value="0.0320688" calcext:value-type="float">
            <text:p>0.0320688</text:p>
          </table:table-cell>
          <table:table-cell table:number-columns-repeated="20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8" office:value-type="string" calcext:value-type="string">
            <text:p>MONOLITHIC -------- ignore = 0.05</text:p>
          </table:table-cell>
          <table:table-cell table:style-name="ce8" table:number-columns-repeated="4"/>
          <table:table-cell table:number-columns-repeated="20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8554" calcext:value-type="float">
            <text:p>0.008554</text:p>
          </table:table-cell>
          <table:table-cell office:value-type="float" office:value="0.00737" calcext:value-type="float">
            <text:p>0.00737</text:p>
          </table:table-cell>
          <table:table-cell office:value-type="float" office:value="0.0067886" calcext:value-type="float">
            <text:p>0.0067886</text:p>
          </table:table-cell>
          <table:table-cell office:value-type="float" office:value="0.0065912" calcext:value-type="float">
            <text:p>0.0065912</text:p>
          </table:table-cell>
          <table:table-cell table:number-columns-repeated="20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0946" calcext:value-type="float">
            <text:p>0.00946</text:p>
          </table:table-cell>
          <table:table-cell office:value-type="float" office:value="0.0087233" calcext:value-type="float">
            <text:p>0.0087233</text:p>
          </table:table-cell>
          <table:table-cell office:value-type="float" office:value="0.0082271" calcext:value-type="float">
            <text:p>0.0082271</text:p>
          </table:table-cell>
          <table:table-cell office:value-type="float" office:value="0.00823" calcext:value-type="float">
            <text:p>0.00823</text:p>
          </table:table-cell>
          <table:table-cell table:number-columns-repeated="20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010916" calcext:value-type="float">
            <text:p>0.010916</text:p>
          </table:table-cell>
          <table:table-cell office:value-type="float" office:value="0.0102983" calcext:value-type="float">
            <text:p>0.0102983</text:p>
          </table:table-cell>
          <table:table-cell office:value-type="float" office:value="0.0100814" calcext:value-type="float">
            <text:p>0.0100814</text:p>
          </table:table-cell>
          <table:table-cell office:value-type="float" office:value="0.010295" calcext:value-type="float">
            <text:p>0.010295</text:p>
          </table:table-cell>
          <table:table-cell table:number-columns-repeated="20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012836" calcext:value-type="float">
            <text:p>0.012836</text:p>
          </table:table-cell>
          <table:table-cell office:value-type="float" office:value="0.0121467" calcext:value-type="float">
            <text:p>0.0121467</text:p>
          </table:table-cell>
          <table:table-cell office:value-type="float" office:value="0.0118429" calcext:value-type="float">
            <text:p>0.0118429</text:p>
          </table:table-cell>
          <table:table-cell office:value-type="float" office:value="0.0119825" calcext:value-type="float">
            <text:p>0.0119825</text:p>
          </table:table-cell>
          <table:table-cell table:number-columns-repeated="20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014262" calcext:value-type="float">
            <text:p>0.014262</text:p>
          </table:table-cell>
          <table:table-cell office:value-type="float" office:value="0.014155" calcext:value-type="float">
            <text:p>0.014155</text:p>
          </table:table-cell>
          <table:table-cell office:value-type="float" office:value="0.0142871" calcext:value-type="float">
            <text:p>0.0142871</text:p>
          </table:table-cell>
          <table:table-cell office:value-type="float" office:value="0.014455" calcext:value-type="float">
            <text:p>0.014455</text:p>
          </table:table-cell>
          <table:table-cell table:number-columns-repeated="20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626" calcext:value-type="float">
            <text:p>0.01626</text:p>
          </table:table-cell>
          <table:table-cell office:value-type="float" office:value="0.0163283" calcext:value-type="float">
            <text:p>0.0163283</text:p>
          </table:table-cell>
          <table:table-cell office:value-type="float" office:value="0.01626" calcext:value-type="float">
            <text:p>0.01626</text:p>
          </table:table-cell>
          <table:table-cell office:value-type="float" office:value="0.0171225" calcext:value-type="float">
            <text:p>0.0171225</text:p>
          </table:table-cell>
          <table:table-cell table:number-columns-repeated="20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018534" calcext:value-type="float">
            <text:p>0.018534</text:p>
          </table:table-cell>
          <table:table-cell office:value-type="float" office:value="0.0182633" calcext:value-type="float">
            <text:p>0.0182633</text:p>
          </table:table-cell>
          <table:table-cell office:value-type="float" office:value="0.0188929" calcext:value-type="float">
            <text:p>0.0188929</text:p>
          </table:table-cell>
          <table:table-cell office:value-type="float" office:value="0.0194713" calcext:value-type="float">
            <text:p>0.0194713</text:p>
          </table:table-cell>
          <table:table-cell table:number-columns-repeated="20"/>
        </table:table-row>
        <table:table-row table:style-name="ro1">
          <table:table-cell office:value-type="float" office:value="0.0074" calcext:value-type="float">
            <text:p>0.0074</text:p>
          </table:table-cell>
          <table:table-cell office:value-type="float" office:value="0.020716" calcext:value-type="float">
            <text:p>0.020716</text:p>
          </table:table-cell>
          <table:table-cell office:value-type="float" office:value="0.0207683" calcext:value-type="float">
            <text:p>0.0207683</text:p>
          </table:table-cell>
          <table:table-cell office:value-type="float" office:value="0.0211929" calcext:value-type="float">
            <text:p>0.0211929</text:p>
          </table:table-cell>
          <table:table-cell office:value-type="float" office:value="0.0221187" calcext:value-type="float">
            <text:p>0.0221187</text:p>
          </table:table-cell>
          <table:table-cell table:number-columns-repeated="20"/>
        </table:table-row>
        <table:table-row table:style-name="ro1">
          <table:table-cell office:value-type="float" office:value="0.0076" calcext:value-type="float">
            <text:p>0.0076</text:p>
          </table:table-cell>
          <table:table-cell office:value-type="float" office:value="0.02307" calcext:value-type="float">
            <text:p>0.02307</text:p>
          </table:table-cell>
          <table:table-cell office:value-type="float" office:value="0.0229767" calcext:value-type="float">
            <text:p>0.0229767</text:p>
          </table:table-cell>
          <table:table-cell office:value-type="float" office:value="0.0239871" calcext:value-type="float">
            <text:p>0.0239871</text:p>
          </table:table-cell>
          <table:table-cell table:number-columns-repeated="21"/>
        </table:table-row>
        <table:table-row table:style-name="ro1">
          <table:table-cell office:value-type="float" office:value="0.0078" calcext:value-type="float">
            <text:p>0.0078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0256967" calcext:value-type="float">
            <text:p>0.0256967</text:p>
          </table:table-cell>
          <table:table-cell office:value-type="float" office:value="0.02651" calcext:value-type="float">
            <text:p>0.02651</text:p>
          </table:table-cell>
          <table:table-cell table:number-columns-repeated="21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27324" calcext:value-type="float">
            <text:p>0.027324</text:p>
          </table:table-cell>
          <table:table-cell office:value-type="float" office:value="0.0281933" calcext:value-type="float">
            <text:p>0.0281933</text:p>
          </table:table-cell>
          <table:table-cell office:value-type="float" office:value="0.0292671" calcext:value-type="float">
            <text:p>0.0292671</text:p>
          </table:table-cell>
          <table:table-cell table:number-columns-repeated="21"/>
        </table:table-row>
        <table:table-row table:style-name="ro1">
          <table:table-cell office:value-type="float" office:value="0.0082" calcext:value-type="float">
            <text:p>0.0082</text:p>
          </table:table-cell>
          <table:table-cell office:value-type="float" office:value="0.029708" calcext:value-type="float">
            <text:p>0.029708</text:p>
          </table:table-cell>
          <table:table-cell office:value-type="float" office:value="0.0308633" calcext:value-type="float">
            <text:p>0.0308633</text:p>
          </table:table-cell>
          <table:table-cell office:value-type="float" office:value="0.0321529" calcext:value-type="float">
            <text:p>0.0321529</text:p>
          </table:table-cell>
          <table:table-cell table:number-columns-repeated="21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####################################################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############################################################################### RELEVANT THRESHOLDS </text:p>
          </table:table-cell>
          <table:table-cell table:number-columns-repeated="24"/>
        </table:table-row>
        <table:table-row table:style-name="ro1">
          <table:table-cell table:number-columns-repeated="25"/>
        </table:table-row>
        <table:table-row table:style-name="ro1">
          <table:table-cell table:style-name="ce8" office:value-type="string" calcext:value-type="string">
            <text:p>MONOLITHIC -------- ignore = 0.05</text:p>
          </table:table-cell>
          <table:table-cell table:style-name="ce8" table:number-columns-repeated="4"/>
          <table:table-cell table:number-columns-repeated="20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9938" calcext:value-type="float">
            <text:p>0.009938</text:p>
          </table:table-cell>
          <table:table-cell office:value-type="float" office:value="0.0092" calcext:value-type="float">
            <text:p>0.0092</text:p>
          </table:table-cell>
          <table:table-cell office:value-type="float" office:value="0.0088886" calcext:value-type="float">
            <text:p>0.0088886</text:p>
          </table:table-cell>
          <table:table-cell office:value-type="float" office:value="0.0087113" calcext:value-type="float">
            <text:p>0.0087113</text:p>
          </table:table-cell>
          <table:table-cell table:number-columns-repeated="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1218" calcext:value-type="float">
            <text:p>0.011218</text:p>
          </table:table-cell>
          <table:table-cell office:value-type="float" office:value="0.0101233" calcext:value-type="float">
            <text:p>0.0101233</text:p>
          </table:table-cell>
          <table:table-cell office:value-type="float" office:value="0.0098929" calcext:value-type="float">
            <text:p>0.0098929</text:p>
          </table:table-cell>
          <table:table-cell office:value-type="float" office:value="0.0100775" calcext:value-type="float">
            <text:p>0.0100775</text:p>
          </table:table-cell>
          <table:table-cell table:number-columns-repeated="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173" calcext:value-type="float">
            <text:p>0.01173</text:p>
          </table:table-cell>
          <table:table-cell office:value-type="float" office:value="0.01128" calcext:value-type="float">
            <text:p>0.01128</text:p>
          </table:table-cell>
          <table:table-cell office:value-type="float" office:value="0.0109743" calcext:value-type="float">
            <text:p>0.0109743</text:p>
          </table:table-cell>
          <table:table-cell office:value-type="float" office:value="0.01118" calcext:value-type="float">
            <text:p>0.01118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345" calcext:value-type="float">
            <text:p>0.01345</text:p>
          </table:table-cell>
          <table:table-cell office:value-type="float" office:value="0.013045" calcext:value-type="float">
            <text:p>0.013045</text:p>
          </table:table-cell>
          <table:table-cell office:value-type="float" office:value="0.0131557" calcext:value-type="float">
            <text:p>0.0131557</text:p>
          </table:table-cell>
          <table:table-cell office:value-type="float" office:value="0.0133075" calcext:value-type="float">
            <text:p>0.0133075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455" calcext:value-type="float">
            <text:p>0.01455</text:p>
          </table:table-cell>
          <table:table-cell office:value-type="float" office:value="0.0144167" calcext:value-type="float">
            <text:p>0.0144167</text:p>
          </table:table-cell>
          <table:table-cell office:value-type="float" office:value="0.0144471" calcext:value-type="float">
            <text:p>0.0144471</text:p>
          </table:table-cell>
          <table:table-cell office:value-type="float" office:value="0.0152025" calcext:value-type="float">
            <text:p>0.0152025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6344" calcext:value-type="float">
            <text:p>0.016344</text:p>
          </table:table-cell>
          <table:table-cell office:value-type="float" office:value="0.0167233" calcext:value-type="float">
            <text:p>0.0167233</text:p>
          </table:table-cell>
          <table:table-cell office:value-type="float" office:value="0.01704" calcext:value-type="float">
            <text:p>0.01704</text:p>
          </table:table-cell>
          <table:table-cell office:value-type="float" office:value="0.017925" calcext:value-type="float">
            <text:p>0.017925</text:p>
          </table:table-cell>
          <table:table-cell table:number-columns-repeated="2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18498" calcext:value-type="float">
            <text:p>0.018498</text:p>
          </table:table-cell>
          <table:table-cell office:value-type="float" office:value="0.0190983" calcext:value-type="float">
            <text:p>0.0190983</text:p>
          </table:table-cell>
          <table:table-cell office:value-type="float" office:value="0.0194586" calcext:value-type="float">
            <text:p>0.0194586</text:p>
          </table:table-cell>
          <table:table-cell office:value-type="float" office:value="0.0208887" calcext:value-type="float">
            <text:p>0.0208887</text:p>
          </table:table-cell>
          <table:table-cell table:number-columns-repeated="2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9138" calcext:value-type="float">
            <text:p>0.019138</text:p>
          </table:table-cell>
          <table:table-cell office:value-type="float" office:value="0.0196967" calcext:value-type="float">
            <text:p>0.0196967</text:p>
          </table:table-cell>
          <table:table-cell office:value-type="float" office:value="0.0202843" calcext:value-type="float">
            <text:p>0.0202843</text:p>
          </table:table-cell>
          <table:table-cell office:value-type="float" office:value="0.0217262" calcext:value-type="float">
            <text:p>0.0217262</text:p>
          </table:table-cell>
          <table:table-cell table:number-columns-repeated="2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0606" calcext:value-type="float">
            <text:p>0.020606</text:p>
          </table:table-cell>
          <table:table-cell office:value-type="float" office:value="0.0213883" calcext:value-type="float">
            <text:p>0.0213883</text:p>
          </table:table-cell>
          <table:table-cell office:value-type="float" office:value="0.02184" calcext:value-type="float">
            <text:p>0.02184</text:p>
          </table:table-cell>
          <table:table-cell office:value-type="float" office:value="0.0235337" calcext:value-type="float">
            <text:p>0.0235337</text:p>
          </table:table-cell>
          <table:table-cell table:number-columns-repeated="20"/>
        </table:table-row>
      </table:table>
      <table:table table:name="Sheet1" table:style-name="ta1">
        <table:table-column table:style-name="co1" table:number-columns-repeated="20" table:default-cell-style-name="Default"/>
        <table:table-row table:style-name="ro2">
          <table:table-cell table:style-name="ce1" office:value-type="string" calcext:value-type="string">
            <text:p>THRESHOLDS DATA</text:p>
          </table:table-cell>
          <table:table-cell table:number-columns-repeated="19"/>
        </table:table-row>
        <table:table-row table:style-name="ro2">
          <table:table-cell table:number-columns-repeated="20"/>
        </table:table-row>
        <table:table-row table:style-name="ro2">
          <table:table-cell table:style-name="ce1" office:value-type="string" calcext:value-type="string">
            <text:p>PQ TEST cycles = d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PLANAR</text:p>
          </table:table-cell>
          <table:table-cell table:number-columns-repeated="5"/>
          <table:table-cell table:style-name="ce1" office:value-type="string" calcext:value-type="string">
            <text:p>PQ TEST cycles = 16</text:p>
          </table:table-cell>
          <table:table-cell/>
          <table:table-cell table:style-name="ce1" office:value-type="string" calcext:value-type="string">
            <text:p>TORI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q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0.026" calcext:value-type="float">
            <text:p>0.026</text:p>
          </table:table-cell>
          <table:table-cell office:value-type="float" office:value="0.0147333" calcext:value-type="float">
            <text:p>0.0147333</text:p>
          </table:table-cell>
          <table:table-cell office:value-type="float" office:value="0.0112125" calcext:value-type="float">
            <text:p>0.0112125</text:p>
          </table:table-cell>
          <table:table-cell office:value-type="float" office:value="0.0096625" calcext:value-type="float">
            <text:p>0.0096625</text:p>
          </table:table-cell>
          <table:table-cell office:value-type="float" office:value="0.0092104" calcext:value-type="float">
            <text:p>0.0092104</text:p>
          </table:table-cell>
          <table:table-cell office:value-type="float" office:value="0.0086411" calcext:value-type="float">
            <text:p>0.0086411</text:p>
          </table:table-cell>
          <table:table-cell office:value-type="float" office:value="0.0084203" calcext:value-type="float">
            <text:p>0.0084203</text:p>
          </table:table-cell>
          <table:table-cell/>
          <table:table-cell office:value-type="float" office:value="0.0092458" calcext:value-type="float">
            <text:p>0.0092458</text:p>
          </table:table-cell>
          <table:table-cell office:value-type="float" office:value="0.00814" calcext:value-type="float">
            <text:p>0.00814</text:p>
          </table:table-cell>
          <table:table-cell office:value-type="float" office:value="0.0073944" calcext:value-type="float">
            <text:p>0.0073944</text:p>
          </table:table-cell>
          <table:table-cell office:value-type="float" office:value="0.0068333" calcext:value-type="float">
            <text:p>0.0068333</text:p>
          </table:table-cell>
          <table:table-cell office:value-type="float" office:value="0.0066875" calcext:value-type="float">
            <text:p>0.0066875</text:p>
          </table:table-cell>
          <table:table-cell/>
          <table:table-cell office:value-type="float" office:value="0.026" calcext:value-type="float">
            <text:p>0.026</text:p>
          </table:table-cell>
          <table:table-cell table:number-columns-repeated="3"/>
          <table:table-cell office:value-type="float" office:value="0.1462875" calcext:value-type="float">
            <text:p>0.1462875</text:p>
          </table:table-cell>
          <table:table-cell office:value-type="float" office:value="0.1354125" calcext:value-type="float">
            <text:p>0.1354125</text:p>
          </table:table-cell>
        </table:table-row>
        <table:table-row table:style-name="ro2">
          <table:table-cell office:value-type="float" office:value="0.0265" calcext:value-type="float">
            <text:p>0.0265</text:p>
          </table:table-cell>
          <table:table-cell office:value-type="float" office:value="0.0155208" calcext:value-type="float">
            <text:p>0.0155208</text:p>
          </table:table-cell>
          <table:table-cell office:value-type="float" office:value="0.012475" calcext:value-type="float">
            <text:p>0.012475</text:p>
          </table:table-cell>
          <table:table-cell office:value-type="float" office:value="0.0113425" calcext:value-type="float">
            <text:p>0.0113425</text:p>
          </table:table-cell>
          <table:table-cell office:value-type="float" office:value="0.0099708" calcext:value-type="float">
            <text:p>0.0099708</text:p>
          </table:table-cell>
          <table:table-cell office:value-type="float" office:value="0.0099393" calcext:value-type="float">
            <text:p>0.0099393</text:p>
          </table:table-cell>
          <table:table-cell office:value-type="float" office:value="0.0097656" calcext:value-type="float">
            <text:p>0.0097656</text:p>
          </table:table-cell>
          <table:table-cell/>
          <table:table-cell office:value-type="float" office:value="0.0100453" calcext:value-type="float">
            <text:p>0.0100453</text:p>
          </table:table-cell>
          <table:table-cell office:value-type="float" office:value="0.008925" calcext:value-type="float">
            <text:p>0.008925</text:p>
          </table:table-cell>
          <table:table-cell office:value-type="float" office:value="0.0083042" calcext:value-type="float">
            <text:p>0.0083042</text:p>
          </table:table-cell>
          <table:table-cell office:value-type="float" office:value="0.0076982" calcext:value-type="float">
            <text:p>0.0076982</text:p>
          </table:table-cell>
          <table:table-cell office:value-type="float" office:value="0.0076734" calcext:value-type="float">
            <text:p>0.0076734</text:p>
          </table:table-cell>
          <table:table-cell/>
          <table:table-cell office:value-type="float" office:value="0.0265" calcext:value-type="float">
            <text:p>0.0265</text:p>
          </table:table-cell>
          <table:table-cell/>
          <table:table-cell office:value-type="float" office:value="0.2007" calcext:value-type="float">
            <text:p>0.2007</text:p>
          </table:table-cell>
          <table:table-cell office:value-type="float" office:value="0.181975" calcext:value-type="float">
            <text:p>0.181975</text:p>
          </table:table-cell>
          <table:table-cell office:value-type="float" office:value="0.167725" calcext:value-type="float">
            <text:p>0.167725</text:p>
          </table:table-cell>
          <table:table-cell office:value-type="float" office:value="0.156875" calcext:value-type="float">
            <text:p>0.156875</text:p>
          </table:table-cell>
        </table:table-row>
        <table:table-row table:style-name="ro2">
          <table:table-cell office:value-type="float" office:value="0.027" calcext:value-type="float">
            <text:p>0.027</text:p>
          </table:table-cell>
          <table:table-cell office:value-type="float" office:value="0.01645" calcext:value-type="float">
            <text:p>0.01645</text:p>
          </table:table-cell>
          <table:table-cell office:value-type="float" office:value="0.0138781" calcext:value-type="float">
            <text:p>0.0138781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118313" calcext:value-type="float">
            <text:p>0.0118313</text:p>
          </table:table-cell>
          <table:table-cell office:value-type="float" office:value="0.0113268" calcext:value-type="float">
            <text:p>0.0113268</text:p>
          </table:table-cell>
          <table:table-cell office:value-type="float" office:value="0.0106703" calcext:value-type="float">
            <text:p>0.0106703</text:p>
          </table:table-cell>
          <table:table-cell/>
          <table:table-cell office:value-type="float" office:value="0.0106766" calcext:value-type="float">
            <text:p>0.0106766</text:p>
          </table:table-cell>
          <table:table-cell office:value-type="float" office:value="0.0098638" calcext:value-type="float">
            <text:p>0.0098638</text:p>
          </table:table-cell>
          <table:table-cell office:value-type="float" office:value="0.0091708" calcext:value-type="float">
            <text:p>0.0091708</text:p>
          </table:table-cell>
          <table:table-cell office:value-type="float" office:value="0.0087714" calcext:value-type="float">
            <text:p>0.0087714</text:p>
          </table:table-cell>
          <table:table-cell office:value-type="float" office:value="0.0087562" calcext:value-type="float">
            <text:p>0.0087562</text:p>
          </table:table-cell>
          <table:table-cell/>
          <table:table-cell office:value-type="float" office:value="0.027" calcext:value-type="float">
            <text:p>0.027</text:p>
          </table:table-cell>
          <table:table-cell office:value-type="float" office:value="0.246125" calcext:value-type="float">
            <text:p>0.246125</text:p>
          </table:table-cell>
          <table:table-cell office:value-type="float" office:value="0.223375" calcext:value-type="float">
            <text:p>0.223375</text:p>
          </table:table-cell>
          <table:table-cell office:value-type="float" office:value="0.204775" calcext:value-type="float">
            <text:p>0.204775</text:p>
          </table:table-cell>
          <table:table-cell office:value-type="float" office:value="0.193875" calcext:value-type="float">
            <text:p>0.193875</text:p>
          </table:table-cell>
          <table:table-cell office:value-type="float" office:value="0.186475" calcext:value-type="float">
            <text:p>0.186475</text:p>
          </table:table-cell>
        </table:table-row>
        <table:table-row table:style-name="ro2">
          <table:table-cell office:value-type="float" office:value="0.0275" calcext:value-type="float">
            <text:p>0.0275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49594" calcext:value-type="float">
            <text:p>0.0149594</text:p>
          </table:table-cell>
          <table:table-cell office:value-type="float" office:value="0.013765" calcext:value-type="float">
            <text:p>0.013765</text:p>
          </table:table-cell>
          <table:table-cell office:value-type="float" office:value="0.0132479" calcext:value-type="float">
            <text:p>0.0132479</text:p>
          </table:table-cell>
          <table:table-cell office:value-type="float" office:value="0.0133018" calcext:value-type="float">
            <text:p>0.0133018</text:p>
          </table:table-cell>
          <table:table-cell office:value-type="float" office:value="0.0128609" calcext:value-type="float">
            <text:p>0.0128609</text:p>
          </table:table-cell>
          <table:table-cell/>
          <table:table-cell office:value-type="float" office:value="0.0116203" calcext:value-type="float">
            <text:p>0.0116203</text:p>
          </table:table-cell>
          <table:table-cell office:value-type="float" office:value="0.0106175" calcext:value-type="float">
            <text:p>0.0106175</text:p>
          </table:table-cell>
          <table:table-cell office:value-type="float" office:value="0.0103167" calcext:value-type="float">
            <text:p>0.0103167</text:p>
          </table:table-cell>
          <table:table-cell office:value-type="float" office:value="0.0098929" calcext:value-type="float">
            <text:p>0.0098929</text:p>
          </table:table-cell>
          <table:table-cell office:value-type="float" office:value="0.0097859" calcext:value-type="float">
            <text:p>0.0097859</text:p>
          </table:table-cell>
          <table:table-cell/>
          <table:table-cell office:value-type="float" office:value="0.0275" calcext:value-type="float">
            <text:p>0.0275</text:p>
          </table:table-cell>
          <table:table-cell office:value-type="float" office:value="0.265575" calcext:value-type="float">
            <text:p>0.265575</text:p>
          </table:table-cell>
          <table:table-cell office:value-type="float" office:value="0.24545" calcext:value-type="float">
            <text:p>0.24545</text:p>
          </table:table-cell>
          <table:table-cell office:value-type="float" office:value="0.23155" calcext:value-type="float">
            <text:p>0.23155</text:p>
          </table:table-cell>
          <table:table-cell office:value-type="float" office:value="0.2224125" calcext:value-type="float">
            <text:p>0.2224125</text:p>
          </table:table-cell>
          <table:table-cell office:value-type="float" office:value="0.215725" calcext:value-type="float">
            <text:p>0.215725</text:p>
          </table:table-cell>
        </table:table-row>
        <table:table-row table:style-name="ro2">
          <table:table-cell office:value-type="float" office:value="0.028" calcext:value-type="float">
            <text:p>0.028</text:p>
          </table:table-cell>
          <table:table-cell office:value-type="float" office:value="0.0191208" calcext:value-type="float">
            <text:p>0.0191208</text:p>
          </table:table-cell>
          <table:table-cell office:value-type="float" office:value="0.0162938" calcext:value-type="float">
            <text:p>0.0162938</text:p>
          </table:table-cell>
          <table:table-cell office:value-type="float" office:value="0.014925" calcext:value-type="float">
            <text:p>0.014925</text:p>
          </table:table-cell>
          <table:table-cell office:value-type="float" office:value="0.0147583" calcext:value-type="float">
            <text:p>0.0147583</text:p>
          </table:table-cell>
          <table:table-cell office:value-type="float" office:value="0.0153054" calcext:value-type="float">
            <text:p>0.0153054</text:p>
          </table:table-cell>
          <table:table-cell office:value-type="float" office:value="0.0144922" calcext:value-type="float">
            <text:p>0.0144922</text:p>
          </table:table-cell>
          <table:table-cell/>
          <table:table-cell office:value-type="float" office:value="0.0126844" calcext:value-type="float">
            <text:p>0.0126844</text:p>
          </table:table-cell>
          <table:table-cell office:value-type="float" office:value="0.0117562" calcext:value-type="float">
            <text:p>0.0117562</text:p>
          </table:table-cell>
          <table:table-cell office:value-type="float" office:value="0.0113833" calcext:value-type="float">
            <text:p>0.0113833</text:p>
          </table:table-cell>
          <table:table-cell office:value-type="float" office:value="0.0110732" calcext:value-type="float">
            <text:p>0.0110732</text:p>
          </table:table-cell>
          <table:table-cell office:value-type="float" office:value="0.0108766" calcext:value-type="float">
            <text:p>0.0108766</text:p>
          </table:table-cell>
          <table:table-cell/>
          <table:table-cell office:value-type="float" office:value="0.028" calcext:value-type="float">
            <text:p>0.028</text:p>
          </table:table-cell>
          <table:table-cell office:value-type="float" office:value="0.2873375" calcext:value-type="float">
            <text:p>0.2873375</text:p>
          </table:table-cell>
          <table:table-cell office:value-type="float" office:value="0.2686625" calcext:value-type="float">
            <text:p>0.2686625</text:p>
          </table:table-cell>
          <table:table-cell office:value-type="float" office:value="0.2563125" calcext:value-type="float">
            <text:p>0.2563125</text:p>
          </table:table-cell>
          <table:table-cell office:value-type="float" office:value="0.2532875" calcext:value-type="float">
            <text:p>0.2532875</text:p>
          </table:table-cell>
          <table:table-cell office:value-type="float" office:value="0.2526875" calcext:value-type="float">
            <text:p>0.2526875</text:p>
          </table:table-cell>
        </table:table-row>
        <table:table-row table:style-name="ro2">
          <table:table-cell office:value-type="float" office:value="0.0285" calcext:value-type="float">
            <text:p>0.0285</text:p>
          </table:table-cell>
          <table:table-cell office:value-type="float" office:value="0.0205042" calcext:value-type="float">
            <text:p>0.0205042</text:p>
          </table:table-cell>
          <table:table-cell office:value-type="float" office:value="0.0177094" calcext:value-type="float">
            <text:p>0.0177094</text:p>
          </table:table-cell>
          <table:table-cell office:value-type="float" office:value="0.0172475" calcext:value-type="float">
            <text:p>0.0172475</text:p>
          </table:table-cell>
          <table:table-cell office:value-type="float" office:value="0.0170083" calcext:value-type="float">
            <text:p>0.0170083</text:p>
          </table:table-cell>
          <table:table-cell office:value-type="float" office:value="0.0171875" calcext:value-type="float">
            <text:p>0.0171875</text:p>
          </table:table-cell>
          <table:table-cell office:value-type="float" office:value="0.0169984" calcext:value-type="float">
            <text:p>0.0169984</text:p>
          </table:table-cell>
          <table:table-cell/>
          <table:table-cell office:value-type="float" office:value="0.0137844" calcext:value-type="float">
            <text:p>0.0137844</text:p>
          </table:table-cell>
          <table:table-cell office:value-type="float" office:value="0.0125588" calcext:value-type="float">
            <text:p>0.0125588</text:p>
          </table:table-cell>
          <table:table-cell office:value-type="float" office:value="0.0121271" calcext:value-type="float">
            <text:p>0.0121271</text:p>
          </table:table-cell>
          <table:table-cell office:value-type="float" office:value="0.0121679" calcext:value-type="float">
            <text:p>0.0121679</text:p>
          </table:table-cell>
          <table:table-cell office:value-type="float" office:value="0.0121094" calcext:value-type="float">
            <text:p>0.0121094</text:p>
          </table:table-cell>
          <table:table-cell/>
          <table:table-cell office:value-type="float" office:value="0.0285" calcext:value-type="float">
            <text:p>0.0285</text:p>
          </table:table-cell>
          <table:table-cell office:value-type="float" office:value="0.307125" calcext:value-type="float">
            <text:p>0.307125</text:p>
          </table:table-cell>
          <table:table-cell office:value-type="float" office:value="0.2910375" calcext:value-type="float">
            <text:p>0.2910375</text:p>
          </table:table-cell>
          <table:table-cell office:value-type="float" office:value="0.2873875" calcext:value-type="float">
            <text:p>0.2873875</text:p>
          </table:table-cell>
          <table:table-cell office:value-type="float" office:value="0.285775" calcext:value-type="float">
            <text:p>0.285775</text:p>
          </table:table-cell>
          <table:table-cell office:value-type="float" office:value="0.2824125" calcext:value-type="float">
            <text:p>0.2824125</text:p>
          </table:table-cell>
        </table:table-row>
        <table:table-row table:style-name="ro2">
          <table:table-cell office:value-type="float" office:value="0.029" calcext:value-type="float">
            <text:p>0.029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2875" calcext:value-type="float">
            <text:p>0.0192875</text:p>
          </table:table-cell>
          <table:table-cell office:value-type="float" office:value="0.018215" calcext:value-type="float">
            <text:p>0.018215</text:p>
          </table:table-cell>
          <table:table-cell office:value-type="float" office:value="0.0188437" calcext:value-type="float">
            <text:p>0.0188437</text:p>
          </table:table-cell>
          <table:table-cell office:value-type="float" office:value="0.0189214" calcext:value-type="float">
            <text:p>0.0189214</text:p>
          </table:table-cell>
          <table:table-cell office:value-type="float" office:value="0.0189656" calcext:value-type="float">
            <text:p>0.0189656</text:p>
          </table:table-cell>
          <table:table-cell/>
          <table:table-cell office:value-type="float" office:value="0.0141406" calcext:value-type="float">
            <text:p>0.0141406</text:p>
          </table:table-cell>
          <table:table-cell office:value-type="float" office:value="0.0136525" calcext:value-type="float">
            <text:p>0.0136525</text:p>
          </table:table-cell>
          <table:table-cell office:value-type="float" office:value="0.0131896" calcext:value-type="float">
            <text:p>0.0131896</text:p>
          </table:table-cell>
          <table:table-cell office:value-type="float" office:value="0.0134946" calcext:value-type="float">
            <text:p>0.0134946</text:p>
          </table:table-cell>
          <table:table-cell office:value-type="float" office:value="0.0134984" calcext:value-type="float">
            <text:p>0.0134984</text:p>
          </table:table-cell>
          <table:table-cell/>
          <table:table-cell office:value-type="float" office:value="0.029" calcext:value-type="float">
            <text:p>0.029</text:p>
          </table:table-cell>
          <table:table-cell office:value-type="float" office:value="0.3264" calcext:value-type="float">
            <text:p>0.3264</text:p>
          </table:table-cell>
          <table:table-cell office:value-type="float" office:value="0.31875" calcext:value-type="float">
            <text:p>0.31875</text:p>
          </table:table-cell>
          <table:table-cell office:value-type="float" office:value="0.3173" calcext:value-type="float">
            <text:p>0.3173</text:p>
          </table:table-cell>
          <table:table-cell office:value-type="float" office:value="0.3140875" calcext:value-type="float">
            <text:p>0.3140875</text:p>
          </table:table-cell>
          <table:table-cell office:value-type="float" office:value="0.316025" calcext:value-type="float">
            <text:p>0.316025</text:p>
          </table:table-cell>
        </table:table-row>
        <table:table-row table:style-name="ro2">
          <table:table-cell office:value-type="float" office:value="0.0295" calcext:value-type="float">
            <text:p>0.0295</text:p>
          </table:table-cell>
          <table:table-cell office:value-type="float" office:value="0.0229292" calcext:value-type="float">
            <text:p>0.0229292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20365" calcext:value-type="float">
            <text:p>0.020365</text:p>
          </table:table-cell>
          <table:table-cell office:value-type="float" office:value="0.0207437" calcext:value-type="float">
            <text:p>0.0207437</text:p>
          </table:table-cell>
          <table:table-cell office:value-type="float" office:value="0.0214036" calcext:value-type="float">
            <text:p>0.0214036</text:p>
          </table:table-cell>
          <table:table-cell office:value-type="float" office:value="0.0220359" calcext:value-type="float">
            <text:p>0.0220359</text:p>
          </table:table-cell>
          <table:table-cell/>
          <table:table-cell office:value-type="float" office:value="0.0153156" calcext:value-type="float">
            <text:p>0.0153156</text:p>
          </table:table-cell>
          <table:table-cell office:value-type="float" office:value="0.0148325" calcext:value-type="float">
            <text:p>0.0148325</text:p>
          </table:table-cell>
          <table:table-cell office:value-type="float" office:value="0.0145542" calcext:value-type="float">
            <text:p>0.0145542</text:p>
          </table:table-cell>
          <table:table-cell office:value-type="float" office:value="0.014675" calcext:value-type="float">
            <text:p>0.014675</text:p>
          </table:table-cell>
          <table:table-cell office:value-type="float" office:value="0.0149484" calcext:value-type="float">
            <text:p>0.0149484</text:p>
          </table:table-cell>
          <table:table-cell/>
          <table:table-cell office:value-type="float" office:value="0.0295" calcext:value-type="float">
            <text:p>0.0295</text:p>
          </table:table-cell>
          <table:table-cell office:value-type="float" office:value="0.3486" calcext:value-type="float">
            <text:p>0.3486</text:p>
          </table:table-cell>
          <table:table-cell office:value-type="float" office:value="0.344675" calcext:value-type="float">
            <text:p>0.344675</text:p>
          </table:table-cell>
          <table:table-cell office:value-type="float" office:value="0.3440125" calcext:value-type="float">
            <text:p>0.3440125</text:p>
          </table:table-cell>
          <table:table-cell office:value-type="float" office:value="0.3524125" calcext:value-type="float">
            <text:p>0.3524125</text:p>
          </table:table-cell>
          <table:table-cell office:value-type="float" office:value="0.3519875" calcext:value-type="float">
            <text:p>0.3519875</text:p>
          </table:table-cell>
        </table:table-row>
        <table:table-row table:style-name="ro2">
          <table:table-cell office:value-type="float" office:value="0.03" calcext:value-type="float">
            <text:p>0.03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21975" calcext:value-type="float">
            <text:p>0.021975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26458" calcext:value-type="float">
            <text:p>0.0226458</text:p>
          </table:table-cell>
          <table:table-cell office:value-type="float" office:value="0.0233786" calcext:value-type="float">
            <text:p>0.0233786</text:p>
          </table:table-cell>
          <table:table-cell office:value-type="float" office:value="0.0241891" calcext:value-type="float">
            <text:p>0.0241891</text:p>
          </table:table-cell>
          <table:table-cell/>
          <table:table-cell office:value-type="float" office:value="0.0164438" calcext:value-type="float">
            <text:p>0.0164438</text:p>
          </table:table-cell>
          <table:table-cell office:value-type="float" office:value="0.015835" calcext:value-type="float">
            <text:p>0.015835</text:p>
          </table:table-cell>
          <table:table-cell office:value-type="float" office:value="0.0154104" calcext:value-type="float">
            <text:p>0.0154104</text:p>
          </table:table-cell>
          <table:table-cell office:value-type="float" office:value="0.0160054" calcext:value-type="float">
            <text:p>0.0160054</text:p>
          </table:table-cell>
          <table:table-cell office:value-type="float" office:value="0.0160281" calcext:value-type="float">
            <text:p>0.016028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3705" calcext:value-type="float">
            <text:p>0.3705</text:p>
          </table:table-cell>
          <table:table-cell office:value-type="float" office:value="0.36755" calcext:value-type="float">
            <text:p>0.36755</text:p>
          </table:table-cell>
          <table:table-cell office:value-type="float" office:value="0.3708" calcext:value-type="float">
            <text:p>0.3708</text:p>
          </table:table-cell>
          <table:table-cell office:value-type="float" office:value="0.3782125" calcext:value-type="float">
            <text:p>0.3782125</text:p>
          </table:table-cell>
          <table:table-cell office:value-type="float" office:value="0.3866625" calcext:value-type="float">
            <text:p>0.3866625</text:p>
          </table:table-cell>
        </table:table-row>
        <table:table-row table:style-name="ro2">
          <table:table-cell office:value-type="float" office:value="0.0305" calcext:value-type="float">
            <text:p>0.0305</text:p>
          </table:table-cell>
          <table:table-cell office:value-type="float" office:value="0.0261875" calcext:value-type="float">
            <text:p>0.0261875</text:p>
          </table:table-cell>
          <table:table-cell office:value-type="float" office:value="0.0239344" calcext:value-type="float">
            <text:p>0.0239344</text:p>
          </table:table-cell>
          <table:table-cell office:value-type="float" office:value="0.0241825" calcext:value-type="float">
            <text:p>0.0241825</text:p>
          </table:table-cell>
          <table:table-cell office:value-type="float" office:value="0.0248146" calcext:value-type="float">
            <text:p>0.0248146</text:p>
          </table:table-cell>
          <table:table-cell office:value-type="float" office:value="0.0255839" calcext:value-type="float">
            <text:p>0.0255839</text:p>
          </table:table-cell>
          <table:table-cell office:value-type="float" office:value="0.0264484" calcext:value-type="float">
            <text:p>0.0264484</text:p>
          </table:table-cell>
          <table:table-cell/>
          <table:table-cell office:value-type="float" office:value="0.0170594" calcext:value-type="float">
            <text:p>0.0170594</text:p>
          </table:table-cell>
          <table:table-cell office:value-type="float" office:value="0.016705" calcext:value-type="float">
            <text:p>0.016705</text:p>
          </table:table-cell>
          <table:table-cell office:value-type="float" office:value="0.0164187" calcext:value-type="float">
            <text:p>0.0164187</text:p>
          </table:table-cell>
          <table:table-cell office:value-type="float" office:value="0.016625" calcext:value-type="float">
            <text:p>0.016625</text:p>
          </table:table-cell>
          <table:table-cell office:value-type="float" office:value="0.0171891" calcext:value-type="float">
            <text:p>0.0171891</text:p>
          </table:table-cell>
          <table:table-cell/>
          <table:table-cell office:value-type="float" office:value="0.0305" calcext:value-type="float">
            <text:p>0.0305</text:p>
          </table:table-cell>
          <table:table-cell office:value-type="float" office:value="0.3916" calcext:value-type="float">
            <text:p>0.3916</text:p>
          </table:table-cell>
          <table:table-cell office:value-type="float" office:value="0.3916125" calcext:value-type="float">
            <text:p>0.3916125</text:p>
          </table:table-cell>
          <table:table-cell office:value-type="float" office:value="0.402425" calcext:value-type="float">
            <text:p>0.402425</text:p>
          </table:table-cell>
          <table:table-cell office:value-type="float" office:value="0.4105375" calcext:value-type="float">
            <text:p>0.4105375</text:p>
          </table:table-cell>
          <table:table-cell office:value-type="float" office:value="0.4228" calcext:value-type="float">
            <text:p>0.4228</text:p>
          </table:table-cell>
        </table:table-row>
        <table:table-row table:style-name="ro2">
          <table:table-cell office:value-type="float" office:value="0.031" calcext:value-type="float">
            <text:p>0.031</text:p>
          </table:table-cell>
          <table:table-cell office:value-type="float" office:value="0.0277333" calcext:value-type="float">
            <text:p>0.0277333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25835" calcext:value-type="float">
            <text:p>0.025835</text:p>
          </table:table-cell>
          <table:table-cell office:value-type="float" office:value="0.0266188" calcext:value-type="float">
            <text:p>0.0266188</text:p>
          </table:table-cell>
          <table:table-cell office:value-type="float" office:value="0.0279054" calcext:value-type="float">
            <text:p>0.0279054</text:p>
          </table:table-cell>
          <table:table-cell office:value-type="float" office:value="0.0285422" calcext:value-type="float">
            <text:p>0.0285422</text:p>
          </table:table-cell>
          <table:table-cell/>
          <table:table-cell office:value-type="float" office:value="0.0183859" calcext:value-type="float">
            <text:p>0.0183859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18025" calcext:value-type="float">
            <text:p>0.018025</text:p>
          </table:table-cell>
          <table:table-cell office:value-type="float" office:value="0.0184357" calcext:value-type="float">
            <text:p>0.0184357</text:p>
          </table:table-cell>
          <table:table-cell office:value-type="float" office:value="0.0187953" calcext:value-type="float">
            <text:p>0.0187953</text:p>
          </table:table-cell>
          <table:table-cell/>
          <table:table-cell office:value-type="float" office:value="0.031" calcext:value-type="float">
            <text:p>0.031</text:p>
          </table:table-cell>
          <table:table-cell office:value-type="float" office:value="0.41405" calcext:value-type="float">
            <text:p>0.41405</text:p>
          </table:table-cell>
          <table:table-cell office:value-type="float" office:value="0.420725" calcext:value-type="float">
            <text:p>0.420725</text:p>
          </table:table-cell>
          <table:table-cell office:value-type="float" office:value="0.4279375" calcext:value-type="float">
            <text:p>0.4279375</text:p>
          </table:table-cell>
          <table:table-cell office:value-type="float" office:value="0.4400375" calcext:value-type="float">
            <text:p>0.4400375</text:p>
          </table:table-cell>
          <table:table-cell office:value-type="float" office:value="0.4556625" calcext:value-type="float">
            <text:p>0.4556625</text:p>
          </table:table-cell>
        </table:table-row>
        <table:table-row table:style-name="ro2">
          <table:table-cell office:value-type="float" office:value="0.0315" calcext:value-type="float">
            <text:p>0.0315</text:p>
          </table:table-cell>
          <table:table-cell office:value-type="float" office:value="0.0287833" calcext:value-type="float">
            <text:p>0.0287833</text:p>
          </table:table-cell>
          <table:table-cell office:value-type="float" office:value="0.0280031" calcext:value-type="float">
            <text:p>0.0280031</text:p>
          </table:table-cell>
          <table:table-cell office:value-type="float" office:value="0.027935" calcext:value-type="float">
            <text:p>0.027935</text:p>
          </table:table-cell>
          <table:table-cell office:value-type="float" office:value="0.02855" calcext:value-type="float">
            <text:p>0.02855</text:p>
          </table:table-cell>
          <table:table-cell office:value-type="float" office:value="0.0298821" calcext:value-type="float">
            <text:p>0.0298821</text:p>
          </table:table-cell>
          <table:table-cell office:value-type="float" office:value="0.0306531" calcext:value-type="float">
            <text:p>0.0306531</text:p>
          </table:table-cell>
          <table:table-cell/>
          <table:table-cell office:value-type="float" office:value="0.0195109" calcext:value-type="float">
            <text:p>0.0195109</text:p>
          </table:table-cell>
          <table:table-cell office:value-type="float" office:value="0.0189713" calcext:value-type="float">
            <text:p>0.0189713</text:p>
          </table:table-cell>
          <table:table-cell office:value-type="float" office:value="0.0192167" calcext:value-type="float">
            <text:p>0.0192167</text:p>
          </table:table-cell>
          <table:table-cell office:value-type="float" office:value="0.0196179" calcext:value-type="float">
            <text:p>0.0196179</text:p>
          </table:table-cell>
          <table:table-cell office:value-type="float" office:value="0.0199812" calcext:value-type="float">
            <text:p>0.0199812</text:p>
          </table:table-cell>
          <table:table-cell/>
          <table:table-cell office:value-type="float" office:value="0.0315" calcext:value-type="float">
            <text:p>0.0315</text:p>
          </table:table-cell>
          <table:table-cell office:value-type="float" office:value="0.4357375" calcext:value-type="float">
            <text:p>0.4357375</text:p>
          </table:table-cell>
          <table:table-cell office:value-type="float" office:value="0.44295" calcext:value-type="float">
            <text:p>0.44295</text:p>
          </table:table-cell>
          <table:table-cell office:value-type="float" office:value="0.456325" calcext:value-type="float">
            <text:p>0.456325</text:p>
          </table:table-cell>
          <table:table-cell office:value-type="float" office:value="0.4735625" calcext:value-type="float">
            <text:p>0.4735625</text:p>
          </table:table-cell>
          <table:table-cell office:value-type="float" office:value="0.4919875" calcext:value-type="float">
            <text:p>0.4919875</text:p>
          </table:table-cell>
        </table:table-row>
        <table:table-row table:style-name="ro2">
          <table:table-cell office:value-type="float" office:value="0.032" calcext:value-type="float">
            <text:p>0.032</text:p>
          </table:table-cell>
          <table:table-cell office:value-type="float" office:value="0.0302958" calcext:value-type="float">
            <text:p>0.0302958</text:p>
          </table:table-cell>
          <table:table-cell office:value-type="float" office:value="0.029025" calcext:value-type="float">
            <text:p>0.029025</text:p>
          </table:table-cell>
          <table:table-cell office:value-type="float" office:value="0.029765" calcext:value-type="float">
            <text:p>0.029765</text:p>
          </table:table-cell>
          <table:table-cell office:value-type="float" office:value="0.0305646" calcext:value-type="float">
            <text:p>0.0305646</text:p>
          </table:table-cell>
          <table:table-cell office:value-type="float" office:value="0.0320571" calcext:value-type="float">
            <text:p>0.0320571</text:p>
          </table:table-cell>
          <table:table-cell office:value-type="float" office:value="0.0326547" calcext:value-type="float">
            <text:p>0.0326547</text:p>
          </table:table-cell>
          <table:table-cell/>
          <table:table-cell office:value-type="float" office:value="0.0202813" calcext:value-type="float">
            <text:p>0.0202813</text:p>
          </table:table-cell>
          <table:table-cell office:value-type="float" office:value="0.0205463" calcext:value-type="float">
            <text:p>0.0205463</text:p>
          </table:table-cell>
          <table:table-cell office:value-type="float" office:value="0.0204208" calcext:value-type="float">
            <text:p>0.0204208</text:p>
          </table:table-cell>
          <table:table-cell office:value-type="float" office:value="0.0207125" calcext:value-type="float">
            <text:p>0.0207125</text:p>
          </table:table-cell>
          <table:table-cell office:value-type="float" office:value="0.0210406" calcext:value-type="float">
            <text:p>0.0210406</text:p>
          </table:table-cell>
          <table:table-cell/>
          <table:table-cell office:value-type="float" office:value="0.032" calcext:value-type="float">
            <text:p>0.032</text:p>
          </table:table-cell>
          <table:table-cell office:value-type="float" office:value="0.4553875" calcext:value-type="float">
            <text:p>0.4553875</text:p>
          </table:table-cell>
          <table:table-cell office:value-type="float" office:value="0.466175" calcext:value-type="float">
            <text:p>0.466175</text:p>
          </table:table-cell>
          <table:table-cell office:value-type="float" office:value="0.4856125" calcext:value-type="float">
            <text:p>0.4856125</text:p>
          </table:table-cell>
          <table:table-cell office:value-type="float" office:value="0.50575" calcext:value-type="float">
            <text:p>0.50575</text:p>
          </table:table-cell>
          <table:table-cell office:value-type="float" office:value="0.519825" calcext:value-type="float">
            <text:p>0.519825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Circuit level error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Stringent NN comparis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pq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13531" calcext:value-type="float">
            <text:p>0.0013531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917" calcext:value-type="float">
            <text:p>0.0002917</text:p>
          </table:table-cell>
          <table:table-cell office:value-type="float" office:value="0.0001018" calcext:value-type="float">
            <text:p>0.0001018</text:p>
          </table:table-cell>
          <table:table-cell table:style-name="ce7" office:value-type="float" office:value="0.0000484" calcext:value-type="float">
            <text:p>4.84E-05</text:p>
          </table:table-cell>
          <table:table-cell table:number-columns-repeated="2"/>
          <table:table-cell office:value-type="float" office:value="0.00775" calcext:value-type="float">
            <text:p>0.00775</text:p>
          </table:table-cell>
          <table:table-cell office:value-type="float" office:value="0.88505" calcext:value-type="float">
            <text:p>0.88505</text:p>
          </table:table-cell>
          <table:table-cell office:value-type="float" office:value="0.8749" calcext:value-type="float">
            <text:p>0.8749</text:p>
          </table:table-cell>
          <table:table-cell office:value-type="float" office:value="0.881475" calcext:value-type="float">
            <text:p>0.881475</text:p>
          </table:table-cell>
          <table:table-cell table:number-columns-repeated="8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20656" calcext:value-type="float">
            <text:p>0.0020656</text:p>
          </table:table-cell>
          <table:table-cell office:value-type="float" office:value="0.0010125" calcext:value-type="float">
            <text:p>0.0010125</text:p>
          </table:table-cell>
          <table:table-cell office:value-type="float" office:value="0.0005333" calcext:value-type="float">
            <text:p>0.0005333</text:p>
          </table:table-cell>
          <table:table-cell office:value-type="float" office:value="0.0002982" calcext:value-type="float">
            <text:p>0.0002982</text:p>
          </table:table-cell>
          <table:table-cell office:value-type="float" office:value="0.0001531" calcext:value-type="float">
            <text:p>0.0001531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904625" calcext:value-type="float">
            <text:p>0.904625</text:p>
          </table:table-cell>
          <table:table-cell office:value-type="float" office:value="0.903225" calcext:value-type="float">
            <text:p>0.903225</text:p>
          </table:table-cell>
          <table:table-cell office:value-type="float" office:value="0.913525" calcext:value-type="float">
            <text:p>0.913525</text:p>
          </table:table-cell>
          <table:table-cell table:number-columns-repeated="8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035344" calcext:value-type="float">
            <text:p>0.0035344</text:p>
          </table:table-cell>
          <table:table-cell office:value-type="float" office:value="0.0019075" calcext:value-type="float">
            <text:p>0.0019075</text:p>
          </table:table-cell>
          <table:table-cell office:value-type="float" office:value="0.0011729" calcext:value-type="float">
            <text:p>0.0011729</text:p>
          </table:table-cell>
          <table:table-cell office:value-type="float" office:value="0.0007036" calcext:value-type="float">
            <text:p>0.0007036</text:p>
          </table:table-cell>
          <table:table-cell office:value-type="float" office:value="0.0004437" calcext:value-type="float">
            <text:p>0.0004437</text:p>
          </table:table-cell>
          <table:table-cell table:number-columns-repeated="2"/>
          <table:table-cell office:value-type="float" office:value="0.00825" calcext:value-type="float">
            <text:p>0.00825</text:p>
          </table:table-cell>
          <table:table-cell office:value-type="float" office:value="0.91435" calcext:value-type="float">
            <text:p>0.91435</text:p>
          </table:table-cell>
          <table:table-cell office:value-type="float" office:value="0.92165" calcext:value-type="float">
            <text:p>0.92165</text:p>
          </table:table-cell>
          <table:table-cell office:value-type="float" office:value="0.926275" calcext:value-type="float">
            <text:p>0.926275</text:p>
          </table:table-cell>
          <table:table-cell table:number-columns-repeated="8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90938" calcext:value-type="float">
            <text:p>0.0090938</text:p>
          </table:table-cell>
          <table:table-cell office:value-type="float" office:value="0.0072675" calcext:value-type="float">
            <text:p>0.0072675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57179" calcext:value-type="float">
            <text:p>0.0057179</text:p>
          </table:table-cell>
          <table:table-cell office:value-type="float" office:value="0.0056438" calcext:value-type="float">
            <text:p>0.0056438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127406" calcext:value-type="float">
            <text:p>0.0127406</text:p>
          </table:table-cell>
          <table:table-cell office:value-type="float" office:value="0.0111475" calcext:value-type="float">
            <text:p>0.0111475</text:p>
          </table:table-cell>
          <table:table-cell office:value-type="float" office:value="0.0107833" calcext:value-type="float">
            <text:p>0.0107833</text:p>
          </table:table-cell>
          <table:table-cell office:value-type="float" office:value="0.0106393" calcext:value-type="float">
            <text:p>0.0106393</text:p>
          </table:table-cell>
          <table:table-cell office:value-type="float" office:value="0.0108344" calcext:value-type="float">
            <text:p>0.0108344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10219" calcext:value-type="float">
            <text:p>0.0110219</text:p>
          </table:table-cell>
          <table:table-cell office:value-type="float" office:value="0.007995" calcext:value-type="float">
            <text:p>0.007995</text:p>
          </table:table-cell>
          <table:table-cell office:value-type="float" office:value="0.0067521" calcext:value-type="float">
            <text:p>0.0067521</text:p>
          </table:table-cell>
          <table:table-cell office:value-type="float" office:value="0.0055321" calcext:value-type="float">
            <text:p>0.0055321</text:p>
          </table:table-cell>
          <table:table-cell office:value-type="float" office:value="0.0049047" calcext:value-type="float">
            <text:p>0.004904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142875" calcext:value-type="float">
            <text:p>0.0142875</text:p>
          </table:table-cell>
          <table:table-cell office:value-type="float" office:value="0.011985" calcext:value-type="float">
            <text:p>0.011985</text:p>
          </table:table-cell>
          <table:table-cell office:value-type="float" office:value="0.0101833" calcext:value-type="float">
            <text:p>0.0101833</text:p>
          </table:table-cell>
          <table:table-cell office:value-type="float" office:value="0.0094607" calcext:value-type="float">
            <text:p>0.0094607</text:p>
          </table:table-cell>
          <table:table-cell office:value-type="float" office:value="0.0087672" calcext:value-type="float">
            <text:p>0.0087672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89406" calcext:value-type="float">
            <text:p>0.0189406</text:p>
          </table:table-cell>
          <table:table-cell office:value-type="float" office:value="0.0165225" calcext:value-type="float">
            <text:p>0.0165225</text:p>
          </table:table-cell>
          <table:table-cell office:value-type="float" office:value="0.0148625" calcext:value-type="float">
            <text:p>0.0148625</text:p>
          </table:table-cell>
          <table:table-cell office:value-type="float" office:value="0.0145196" calcext:value-type="float">
            <text:p>0.0145196</text:p>
          </table:table-cell>
          <table:table-cell office:value-type="float" office:value="0.0141297" calcext:value-type="float">
            <text:p>0.0141297</text:p>
          </table:table-cell>
          <table:table-cell table:number-columns-repeated="14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234438" calcext:value-type="float">
            <text:p>0.0234438</text:p>
          </table:table-cell>
          <table:table-cell office:value-type="float" office:value="0.0219075" calcext:value-type="float">
            <text:p>0.0219075</text:p>
          </table:table-cell>
          <table:table-cell office:value-type="float" office:value="0.0216146" calcext:value-type="float">
            <text:p>0.0216146</text:p>
          </table:table-cell>
          <table:table-cell office:value-type="float" office:value="0.0208304" calcext:value-type="float">
            <text:p>0.0208304</text:p>
          </table:table-cell>
          <table:table-cell office:value-type="float" office:value="0.0211078" calcext:value-type="float">
            <text:p>0.0211078</text:p>
          </table:table-cell>
          <table:table-cell table:number-columns-repeated="14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294094" calcext:value-type="float">
            <text:p>0.0294094</text:p>
          </table:table-cell>
          <table:table-cell office:value-type="float" office:value="0.0286525" calcext:value-type="float">
            <text:p>0.0286525</text:p>
          </table:table-cell>
          <table:table-cell office:value-type="float" office:value="0.0279083" calcext:value-type="float">
            <text:p>0.0279083</text:p>
          </table:table-cell>
          <table:table-cell office:value-type="float" office:value="0.0283411" calcext:value-type="float">
            <text:p>0.0283411</text:p>
          </table:table-cell>
          <table:table-cell office:value-type="float" office:value="0.0289094" calcext:value-type="float">
            <text:p>0.0289094</text:p>
          </table:table-cell>
          <table:table-cell table:number-columns-repeated="14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357406" calcext:value-type="float">
            <text:p>0.0357406</text:p>
          </table:table-cell>
          <table:table-cell office:value-type="float" office:value="0.0353475" calcext:value-type="float">
            <text:p>0.0353475</text:p>
          </table:table-cell>
          <table:table-cell office:value-type="float" office:value="0.0356417" calcext:value-type="float">
            <text:p>0.0356417</text:p>
          </table:table-cell>
          <table:table-cell office:value-type="float" office:value="0.0360429" calcext:value-type="float">
            <text:p>0.0360429</text:p>
          </table:table-cell>
          <table:table-cell office:value-type="float" office:value="0.0364297" calcext:value-type="float">
            <text:p>0.0364297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425813" calcext:value-type="float">
            <text:p>0.0425813</text:p>
          </table:table-cell>
          <table:table-cell office:value-type="float" office:value="0.04211" calcext:value-type="float">
            <text:p>0.04211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0429286" calcext:value-type="float">
            <text:p>0.0429286</text:p>
          </table:table-cell>
          <table:table-cell office:value-type="float" office:value="0.0432406" calcext:value-type="float">
            <text:p>0.0432406</text:p>
          </table:table-cell>
          <table:table-cell table:number-columns-repeated="14"/>
        </table:table-row>
        <table:table-row table:style-name="ro1">
          <table:table-cell office:value-type="float" office:value="0.0105" calcext:value-type="float">
            <text:p>0.0105</text:p>
          </table:table-cell>
          <table:table-cell office:value-type="float" office:value="0.0489219" calcext:value-type="float">
            <text:p>0.0489219</text:p>
          </table:table-cell>
          <table:table-cell office:value-type="float" office:value="0.0490975" calcext:value-type="float">
            <text:p>0.0490975</text:p>
          </table:table-cell>
          <table:table-cell office:value-type="float" office:value="0.04995" calcext:value-type="float">
            <text:p>0.04995</text:p>
          </table:table-cell>
          <table:table-cell office:value-type="float" office:value="0.0497607" calcext:value-type="float">
            <text:p>0.0497607</text:p>
          </table:table-cell>
          <table:table-cell office:value-type="float" office:value="0.0482719" calcext:value-type="float">
            <text:p>0.0482719</text:p>
          </table:table-cell>
          <table:table-cell table:number-columns-repeated="14"/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0.0559844" calcext:value-type="float">
            <text:p>0.0559844</text:p>
          </table:table-cell>
          <table:table-cell office:value-type="float" office:value="0.056455" calcext:value-type="float">
            <text:p>0.056455</text:p>
          </table:table-cell>
          <table:table-cell office:value-type="float" office:value="0.0558167" calcext:value-type="float">
            <text:p>0.0558167</text:p>
          </table:table-cell>
          <table:table-cell office:value-type="float" office:value="0.0545929" calcext:value-type="float">
            <text:p>0.0545929</text:p>
          </table:table-cell>
          <table:table-cell office:value-type="float" office:value="0.0520234" calcext:value-type="float">
            <text:p>0.0520234</text:p>
          </table:table-cell>
          <table:table-cell table:number-columns-repeated="14"/>
        </table:table-row>
        <table:table-row table:style-name="ro1">
          <table:table-cell office:value-type="float" office:value="0.0115" calcext:value-type="float">
            <text:p>0.0115</text:p>
          </table:table-cell>
          <table:table-cell office:value-type="float" office:value="0.0622594" calcext:value-type="float">
            <text:p>0.0622594</text:p>
          </table:table-cell>
          <table:table-cell office:value-type="float" office:value="0.06263" calcext:value-type="float">
            <text:p>0.06263</text:p>
          </table:table-cell>
          <table:table-cell office:value-type="float" office:value="0.0619146" calcext:value-type="float">
            <text:p>0.0619146</text:p>
          </table:table-cell>
          <table:table-cell office:value-type="float" office:value="0.0583286" calcext:value-type="float">
            <text:p>0.0583286</text:p>
          </table:table-cell>
          <table:table-cell office:value-type="float" office:value="0.0545828" calcext:value-type="float">
            <text:p>0.0545828</text:p>
          </table:table-cell>
          <table:table-cell table:number-columns-repeated="14"/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0.0690375" calcext:value-type="float">
            <text:p>0.0690375</text:p>
          </table:table-cell>
          <table:table-cell office:value-type="float" office:value="0.0680725" calcext:value-type="float">
            <text:p>0.0680725</text:p>
          </table:table-cell>
          <table:table-cell office:value-type="float" office:value="0.0653229" calcext:value-type="float">
            <text:p>0.0653229</text:p>
          </table:table-cell>
          <table:table-cell office:value-type="float" office:value="0.0612518" calcext:value-type="float">
            <text:p>0.0612518</text:p>
          </table:table-cell>
          <table:table-cell office:value-type="float" office:value="0.0563031" calcext:value-type="float">
            <text:p>0.0563031</text:p>
          </table:table-cell>
          <table:table-cell table:number-columns-repeated="14"/>
        </table:table-row>
        <table:table-row table:style-name="ro1">
          <table:table-cell office:value-type="float" office:value="0.0125" calcext:value-type="float">
            <text:p>0.0125</text:p>
          </table:table-cell>
          <table:table-cell office:value-type="float" office:value="0.0751375" calcext:value-type="float">
            <text:p>0.0751375</text:p>
          </table:table-cell>
          <table:table-cell office:value-type="float" office:value="0.07294" calcext:value-type="float">
            <text:p>0.07294</text:p>
          </table:table-cell>
          <table:table-cell office:value-type="float" office:value="0.0689208" calcext:value-type="float">
            <text:p>0.0689208</text:p>
          </table:table-cell>
          <table:table-cell office:value-type="float" office:value="0.0632732" calcext:value-type="float">
            <text:p>0.0632732</text:p>
          </table:table-cell>
          <table:table-cell office:value-type="float" office:value="0.0571703" calcext:value-type="float">
            <text:p>0.0571703</text:p>
          </table:table-cell>
          <table:table-cell table:number-columns-repeated="14"/>
        </table:table-row>
        <table:table-row table:style-name="ro1">
          <table:table-cell office:value-type="float" office:value="0.013" calcext:value-type="float">
            <text:p>0.013</text:p>
          </table:table-cell>
          <table:table-cell office:value-type="float" office:value="0.0810125" calcext:value-type="float">
            <text:p>0.0810125</text:p>
          </table:table-cell>
          <table:table-cell office:value-type="float" office:value="0.07706" calcext:value-type="float">
            <text:p>0.07706</text:p>
          </table:table-cell>
          <table:table-cell office:value-type="float" office:value="0.0715854" calcext:value-type="float">
            <text:p>0.0715854</text:p>
          </table:table-cell>
          <table:table-cell office:value-type="float" office:value="0.0645839" calcext:value-type="float">
            <text:p>0.0645839</text:p>
          </table:table-cell>
          <table:table-cell office:value-type="float" office:value="0.0579844" calcext:value-type="float">
            <text:p>0.0579844</text:p>
          </table:table-cell>
          <table:table-cell table:number-columns-repeated="14"/>
        </table:table-row>
        <table:table-row table:style-name="ro1">
          <table:table-cell office:value-type="float" office:value="0.0135" calcext:value-type="float">
            <text:p>0.0135</text:p>
          </table:table-cell>
          <table:table-cell office:value-type="float" office:value="0.0854688" calcext:value-type="float">
            <text:p>0.0854688</text:p>
          </table:table-cell>
          <table:table-cell office:value-type="float" office:value="0.0806225" calcext:value-type="float">
            <text:p>0.0806225</text:p>
          </table:table-cell>
          <table:table-cell office:value-type="float" office:value="0.073325" calcext:value-type="float">
            <text:p>0.073325</text:p>
          </table:table-cell>
          <table:table-cell office:value-type="float" office:value="0.0654125" calcext:value-type="float">
            <text:p>0.0654125</text:p>
          </table:table-cell>
          <table:table-cell office:value-type="float" office:value="0.0582" calcext:value-type="float">
            <text:p>0.0582</text:p>
          </table:table-cell>
          <table:table-cell table:number-columns-repeated="14"/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0.0899906" calcext:value-type="float">
            <text:p>0.0899906</text:p>
          </table:table-cell>
          <table:table-cell office:value-type="float" office:value="0.0837175" calcext:value-type="float">
            <text:p>0.0837175</text:p>
          </table:table-cell>
          <table:table-cell office:value-type="float" office:value="0.0749708" calcext:value-type="float">
            <text:p>0.0749708</text:p>
          </table:table-cell>
          <table:table-cell office:value-type="float" office:value="0.0661" calcext:value-type="float">
            <text:p>0.0661</text:p>
          </table:table-cell>
          <table:table-cell office:value-type="float" office:value="0.0582953" calcext:value-type="float">
            <text:p>0.0582953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GHZ CREATION PROTOCOL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ALISTIC PARAMETE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tocol</text:p>
          </table:table-cell>
          <table:table-cell office:value-type="string" calcext:value-type="string">
            <text:p>Favg</text:p>
          </table:table-cell>
          <table:table-cell office:value-type="string" calcext:value-type="string">
            <text:p>Fstd</text:p>
          </table:table-cell>
          <table:table-cell office:value-type="string" calcext:value-type="string">
            <text:p>Tmax</text:p>
          </table:table-cell>
          <table:table-cell office:value-type="string" calcext:value-type="string">
            <text:p>Tavg</text:p>
          </table:table-cell>
          <table:table-cell office:value-type="string" calcext:value-type="string">
            <text:p>Tst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</text:p>
          </table:table-cell>
          <table:table-cell office:value-type="float" office:value="0.877084607873" calcext:value-type="float">
            <text:p>0.8770846079</text:p>
          </table:table-cell>
          <table:table-cell office:value-type="float" office:value="0.0939173131652" calcext:value-type="float">
            <text:p>0.0939173132</text:p>
          </table:table-cell>
          <table:table-cell office:value-type="float" office:value="0.525984" calcext:value-type="float">
            <text:p>0.525984</text:p>
          </table:table-cell>
          <table:table-cell office:value-type="float" office:value="0.150346861953" calcext:value-type="float">
            <text:p>0.150346862</text:p>
          </table:table-cell>
          <table:table-cell office:value-type="float" office:value="0.100772938803" calcext:value-type="float">
            <text:p>0.10077293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_simple</text:p>
          </table:table-cell>
          <table:table-cell office:value-type="float" office:value="0.833975253485" calcext:value-type="float">
            <text:p>0.8339752535</text:p>
          </table:table-cell>
          <table:table-cell office:value-type="float" office:value="0.123118924878" calcext:value-type="float">
            <text:p>0.1231189249</text:p>
          </table:table-cell>
          <table:table-cell office:value-type="float" office:value="0.27595" calcext:value-type="float">
            <text:p>0.27595</text:p>
          </table:table-cell>
          <table:table-cell office:value-type="float" office:value="0.0965196902357" calcext:value-type="float">
            <text:p>0.0965196902</text:p>
          </table:table-cell>
          <table:table-cell office:value-type="float" office:value="0.0561071572929" calcext:value-type="float">
            <text:p>0.05610715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k</text:p>
          </table:table-cell>
          <table:table-cell office:value-type="float" office:value="0.457800291370028" calcext:value-type="float">
            <text:p>0.4578002914</text:p>
          </table:table-cell>
          <table:table-cell office:value-type="float" office:value="0.0539519354284779" calcext:value-type="float">
            <text:p>0.0539519354</text:p>
          </table:table-cell>
          <table:table-cell office:value-type="float" office:value="49.726122" calcext:value-type="float">
            <text:p>49.726122</text:p>
          </table:table-cell>
          <table:table-cell office:value-type="float" office:value="11.9975257912458" calcext:value-type="float">
            <text:p>11.9975257912</text:p>
          </table:table-cell>
          <table:table-cell office:value-type="float" office:value="8.7437364321485" calcext:value-type="float">
            <text:p>8.74373643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</text:p>
          </table:table-cell>
          <table:table-cell office:value-type="float" office:value="0.72567811" calcext:value-type="float">
            <text:p>0.72567811</text:p>
          </table:table-cell>
          <table:table-cell office:value-type="float" office:value="0.1189025" calcext:value-type="float">
            <text:p>0.1189025</text:p>
          </table:table-cell>
          <table:table-cell office:value-type="float" office:value="1.551862" calcext:value-type="float">
            <text:p>1.551862</text:p>
          </table:table-cell>
          <table:table-cell office:value-type="float" office:value="0.398018" calcext:value-type="float">
            <text:p>0.398018</text:p>
          </table:table-cell>
          <table:table-cell office:value-type="float" office:value="0.28418" calcext:value-type="float">
            <text:p>0.284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_simple</text:p>
          </table:table-cell>
          <table:table-cell office:value-type="float" office:value="0.65422674" calcext:value-type="float">
            <text:p>0.65422674</text:p>
          </table:table-cell>
          <table:table-cell office:value-type="float" office:value="0.1612516" calcext:value-type="float">
            <text:p>0.1612516</text:p>
          </table:table-cell>
          <table:table-cell office:value-type="float" office:value="0.533952" calcext:value-type="float">
            <text:p>0.533952</text:p>
          </table:table-cell>
          <table:table-cell office:value-type="float" office:value="0.2249046" calcext:value-type="float">
            <text:p>0.2249046</text:p>
          </table:table-cell>
          <table:table-cell office:value-type="float" office:value="0.0927631" calcext:value-type="float">
            <text:p>0.092763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IMPROVED PARAMETE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pl</text:p>
          </table:table-cell>
          <table:table-cell office:value-type="float" office:value="0.979293927853" calcext:value-type="float">
            <text:p>0.9792939279</text:p>
          </table:table-cell>
          <table:table-cell office:value-type="float" office:value="0.00165790621688" calcext:value-type="float">
            <text:p>0.0016579062</text:p>
          </table:table-cell>
          <table:table-cell office:value-type="float" office:value="0.096066" calcext:value-type="float">
            <text:p>0.096066</text:p>
          </table:table-cell>
          <table:table-cell office:value-type="float" office:value="0.0411877912458" calcext:value-type="float">
            <text:p>0.0411877912</text:p>
          </table:table-cell>
          <table:table-cell office:value-type="float" office:value="0.0187588866977" calcext:value-type="float">
            <text:p>0.01875888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_simple</text:p>
          </table:table-cell>
          <table:table-cell office:value-type="float" office:value="0.964314996959" calcext:value-type="float">
            <text:p>0.964314997</text:p>
          </table:table-cell>
          <table:table-cell office:value-type="float" office:value="0.00241362075205" calcext:value-type="float">
            <text:p>0.0024136208</text:p>
          </table:table-cell>
          <table:table-cell office:value-type="float" office:value="0.09051" calcext:value-type="float">
            <text:p>0.09051</text:p>
          </table:table-cell>
          <table:table-cell office:value-type="float" office:value="0.0343167070707" calcext:value-type="float">
            <text:p>0.0343167071</text:p>
          </table:table-cell>
          <table:table-cell office:value-type="float" office:value="0.0169257924161" calcext:value-type="float">
            <text:p>0.01692579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</text:p>
          </table:table-cell>
          <table:table-cell office:value-type="float" office:value="0.967017983532" calcext:value-type="float">
            <text:p>0.9670179835</text:p>
          </table:table-cell>
          <table:table-cell office:value-type="float" office:value="0.00242352813837" calcext:value-type="float">
            <text:p>0.0024235281</text:p>
          </table:table-cell>
          <table:table-cell office:value-type="float" office:value="0.17" calcext:value-type="float">
            <text:p>0.17</text:p>
          </table:table-cell>
          <table:table-cell office:value-type="float" office:value="0.0787538047138" calcext:value-type="float">
            <text:p>0.0787538047</text:p>
          </table:table-cell>
          <table:table-cell office:value-type="float" office:value="0.0280599421706" calcext:value-type="float">
            <text:p>0.02805994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_simple</text:p>
          </table:table-cell>
          <table:table-cell office:value-type="float" office:value="0.965871581094" calcext:value-type="float">
            <text:p>0.9658715811</text:p>
          </table:table-cell>
          <table:table-cell office:value-type="float" office:value="0.0044691659236" calcext:value-type="float">
            <text:p>0.0044691659</text:p>
          </table:table-cell>
          <table:table-cell office:value-type="float" office:value="0.147292" calcext:value-type="float">
            <text:p>0.147292</text:p>
          </table:table-cell>
          <table:table-cell office:value-type="float" office:value="0.0712463501684" calcext:value-type="float">
            <text:p>0.0712463502</text:p>
          </table:table-cell>
          <table:table-cell office:value-type="float" office:value="0.0276612045889" calcext:value-type="float">
            <text:p>0.0276612046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EPL</text:p>
          </table:table-cell>
          <table:table-cell table:number-columns-repeated="6"/>
          <table:table-cell table:style-name="ce1" office:value-type="string" calcext:value-type="string">
            <text:p>EPL 3</text:p>
          </table:table-cell>
          <table:table-cell table:number-columns-repeated="6"/>
          <table:table-cell table:style-name="ce1" office:value-type="string" calcext:value-type="string">
            <text:p>EPL 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</text:p>
          </table:table-cell>
          <table:table-cell office:value-type="string" calcext:value-type="string">
            <text:p><text:s text:c="2"/>0.979317452327 0.00195496048824 - 0.979319405674146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5404250679 0.000731628944008 - 0.985404517137813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1980711676 4.49439761249e-06 - 0.9919807044521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04105532 0.027524387871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122799 0.00860537100553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9082415 0.01093574263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1233188" calcext:value-type="float">
            <text:p>0.1233188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70291" calcext:value-type="float">
            <text:p>0.037029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98776" calcext:value-type="float">
            <text:p>0.03987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56087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37566455052865" calcext:value-type="float">
            <text:p>0.937566455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51679736014293" calcext:value-type="float">
            <text:p>0.951679736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66949365504674" calcext:value-type="float">
            <text:p>0.96694936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460236511820682" calcext:value-type="float">
            <text:p>0.0460236512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42862265388588" calcext:value-type="float">
            <text:p>0.03428622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205661291521562" calcext:value-type="float">
            <text:p>0.02056612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410247344126669" calcext:value-type="float">
            <text:p>0.004102473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50850936171216" calcext:value-type="float">
            <text:p>0.003508509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2112633579236" calcext:value-type="float">
            <text:p>0.0031211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205109480268" calcext:value-type="float">
            <text:p>0.0020510948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16770947144" calcext:value-type="float">
            <text:p>0.0006167709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64185133719" calcext:value-type="float">
            <text:p>0.00066418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615356824395" calcext:value-type="float">
            <text:p>0.006153568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12528030886" calcext:value-type="float">
            <text:p>0.0041252803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378531146951" calcext:value-type="float">
            <text:p>0.00378531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SINGLE</text:p>
          </table:table-cell>
          <table:table-cell table:number-columns-repeated="6"/>
          <table:table-cell table:style-name="ce1" office:value-type="string" calcext:value-type="string">
            <text:p>SINGLE 3</text:p>
          </table:table-cell>
          <table:table-cell table:number-columns-repeated="6"/>
          <table:table-cell table:style-name="ce1" office:value-type="string" calcext:value-type="string">
            <text:p>SINGLE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66544977088 0.00210544022824 - 0.966547265923024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76730448884 0.000936538399082 - 0.9767309001407545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317975745 1.31525620288e-05 - 0.99631797112557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07914664 0.020737751054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0276885 0.016486819863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6405515 0.01797726836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1347472" calcext:value-type="float">
            <text:p>0.1347472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31743" calcext:value-type="float">
            <text:p>0.06317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29081" calcext:value-type="float">
            <text:p>0.06290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79905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13632466418311" calcext:value-type="float">
            <text:p>0.9136324664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35185157820767" calcext:value-type="float">
            <text:p>0.9351851578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5360805264713" calcext:value-type="float">
            <text:p>0.97536080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713779754030542" calcext:value-type="float">
            <text:p>0.071377975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514634464778554" calcext:value-type="float">
            <text:p>0.05146344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20585292614921" calcext:value-type="float">
            <text:p>0.0120585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374738954465853" calcext:value-type="float">
            <text:p>0.003747389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3784892534435" calcext:value-type="float">
            <text:p>0.003337848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4516636844856" calcext:value-type="float">
            <text:p>0.0031451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224075065161" calcext:value-type="float">
            <text:p>0.002240750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05179716882" calcext:value-type="float">
            <text:p>0.001051797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54607305247" calcext:value-type="float">
            <text:p>0.00154607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598814019627" calcext:value-type="float">
            <text:p>0.005988140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38964609417" calcext:value-type="float">
            <text:p>0.0043896461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69123942092" calcext:value-type="float">
            <text:p>0.00469123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DOUBLE</text:p>
          </table:table-cell>
          <table:table-cell table:number-columns-repeated="6"/>
          <table:table-cell table:style-name="ce1" office:value-type="string" calcext:value-type="string">
            <text:p>DOUBLE 3</text:p>
          </table:table-cell>
          <table:table-cell table:number-columns-repeated="6"/>
          <table:table-cell table:style-name="ce1" office:value-type="string" calcext:value-type="string">
            <text:p>DOUBLE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74064936268 0.00702994574387 - 0.974090301636371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4126242197 0.000878146598433 - 0.9841266360502683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929904009 6.90980714079e-05 - 0.99692990656565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103997885 0.036312090767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4278302 0.0225484842976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61364755 0.02164368373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2303306" calcext:value-type="float">
            <text:p>0.2303306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118343" calcext:value-type="float">
            <text:p>0.11183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057237" calcext:value-type="float">
            <text:p>0.10572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68169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4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27731505204261" calcext:value-type="float">
            <text:p>0.9277315052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49244619932352" calcext:value-type="float">
            <text:p>0.9492446199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655216141754" calcext:value-type="float">
            <text:p>0.97655216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565925731152129" calcext:value-type="float">
            <text:p>0.0565925731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72420423597358" calcext:value-type="float">
            <text:p>0.037242042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11078986681977" calcext:value-type="float">
            <text:p>0.0111078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391898042013149" calcext:value-type="float">
            <text:p>0.003918980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7833442697814" calcext:value-type="float">
            <text:p>0.003378334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498497856564" calcext:value-type="float">
            <text:p>0.0030849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382414425755" calcext:value-type="float">
            <text:p>0.0038241443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86043517111" calcext:value-type="float">
            <text:p>0.001860435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75896044944" calcext:value-type="float">
            <text:p>0.00175896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774312467768" calcext:value-type="float">
            <text:p>0.0077431247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523876959809" calcext:value-type="float">
            <text:p>0.005238769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84394542801" calcext:value-type="float">
            <text:p>0.00484394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BK</text:p>
          </table:table-cell>
          <table:table-cell table:number-columns-repeated="6"/>
          <table:table-cell table:style-name="ce1" office:value-type="string" calcext:value-type="string">
            <text:p>BK 3</text:p>
          </table:table-cell>
          <table:table-cell table:number-columns-repeated="6"/>
          <table:table-cell table:style-name="ce1" office:value-type="string" calcext:value-type="string">
            <text:p>BK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10094831007 0.119182060333 - 0.9178654438592382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588365204 0.000746756970623 - 0.995883938829957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8498878578 0.0 - 0.99849887857768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409589855 0.31255129911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8836155 0.18090851103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284942 0.1007036379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1.2193281" calcext:value-type="float">
            <text:p>1.219328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7205161" calcext:value-type="float">
            <text:p>0.720516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322578" calcext:value-type="float">
            <text:p>0.3225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8849275" calcext:value-type="float">
            <text:p>0.9999999988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5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824532436327646" calcext:value-type="float">
            <text:p>0.8245324363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181712708339" calcext:value-type="float">
            <text:p>0.971817127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9606110659584" calcext:value-type="float">
            <text:p>0.97960611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109354633550325" calcext:value-type="float">
            <text:p>0.1093546336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47395012714488" calcext:value-type="float">
            <text:p>0.0147395013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0805819476308406" calcext:value-type="float">
            <text:p>0.00805819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165282325305073" calcext:value-type="float">
            <text:p>0.016528232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6084291129042" calcext:value-type="float">
            <text:p>0.003360842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392364433292" calcext:value-type="float">
            <text:p>0.00308392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199146846492" calcext:value-type="float">
            <text:p>0.0199146846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118655427331" calcext:value-type="float">
            <text:p>0.011865542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534749872029" calcext:value-type="float">
            <text:p>0.0053474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364429171797" calcext:value-type="float">
            <text:p>0.036442917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152263856443" calcext:value-type="float">
            <text:p>0.015226385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843142236462" calcext:value-type="float">
            <text:p>0.00843142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######################################################################################################################################################################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THRESHOLDS</text:p>
          </table:table-cell>
          <table:table-cell table:number-columns-repeated="19"/>
        </table:table-row>
        <table:table-row table:style-name="ro1">
          <table:table-cell table:style-name="ce3" office:value-type="string" calcext:value-type="string" table:number-columns-spanned="6" table:number-rows-spanned="1">
            <text:p>a0 EPL</text:p>
          </table:table-cell>
          <table:covered-table-cell table:number-columns-repeated="5" table:style-name="ce6"/>
          <table:table-cell table:number-columns-repeated="2"/>
          <table:table-cell table:style-name="ce3" office:value-type="string" calcext:value-type="string" table:number-columns-spanned="6" table:number-rows-spanned="1">
            <text:p>a0 EPL PARALLEL</text:p>
          </table:table-cell>
          <table:covered-table-cell table:number-columns-repeated="5" table:style-name="ce6"/>
          <table:table-cell table:number-columns-repeated="6"/>
        </table:table-row>
        <table:table-row table:style-name="ro1">
          <table:table-cell table:style-name="ce4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4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/>
          <table:table-cell office:value-type="float" office:value="0.009825" calcext:value-type="float">
            <text:p>0.009825</text:p>
          </table:table-cell>
          <table:table-cell office:value-type="float" office:value="0.01" calcext:value-type="float">
            <text:p>0.01</text:p>
          </table:table-cell>
          <table:table-cell office:value-type="float" office:value="0.0097321" calcext:value-type="float">
            <text:p>0.0097321</text:p>
          </table:table-cell>
          <table:table-cell office:value-type="float" office:value="0.0087188" calcext:value-type="float">
            <text:p>0.0087188</text:p>
          </table:table-cell>
          <table:table-cell table:number-columns-repeated="2"/>
          <table:table-cell office:value-type="float" office:value="6000" calcext:value-type="float">
            <text:p>6000</text:p>
          </table:table-cell>
          <table:table-cell table:number-columns-repeated="4"/>
          <table:table-cell office:value-type="float" office:value="0.0166563" calcext:value-type="float">
            <text:p>0.016656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31875" calcext:value-type="float">
            <text:p>0.0131875</text:p>
          </table:table-cell>
          <table:table-cell office:value-type="float" office:value="0.011425" calcext:value-type="float">
            <text:p>0.011425</text:p>
          </table:table-cell>
          <table:table-cell office:value-type="float" office:value="0.0106875" calcext:value-type="float">
            <text:p>0.0106875</text:p>
          </table:table-cell>
          <table:table-cell office:value-type="float" office:value="0.0101607" calcext:value-type="float">
            <text:p>0.0101607</text:p>
          </table:table-cell>
          <table:table-cell office:value-type="float" office:value="0.0102344" calcext:value-type="float">
            <text:p>0.0102344</text:p>
          </table:table-cell>
          <table:table-cell table:number-columns-repeated="2"/>
          <table:table-cell office:value-type="float" office:value="6500" calcext:value-type="float">
            <text:p>6500</text:p>
          </table:table-cell>
          <table:table-cell office:value-type="float" office:value="0.0189687" calcext:value-type="float">
            <text:p>0.0189687</text:p>
          </table:table-cell>
          <table:table-cell office:value-type="float" office:value="0.018575" calcext:value-type="float">
            <text:p>0.018575</text:p>
          </table:table-cell>
          <table:table-cell office:value-type="float" office:value="0.017625" calcext:value-type="float">
            <text:p>0.017625</text:p>
          </table:table-cell>
          <table:table-cell office:value-type="float" office:value="0.0184286" calcext:value-type="float">
            <text:p>0.0184286</text:p>
          </table:table-cell>
          <table:table-cell office:value-type="float" office:value="0.0195156" calcext:value-type="float">
            <text:p>0.0195156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4625" calcext:value-type="float">
            <text:p>0.014625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23571" calcext:value-type="float">
            <text:p>0.0123571</text:p>
          </table:table-cell>
          <table:table-cell office:value-type="float" office:value="0.0117031" calcext:value-type="float">
            <text:p>0.0117031</text:p>
          </table:table-cell>
          <table:table-cell table:number-columns-repeated="2"/>
          <table:table-cell office:value-type="float" office:value="7000" calcext:value-type="float">
            <text:p>700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45" calcext:value-type="float">
            <text:p>0.01845</text:p>
          </table:table-cell>
          <table:table-cell office:value-type="float" office:value="0.0180833" calcext:value-type="float">
            <text:p>0.0180833</text:p>
          </table:table-cell>
          <table:table-cell office:value-type="float" office:value="0.0187321" calcext:value-type="float">
            <text:p>0.0187321</text:p>
          </table:table-cell>
          <table:table-cell office:value-type="float" office:value="0.0199844" calcext:value-type="float">
            <text:p>0.019984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58125" calcext:value-type="float">
            <text:p>0.0158125</text:p>
          </table:table-cell>
          <table:table-cell office:value-type="float" office:value="0.014725" calcext:value-type="float">
            <text:p>0.014725</text:p>
          </table:table-cell>
          <table:table-cell office:value-type="float" office:value="0.0140208" calcext:value-type="float">
            <text:p>0.0140208</text:p>
          </table:table-cell>
          <table:table-cell office:value-type="float" office:value="0.0136964" calcext:value-type="float">
            <text:p>0.0136964</text:p>
          </table:table-cell>
          <table:table-cell office:value-type="float" office:value="0.0139219" calcext:value-type="float">
            <text:p>0.0139219</text:p>
          </table:table-cell>
          <table:table-cell table:number-columns-repeated="2"/>
          <table:table-cell office:value-type="float" office:value="7500" calcext:value-type="float">
            <text:p>7500</text:p>
          </table:table-cell>
          <table:table-cell office:value-type="float" office:value="0.0216875" calcext:value-type="float">
            <text:p>0.0216875</text:p>
          </table:table-cell>
          <table:table-cell office:value-type="float" office:value="0.019575" calcext:value-type="float">
            <text:p>0.019575</text:p>
          </table:table-cell>
          <table:table-cell office:value-type="float" office:value="0.0206667" calcext:value-type="float">
            <text:p>0.0206667</text:p>
          </table:table-cell>
          <table:table-cell office:value-type="float" office:value="0.0212321" calcext:value-type="float">
            <text:p>0.0212321</text:p>
          </table:table-cell>
          <table:table-cell office:value-type="float" office:value="0.0220625" calcext:value-type="float">
            <text:p>0.0220625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66563" calcext:value-type="float">
            <text:p>0.0166563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152321" calcext:value-type="float">
            <text:p>0.0152321</text:p>
          </table:table-cell>
          <table:table-cell office:value-type="float" office:value="0.0157344" calcext:value-type="float">
            <text:p>0.0157344</text:p>
          </table:table-cell>
          <table:table-cell table:number-columns-repeated="2"/>
          <table:table-cell office:value-type="float" office:value="8000" calcext:value-type="float">
            <text:p>8000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18925" calcext:value-type="float">
            <text:p>0.018925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225357" calcext:value-type="float">
            <text:p>0.0225357</text:p>
          </table:table-cell>
          <table:table-cell office:value-type="float" office:value="0.0231781" calcext:value-type="float">
            <text:p>0.0231781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825" calcext:value-type="float">
            <text:p>0.01825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79286" calcext:value-type="float">
            <text:p>0.0179286</text:p>
          </table:table-cell>
          <table:table-cell office:value-type="float" office:value="0.017875" calcext:value-type="float">
            <text:p>0.017875</text:p>
          </table:table-cell>
          <table:table-cell table:number-columns-repeated="2"/>
          <table:table-cell office:value-type="float" office:value="8500" calcext:value-type="float">
            <text:p>8500</text:p>
          </table:table-cell>
          <table:table-cell office:value-type="float" office:value="0.02225" calcext:value-type="float">
            <text:p>0.02225</text:p>
          </table:table-cell>
          <table:table-cell office:value-type="float" office:value="0.01985" calcext:value-type="float">
            <text:p>0.01985</text:p>
          </table:table-cell>
          <table:table-cell office:value-type="float" office:value="0.0197708" calcext:value-type="float">
            <text:p>0.0197708</text:p>
          </table:table-cell>
          <table:table-cell office:value-type="float" office:value="0.0222143" calcext:value-type="float">
            <text:p>0.0222143</text:p>
          </table:table-cell>
          <table:table-cell office:value-type="float" office:value="0.0231562" calcext:value-type="float">
            <text:p>0.0231562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18125" calcext:value-type="float">
            <text:p>0.0218125</text:p>
          </table:table-cell>
          <table:table-cell table:number-columns-repeated="2" office:value-type="float" office:value="0.020375" calcext:value-type="float">
            <text:p>0.020375</text:p>
          </table:table-cell>
          <table:table-cell office:value-type="float" office:value="0.0212143" calcext:value-type="float">
            <text:p>0.0212143</text:p>
          </table:table-cell>
          <table:table-cell office:value-type="float" office:value="0.0228594" calcext:value-type="float">
            <text:p>0.0228594</text:p>
          </table:table-cell>
          <table:table-cell table:number-columns-repeated="2"/>
          <table:table-cell office:value-type="float" office:value="9000" calcext:value-type="float">
            <text:p>9000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54464" calcext:value-type="float">
            <text:p>0.0254464</text:p>
          </table:table-cell>
          <table:table-cell office:value-type="float" office:value="0.0266406" calcext:value-type="float">
            <text:p>0.0266406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4375" calcext:value-type="float">
            <text:p>0.024375</text:p>
          </table:table-cell>
          <table:table-cell office:value-type="float" office:value="0.0249375" calcext:value-type="float">
            <text:p>0.0249375</text:p>
          </table:table-cell>
          <table:table-cell office:value-type="float" office:value="0.0261429" calcext:value-type="float">
            <text:p>0.0261429</text:p>
          </table:table-cell>
          <table:table-cell office:value-type="float" office:value="0.0282656" calcext:value-type="float">
            <text:p>0.0282656</text:p>
          </table:table-cell>
          <table:table-cell table:number-columns-repeated="2"/>
          <table:table-cell office:value-type="float" office:value="9500" calcext:value-type="float">
            <text:p>9500</text:p>
          </table:table-cell>
          <table:table-cell office:value-type="float" office:value="0.0235938" calcext:value-type="float">
            <text:p>0.0235938</text:p>
          </table:table-cell>
          <table:table-cell office:value-type="float" office:value="0.02375" calcext:value-type="float">
            <text:p>0.02375</text:p>
          </table:table-cell>
          <table:table-cell office:value-type="float" office:value="0.024125" calcext:value-type="float">
            <text:p>0.024125</text:p>
          </table:table-cell>
          <table:table-cell office:value-type="float" office:value="0.0257679" calcext:value-type="float">
            <text:p>0.0257679</text:p>
          </table:table-cell>
          <table:table-cell office:value-type="float" office:value="0.0279063" calcext:value-type="float">
            <text:p>0.0279063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271042" calcext:value-type="float">
            <text:p>0.0271042</text:p>
          </table:table-cell>
          <table:table-cell office:value-type="float" office:value="0.02775" calcext:value-type="float">
            <text:p>0.02775</text:p>
          </table:table-cell>
          <table:table-cell office:value-type="float" office:value="0.0294375" calcext:value-type="float">
            <text:p>0.029437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0.0249063" calcext:value-type="float">
            <text:p>0.0249063</text:p>
          </table:table-cell>
          <table:table-cell office:value-type="float" office:value="0.025075" calcext:value-type="float">
            <text:p>0.025075</text:p>
          </table:table-cell>
          <table:table-cell office:value-type="float" office:value="0.0261458" calcext:value-type="float">
            <text:p>0.0261458</text:p>
          </table:table-cell>
          <table:table-cell office:value-type="float" office:value="0.0278571" calcext:value-type="float">
            <text:p>0.0278571</text:p>
          </table:table-cell>
          <table:table-cell office:value-type="float" office:value="0.0293594" calcext:value-type="float">
            <text:p>0.0293594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645" calcext:value-type="float">
            <text:p>0.02645</text:p>
          </table:table-cell>
          <table:table-cell office:value-type="float" office:value="0.0266875" calcext:value-type="float">
            <text:p>0.0266875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292969" calcext:value-type="float">
            <text:p>0.0292969</text:p>
          </table:table-cell>
          <table:table-cell table:number-columns-repeated="2"/>
          <table:table-cell office:value-type="float" office:value="10500" calcext:value-type="float">
            <text:p>10500</text:p>
          </table:table-cell>
          <table:table-cell office:value-type="float" office:value="0.026875" calcext:value-type="float">
            <text:p>0.026875</text:p>
          </table:table-cell>
          <table:table-cell office:value-type="float" office:value="0.025975" calcext:value-type="float">
            <text:p>0.025975</text:p>
          </table:table-cell>
          <table:table-cell office:value-type="float" office:value="0.0282917" calcext:value-type="float">
            <text:p>0.0282917</text:p>
          </table:table-cell>
          <table:table-cell office:value-type="float" office:value="0.0300714" calcext:value-type="float">
            <text:p>0.0300714</text:p>
          </table:table-cell>
          <table:table-cell office:value-type="float" office:value="0.0318125" calcext:value-type="float">
            <text:p>0.0318125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05625" calcext:value-type="float">
            <text:p>0.0305625</text:p>
          </table:table-cell>
          <table:table-cell office:value-type="float" office:value="0.031075" calcext:value-type="float">
            <text:p>0.031075</text:p>
          </table:table-cell>
          <table:table-cell office:value-type="float" office:value="0.0318333" calcext:value-type="float">
            <text:p>0.0318333</text:p>
          </table:table-cell>
          <table:table-cell office:value-type="float" office:value="0.0333036" calcext:value-type="float">
            <text:p>0.0333036</text:p>
          </table:table-cell>
          <table:table-cell office:value-type="float" office:value="0.0349609" calcext:value-type="float">
            <text:p>0.0349609</text:p>
          </table:table-cell>
          <table:table-cell table:number-columns-repeated="2"/>
          <table:table-cell office:value-type="float" office:value="11000" calcext:value-type="float">
            <text:p>11000</text:p>
          </table:table-cell>
          <table:table-cell office:value-type="float" office:value="0.0263437" calcext:value-type="float">
            <text:p>0.0263437</text:p>
          </table:table-cell>
          <table:table-cell office:value-type="float" office:value="0.02795" calcext:value-type="float">
            <text:p>0.02795</text:p>
          </table:table-cell>
          <table:table-cell office:value-type="float" office:value="0.0300208" calcext:value-type="float">
            <text:p>0.0300208</text:p>
          </table:table-cell>
          <table:table-cell office:value-type="float" office:value="0.0314821" calcext:value-type="float">
            <text:p>0.0314821</text:p>
          </table:table-cell>
          <table:table-cell office:value-type="float" office:value="0.0331562" calcext:value-type="float">
            <text:p>0.0331562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49687" calcext:value-type="float">
            <text:p>0.0349687</text:p>
          </table:table-cell>
          <table:table-cell office:value-type="float" office:value="0.035175" calcext:value-type="float">
            <text:p>0.035175</text:p>
          </table:table-cell>
          <table:table-cell office:value-type="float" office:value="0.0369375" calcext:value-type="float">
            <text:p>0.0369375</text:p>
          </table:table-cell>
          <table:table-cell office:value-type="float" office:value="0.0365536" calcext:value-type="float">
            <text:p>0.0365536</text:p>
          </table:table-cell>
          <table:table-cell office:value-type="float" office:value="0.0388594" calcext:value-type="float">
            <text:p>0.0388594</text:p>
          </table:table-cell>
          <table:table-cell table:number-columns-repeated="2"/>
          <table:table-cell office:value-type="float" office:value="11500" calcext:value-type="float">
            <text:p>11500</text:p>
          </table:table-cell>
          <table:table-cell office:value-type="float" office:value="0.0285625" calcext:value-type="float">
            <text:p>0.0285625</text:p>
          </table:table-cell>
          <table:table-cell office:value-type="float" office:value="0.03015" calcext:value-type="float">
            <text:p>0.03015</text:p>
          </table:table-cell>
          <table:table-cell office:value-type="float" office:value="0.0311458" calcext:value-type="float">
            <text:p>0.0311458</text:p>
          </table:table-cell>
          <table:table-cell office:value-type="float" office:value="0.0339464" calcext:value-type="float">
            <text:p>0.0339464</text:p>
          </table:table-cell>
          <table:table-cell office:value-type="float" office:value="0.0349844" calcext:value-type="float">
            <text:p>0.0349844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81563" calcext:value-type="float">
            <text:p>0.0381563</text:p>
          </table:table-cell>
          <table:table-cell office:value-type="float" office:value="0.039925" calcext:value-type="float">
            <text:p>0.039925</text:p>
          </table:table-cell>
          <table:table-cell office:value-type="float" office:value="0.0423542" calcext:value-type="float">
            <text:p>0.0423542</text:p>
          </table:table-cell>
          <table:table-cell office:value-type="float" office:value="0.0429821" calcext:value-type="float">
            <text:p>0.0429821</text:p>
          </table:table-cell>
          <table:table-cell office:value-type="float" office:value="0.0438906" calcext:value-type="float">
            <text:p>0.0438906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  <table:table-cell office:value-type="float" office:value="0.0284063" calcext:value-type="float">
            <text:p>0.0284063</text:p>
          </table:table-cell>
          <table:table-cell office:value-type="float" office:value="0.028775" calcext:value-type="float">
            <text:p>0.028775</text:p>
          </table:table-cell>
          <table:table-cell office:value-type="float" office:value="0.0309167" calcext:value-type="float">
            <text:p>0.0309167</text:p>
          </table:table-cell>
          <table:table-cell office:value-type="float" office:value="0.0326786" calcext:value-type="float">
            <text:p>0.0326786</text:p>
          </table:table-cell>
          <table:table-cell office:value-type="float" office:value="0.0348125" calcext:value-type="float">
            <text:p>0.0348125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91875" calcext:value-type="float">
            <text:p>0.0391875</text:p>
          </table:table-cell>
          <table:table-cell office:value-type="float" office:value="0.040275" calcext:value-type="float">
            <text:p>0.040275</text:p>
          </table:table-cell>
          <table:table-cell office:value-type="float" office:value="0.0430833" calcext:value-type="float">
            <text:p>0.0430833</text:p>
          </table:table-cell>
          <table:table-cell office:value-type="float" office:value="0.0430893" calcext:value-type="float">
            <text:p>0.0430893</text:p>
          </table:table-cell>
          <table:table-cell office:value-type="float" office:value="0.0443906" calcext:value-type="float">
            <text:p>0.0443906</text:p>
          </table:table-cell>
          <table:table-cell table:number-columns-repeated="2"/>
          <table:table-cell office:value-type="float" office:value="12500" calcext:value-type="float">
            <text:p>12500</text:p>
          </table:table-cell>
          <table:table-cell office:value-type="float" office:value="0.0283125" calcext:value-type="float">
            <text:p>0.0283125</text:p>
          </table:table-cell>
          <table:table-cell office:value-type="float" office:value="0.029975" calcext:value-type="float">
            <text:p>0.029975</text:p>
          </table:table-cell>
          <table:table-cell office:value-type="float" office:value="0.0324792" calcext:value-type="float">
            <text:p>0.0324792</text:p>
          </table:table-cell>
          <table:table-cell office:value-type="float" office:value="0.0344286" calcext:value-type="float">
            <text:p>0.0344286</text:p>
          </table:table-cell>
          <table:table-cell office:value-type="float" office:value="0.0350156" calcext:value-type="float">
            <text:p>0.0350156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0463958" calcext:value-type="float">
            <text:p>0.0463958</text:p>
          </table:table-cell>
          <table:table-cell office:value-type="float" office:value="0.0468571" calcext:value-type="float">
            <text:p>0.0468571</text:p>
          </table:table-cell>
          <table:table-cell office:value-type="float" office:value="0.0473906" calcext:value-type="float">
            <text:p>0.0473906</text:p>
          </table:table-cell>
          <table:table-cell table:number-columns-repeated="2"/>
          <table:table-cell office:value-type="float" office:value="13000" calcext:value-type="float">
            <text:p>13000</text:p>
          </table:table-cell>
          <table:table-cell office:value-type="float" office:value="0.030375" calcext:value-type="float">
            <text:p>0.030375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338542" calcext:value-type="float">
            <text:p>0.0338542</text:p>
          </table:table-cell>
          <table:table-cell office:value-type="float" office:value="0.0358571" calcext:value-type="float">
            <text:p>0.0358571</text:p>
          </table:table-cell>
          <table:table-cell office:value-type="float" office:value="0.0373438" calcext:value-type="float">
            <text:p>0.0373438</text:p>
          </table:table-cell>
          <table:table-cell table:number-columns-repeated="6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3" office:value-type="string" calcext:value-type="string" table:number-columns-spanned="6" table:number-rows-spanned="1">
            <text:p>eta EPL</text:p>
          </table:table-cell>
          <table:covered-table-cell table:number-columns-repeated="5" table:style-name="ce6"/>
          <table:table-cell table:number-columns-repeated="14"/>
        </table:table-row>
        <table:table-row table:style-name="ro1">
          <table:table-cell table:style-name="ce4" office:value-type="string" calcext:value-type="string">
            <text:p>eta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139687" calcext:value-type="float">
            <text:p>0.0139687</text:p>
          </table:table-cell>
          <table:table-cell office:value-type="float" office:value="0.012875" calcext:value-type="float">
            <text:p>0.0128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08214" calcext:value-type="float">
            <text:p>0.0108214</text:p>
          </table:table-cell>
          <table:table-cell office:value-type="float" office:value="0.0116406" calcext:value-type="float">
            <text:p>0.0116406</text:p>
          </table:table-cell>
          <table:table-cell table:number-columns-repeated="14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155312" calcext:value-type="float">
            <text:p>0.0155312</text:p>
          </table:table-cell>
          <table:table-cell office:value-type="float" office:value="0.012275" calcext:value-type="float">
            <text:p>0.012275</text:p>
          </table:table-cell>
          <table:table-cell office:value-type="float" office:value="0.0125833" calcext:value-type="float">
            <text:p>0.0125833</text:p>
          </table:table-cell>
          <table:table-cell office:value-type="float" office:value="0.0122143" calcext:value-type="float">
            <text:p>0.0122143</text:p>
          </table:table-cell>
          <table:table-cell office:value-type="float" office:value="0.0127187" calcext:value-type="float">
            <text:p>0.0127187</text:p>
          </table:table-cell>
          <table:table-cell table:number-columns-repeated="14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179062" calcext:value-type="float">
            <text:p>0.0179062</text:p>
          </table:table-cell>
          <table:table-cell office:value-type="float" office:value="0.01535" calcext:value-type="float">
            <text:p>0.01535</text:p>
          </table:table-cell>
          <table:table-cell office:value-type="float" office:value="0.0152917" calcext:value-type="float">
            <text:p>0.0152917</text:p>
          </table:table-cell>
          <table:table-cell office:value-type="float" office:value="0.015125" calcext:value-type="float">
            <text:p>0.015125</text:p>
          </table:table-cell>
          <table:table-cell office:value-type="float" office:value="0.0152031" calcext:value-type="float">
            <text:p>0.0152031</text:p>
          </table:table-cell>
          <table:table-cell table:number-columns-repeated="14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575" calcext:value-type="float">
            <text:p>0.016575</text:p>
          </table:table-cell>
          <table:table-cell office:value-type="float" office:value="0.0157708" calcext:value-type="float">
            <text:p>0.0157708</text:p>
          </table:table-cell>
          <table:table-cell office:value-type="float" office:value="0.0156786" calcext:value-type="float">
            <text:p>0.0156786</text:p>
          </table:table-cell>
          <table:table-cell office:value-type="float" office:value="0.0164367" calcext:value-type="float">
            <text:p>0.0164367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9875" calcext:value-type="float">
            <text:p>0.019875</text:p>
          </table:table-cell>
          <table:table-cell office:value-type="float" office:value="0.017275" calcext:value-type="float">
            <text:p>0.017275</text:p>
          </table:table-cell>
          <table:table-cell office:value-type="float" office:value="0.0172292" calcext:value-type="float">
            <text:p>0.0172292</text:p>
          </table:table-cell>
          <table:table-cell office:value-type="float" office:value="0.0171964" calcext:value-type="float">
            <text:p>0.0171964</text:p>
          </table:table-cell>
          <table:table-cell office:value-type="float" office:value="0.0182187" calcext:value-type="float">
            <text:p>0.018218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19375" calcext:value-type="float">
            <text:p>0.019375</text:p>
          </table:table-cell>
          <table:table-cell office:value-type="float" office:value="0.0199792" calcext:value-type="float">
            <text:p>0.0199792</text:p>
          </table:table-cell>
          <table:table-cell office:value-type="float" office:value="0.0204821" calcext:value-type="float">
            <text:p>0.0204821</text:p>
          </table:table-cell>
          <table:table-cell office:value-type="float" office:value="0.0210625" calcext:value-type="float">
            <text:p>0.0210625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46563" calcext:value-type="float">
            <text:p>0.0246563</text:p>
          </table:table-cell>
          <table:table-cell office:value-type="float" office:value="0.02385" calcext:value-type="float">
            <text:p>0.02385</text:p>
          </table:table-cell>
          <table:table-cell office:value-type="float" office:value="0.0237083" calcext:value-type="float">
            <text:p>0.0237083</text:p>
          </table:table-cell>
          <table:table-cell office:value-type="float" office:value="0.0243393" calcext:value-type="float">
            <text:p>0.0243393</text:p>
          </table:table-cell>
          <table:table-cell office:value-type="float" office:value="0.025875" calcext:value-type="float">
            <text:p>0.025875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3275" calcext:value-type="float">
            <text:p>0.023275</text:p>
          </table:table-cell>
          <table:table-cell office:value-type="float" office:value="0.0244167" calcext:value-type="float">
            <text:p>0.0244167</text:p>
          </table:table-cell>
          <table:table-cell office:value-type="float" office:value="0.0251429" calcext:value-type="float">
            <text:p>0.0251429</text:p>
          </table:table-cell>
          <table:table-cell office:value-type="float" office:value="0.0269219" calcext:value-type="float">
            <text:p>0.0269219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296875" calcext:value-type="float">
            <text:p>0.0296875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297083" calcext:value-type="float">
            <text:p>0.0297083</text:p>
          </table:table-cell>
          <table:table-cell office:value-type="float" office:value="0.0311429" calcext:value-type="float">
            <text:p>0.0311429</text:p>
          </table:table-cell>
          <table:table-cell office:value-type="float" office:value="0.0327656" calcext:value-type="float">
            <text:p>0.0327656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032875" calcext:value-type="float">
            <text:p>0.032875</text:p>
          </table:table-cell>
          <table:table-cell office:value-type="float" office:value="0.0332917" calcext:value-type="float">
            <text:p>0.0332917</text:p>
          </table:table-cell>
          <table:table-cell office:value-type="float" office:value="0.03575" calcext:value-type="float">
            <text:p>0.03575</text:p>
          </table:table-cell>
          <table:table-cell office:value-type="float" office:value="0.0371094" calcext:value-type="float">
            <text:p>0.0371094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215" calcext:value-type="float">
            <text:p>0.04215</text:p>
          </table:table-cell>
          <table:table-cell office:value-type="float" office:value="0.045875" calcext:value-type="float">
            <text:p>0.045875</text:p>
          </table:table-cell>
          <table:table-cell office:value-type="float" office:value="0.0473214" calcext:value-type="float">
            <text:p>0.0473214</text:p>
          </table:table-cell>
          <table:table-cell office:value-type="float" office:value="0.0457344" calcext:value-type="float">
            <text:p>0.0457344</text:p>
          </table:table-cell>
          <table:table-cell table:number-columns-repeated="14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style-name="ce1" office:value-type="string" calcext:value-type="string">
            <text:p>############################################# VARYING THE IGNORE PROBABILITY PARAMETER ################################################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0</text:p>
          </table:table-cell>
          <table:table-cell table:number-columns-repeated="7"/>
          <table:table-cell table:style-name="ce1" office:value-type="string" calcext:value-type="string">
            <text:p>IGNORE = 0.02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3625" calcext:value-type="float">
            <text:p>0.0013625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292" calcext:value-type="float">
            <text:p>0.0002292</text:p>
          </table:table-cell>
          <table:table-cell office:value-type="float" office:value="0.0001321" calcext:value-type="float">
            <text:p>0.0001321</text:p>
          </table:table-cell>
          <table:table-cell table:style-name="ce7" office:value-type="float" office:value="0.0000594" calcext:value-type="float">
            <text:p>5.94E-05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012688" calcext:value-type="float">
            <text:p>0.0012688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3021" calcext:value-type="float">
            <text:p>0.0003021</text:p>
          </table:table-cell>
          <table:table-cell office:value-type="float" office:value="0.0001375" calcext:value-type="float">
            <text:p>0.0001375</text:p>
          </table:table-cell>
          <table:table-cell table:style-name="ce7" office:value-type="float" office:value="0.0000703" calcext:value-type="float">
            <text:p>7.03E-05</text:p>
          </table:table-cell>
          <table:table-cell table:number-columns-repeated="6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2813" calcext:value-type="float">
            <text:p>0.0022813</text:p>
          </table:table-cell>
          <table:table-cell office:value-type="float" office:value="0.0011363" calcext:value-type="float">
            <text:p>0.0011363</text:p>
          </table:table-cell>
          <table:table-cell office:value-type="float" office:value="0.0007125" calcext:value-type="float">
            <text:p>0.0007125</text:p>
          </table:table-cell>
          <table:table-cell office:value-type="float" office:value="0.000442" calcext:value-type="float">
            <text:p>0.000442</text:p>
          </table:table-cell>
          <table:table-cell office:value-type="float" office:value="0.0002758" calcext:value-type="float">
            <text:p>0.0002758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2175" calcext:value-type="float">
            <text:p>0.002175</text:p>
          </table:table-cell>
          <table:table-cell office:value-type="float" office:value="0.001155" calcext:value-type="float">
            <text:p>0.001155</text:p>
          </table:table-cell>
          <table:table-cell office:value-type="float" office:value="0.0007062" calcext:value-type="float">
            <text:p>0.0007062</text:p>
          </table:table-cell>
          <table:table-cell office:value-type="float" office:value="0.0004714" calcext:value-type="float">
            <text:p>0.0004714</text:p>
          </table:table-cell>
          <table:table-cell office:value-type="float" office:value="0.0002734" calcext:value-type="float">
            <text:p>0.0002734</text:p>
          </table:table-cell>
          <table:table-cell table:number-columns-repeated="6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33188" calcext:value-type="float">
            <text:p>0.0033188</text:p>
          </table:table-cell>
          <table:table-cell office:value-type="float" office:value="0.0022575" calcext:value-type="float">
            <text:p>0.0022575</text:p>
          </table:table-cell>
          <table:table-cell office:value-type="float" office:value="0.0014917" calcext:value-type="float">
            <text:p>0.0014917</text:p>
          </table:table-cell>
          <table:table-cell office:value-type="float" office:value="0.0010946" calcext:value-type="float">
            <text:p>0.0010946</text:p>
          </table:table-cell>
          <table:table-cell office:value-type="float" office:value="0.0007625" calcext:value-type="float">
            <text:p>0.000762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036812" calcext:value-type="float">
            <text:p>0.0036812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5021" calcext:value-type="float">
            <text:p>0.0015021</text:p>
          </table:table-cell>
          <table:table-cell office:value-type="float" office:value="0.0011464" calcext:value-type="float">
            <text:p>0.0011464</text:p>
          </table:table-cell>
          <table:table-cell office:value-type="float" office:value="0.0008359" calcext:value-type="float">
            <text:p>0.0008359</text:p>
          </table:table-cell>
          <table:table-cell table:number-columns-repeated="6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55563" calcext:value-type="float">
            <text:p>0.0055563</text:p>
          </table:table-cell>
          <table:table-cell office:value-type="float" office:value="0.00381" calcext:value-type="float">
            <text:p>0.00381</text:p>
          </table:table-cell>
          <table:table-cell office:value-type="float" office:value="0.0029552" calcext:value-type="float">
            <text:p>0.0029552</text:p>
          </table:table-cell>
          <table:table-cell office:value-type="float" office:value="0.0023196" calcext:value-type="float">
            <text:p>0.0023196</text:p>
          </table:table-cell>
          <table:table-cell office:value-type="float" office:value="0.0018625" calcext:value-type="float">
            <text:p>0.0018625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056594" calcext:value-type="float">
            <text:p>0.0056594</text:p>
          </table:table-cell>
          <table:table-cell office:value-type="float" office:value="0.00411" calcext:value-type="float">
            <text:p>0.00411</text:p>
          </table:table-cell>
          <table:table-cell office:value-type="float" office:value="0.0030396" calcext:value-type="float">
            <text:p>0.0030396</text:p>
          </table:table-cell>
          <table:table-cell office:value-type="float" office:value="0.0025196" calcext:value-type="float">
            <text:p>0.0025196</text:p>
          </table:table-cell>
          <table:table-cell office:value-type="float" office:value="0.0020031" calcext:value-type="float">
            <text:p>0.0020031</text:p>
          </table:table-cell>
          <table:table-cell table:number-columns-repeated="6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1437" calcext:value-type="float">
            <text:p>0.0081437</text:p>
          </table:table-cell>
          <table:table-cell office:value-type="float" office:value="0.0065388" calcext:value-type="float">
            <text:p>0.0065388</text:p>
          </table:table-cell>
          <table:table-cell office:value-type="float" office:value="0.0053146" calcext:value-type="float">
            <text:p>0.0053146</text:p>
          </table:table-cell>
          <table:table-cell office:value-type="float" office:value="0.0046821" calcext:value-type="float">
            <text:p>0.0046821</text:p>
          </table:table-cell>
          <table:table-cell office:value-type="float" office:value="0.0041242" calcext:value-type="float">
            <text:p>0.0041242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85281" calcext:value-type="float">
            <text:p>0.0085281</text:p>
          </table:table-cell>
          <table:table-cell office:value-type="float" office:value="0.00634" calcext:value-type="float">
            <text:p>0.00634</text:p>
          </table:table-cell>
          <table:table-cell office:value-type="float" office:value="0.0054979" calcext:value-type="float">
            <text:p>0.0054979</text:p>
          </table:table-cell>
          <table:table-cell office:value-type="float" office:value="0.0047679" calcext:value-type="float">
            <text:p>0.0047679</text:p>
          </table:table-cell>
          <table:table-cell office:value-type="float" office:value="0.00435" calcext:value-type="float">
            <text:p>0.00435</text:p>
          </table:table-cell>
          <table:table-cell table:number-columns-repeated="6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14062" calcext:value-type="float">
            <text:p>0.0114062</text:p>
          </table:table-cell>
          <table:table-cell office:value-type="float" office:value="0.009775" calcext:value-type="float">
            <text:p>0.009775</text:p>
          </table:table-cell>
          <table:table-cell office:value-type="float" office:value="0.0088188" calcext:value-type="float">
            <text:p>0.0088188</text:p>
          </table:table-cell>
          <table:table-cell office:value-type="float" office:value="0.0079634" calcext:value-type="float">
            <text:p>0.0079634</text:p>
          </table:table-cell>
          <table:table-cell office:value-type="float" office:value="0.0078609" calcext:value-type="float">
            <text:p>0.0078609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1175" calcext:value-type="float">
            <text:p>0.01175</text:p>
          </table:table-cell>
          <table:table-cell office:value-type="float" office:value="0.0098125" calcext:value-type="float">
            <text:p>0.0098125</text:p>
          </table:table-cell>
          <table:table-cell office:value-type="float" office:value="0.0090167" calcext:value-type="float">
            <text:p>0.0090167</text:p>
          </table:table-cell>
          <table:table-cell office:value-type="float" office:value="0.0084821" calcext:value-type="float">
            <text:p>0.0084821</text:p>
          </table:table-cell>
          <table:table-cell office:value-type="float" office:value="0.0081406" calcext:value-type="float">
            <text:p>0.0081406</text:p>
          </table:table-cell>
          <table:table-cell table:number-columns-repeated="6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58312" calcext:value-type="float">
            <text:p>0.0158312</text:p>
          </table:table-cell>
          <table:table-cell office:value-type="float" office:value="0.0138125" calcext:value-type="float">
            <text:p>0.0138125</text:p>
          </table:table-cell>
          <table:table-cell office:value-type="float" office:value="0.0131833" calcext:value-type="float">
            <text:p>0.0131833</text:p>
          </table:table-cell>
          <table:table-cell office:value-type="float" office:value="0.0130018" calcext:value-type="float">
            <text:p>0.0130018</text:p>
          </table:table-cell>
          <table:table-cell office:value-type="float" office:value="0.0131398" calcext:value-type="float">
            <text:p>0.0131398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157844" calcext:value-type="float">
            <text:p>0.0157844</text:p>
          </table:table-cell>
          <table:table-cell office:value-type="float" office:value="0.014145" calcext:value-type="float">
            <text:p>0.014145</text:p>
          </table:table-cell>
          <table:table-cell office:value-type="float" office:value="0.0137292" calcext:value-type="float">
            <text:p>0.0137292</text:p>
          </table:table-cell>
          <table:table-cell office:value-type="float" office:value="0.0133607" calcext:value-type="float">
            <text:p>0.0133607</text:p>
          </table:table-cell>
          <table:table-cell office:value-type="float" office:value="0.0134641" calcext:value-type="float">
            <text:p>0.0134641</text:p>
          </table:table-cell>
          <table:table-cell table:number-columns-repeated="6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19205" calcext:value-type="float">
            <text:p>0.019205</text:p>
          </table:table-cell>
          <table:table-cell office:value-type="float" office:value="0.0189646" calcext:value-type="float">
            <text:p>0.0189646</text:p>
          </table:table-cell>
          <table:table-cell office:value-type="float" office:value="0.0189902" calcext:value-type="float">
            <text:p>0.0189902</text:p>
          </table:table-cell>
          <table:table-cell office:value-type="float" office:value="0.0195477" calcext:value-type="float">
            <text:p>0.0195477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205281" calcext:value-type="float">
            <text:p>0.0205281</text:p>
          </table:table-cell>
          <table:table-cell office:value-type="float" office:value="0.0192625" calcext:value-type="float">
            <text:p>0.0192625</text:p>
          </table:table-cell>
          <table:table-cell office:value-type="float" office:value="0.0191958" calcext:value-type="float">
            <text:p>0.0191958</text:p>
          </table:table-cell>
          <table:table-cell office:value-type="float" office:value="0.0192107" calcext:value-type="float">
            <text:p>0.0192107</text:p>
          </table:table-cell>
          <table:table-cell office:value-type="float" office:value="0.0199156" calcext:value-type="float">
            <text:p>0.0199156</text:p>
          </table:table-cell>
          <table:table-cell table:number-columns-repeated="6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62125" calcext:value-type="float">
            <text:p>0.0262125</text:p>
          </table:table-cell>
          <table:table-cell office:value-type="float" office:value="0.0253212" calcext:value-type="float">
            <text:p>0.0253212</text:p>
          </table:table-cell>
          <table:table-cell office:value-type="float" office:value="0.0255198" calcext:value-type="float">
            <text:p>0.0255198</text:p>
          </table:table-cell>
          <table:table-cell office:value-type="float" office:value="0.0258134" calcext:value-type="float">
            <text:p>0.0258134</text:p>
          </table:table-cell>
          <table:table-cell office:value-type="float" office:value="0.0265109" calcext:value-type="float">
            <text:p>0.0265109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26175" calcext:value-type="float">
            <text:p>0.026175</text:p>
          </table:table-cell>
          <table:table-cell office:value-type="float" office:value="0.02519" calcext:value-type="float">
            <text:p>0.02519</text:p>
          </table:table-cell>
          <table:table-cell office:value-type="float" office:value="0.0254687" calcext:value-type="float">
            <text:p>0.0254687</text:p>
          </table:table-cell>
          <table:table-cell office:value-type="float" office:value="0.0259464" calcext:value-type="float">
            <text:p>0.0259464</text:p>
          </table:table-cell>
          <table:table-cell office:value-type="float" office:value="0.0268328" calcext:value-type="float">
            <text:p>0.0268328</text:p>
          </table:table-cell>
          <table:table-cell table:number-columns-repeated="6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23688" calcext:value-type="float">
            <text:p>0.0323688</text:p>
          </table:table-cell>
          <table:table-cell office:value-type="float" office:value="0.0316487" calcext:value-type="float">
            <text:p>0.0316487</text:p>
          </table:table-cell>
          <table:table-cell office:value-type="float" office:value="0.0320688" calcext:value-type="float">
            <text:p>0.0320688</text:p>
          </table:table-cell>
          <table:table-cell office:value-type="float" office:value="0.03265" calcext:value-type="float">
            <text:p>0.03265</text:p>
          </table:table-cell>
          <table:table-cell office:value-type="float" office:value="0.0329352" calcext:value-type="float">
            <text:p>0.0329352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320969" calcext:value-type="float">
            <text:p>0.0320969</text:p>
          </table:table-cell>
          <table:table-cell office:value-type="float" office:value="0.031805" calcext:value-type="float">
            <text:p>0.031805</text:p>
          </table:table-cell>
          <table:table-cell office:value-type="float" office:value="0.0319063" calcext:value-type="float">
            <text:p>0.0319063</text:p>
          </table:table-cell>
          <table:table-cell office:value-type="float" office:value="0.0329464" calcext:value-type="float">
            <text:p>0.0329464</text:p>
          </table:table-cell>
          <table:table-cell office:value-type="float" office:value="0.0334781" calcext:value-type="float">
            <text:p>0.0334781</text:p>
          </table:table-cell>
          <table:table-cell table:number-columns-repeated="6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975" calcext:value-type="float">
            <text:p>0.038975</text:p>
          </table:table-cell>
          <table:table-cell office:value-type="float" office:value="0.0386838" calcext:value-type="float">
            <text:p>0.0386838</text:p>
          </table:table-cell>
          <table:table-cell office:value-type="float" office:value="0.0387677" calcext:value-type="float">
            <text:p>0.0387677</text:p>
          </table:table-cell>
          <table:table-cell office:value-type="float" office:value="0.0389768" calcext:value-type="float">
            <text:p>0.0389768</text:p>
          </table:table-cell>
          <table:table-cell office:value-type="float" office:value="0.0387039" calcext:value-type="float">
            <text:p>0.0387039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384063" calcext:value-type="float">
            <text:p>0.0384063</text:p>
          </table:table-cell>
          <table:table-cell office:value-type="float" office:value="0.038465" calcext:value-type="float">
            <text:p>0.038465</text:p>
          </table:table-cell>
          <table:table-cell office:value-type="float" office:value="0.0390042" calcext:value-type="float">
            <text:p>0.0390042</text:p>
          </table:table-cell>
          <table:table-cell office:value-type="float" office:value="0.0387232" calcext:value-type="float">
            <text:p>0.0387232</text:p>
          </table:table-cell>
          <table:table-cell office:value-type="float" office:value="0.0388453" calcext:value-type="float">
            <text:p>0.0388453</text:p>
          </table:table-cell>
          <table:table-cell table:number-columns-repeated="6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05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2687" calcext:value-type="float">
            <text:p>0.0012687</text:p>
          </table:table-cell>
          <table:table-cell office:value-type="float" office:value="0.000645" calcext:value-type="float">
            <text:p>0.000645</text:p>
          </table:table-cell>
          <table:table-cell office:value-type="float" office:value="0.0003146" calcext:value-type="float">
            <text:p>0.0003146</text:p>
          </table:table-cell>
          <table:table-cell office:value-type="float" office:value="0.0001527" calcext:value-type="float">
            <text:p>0.0001527</text:p>
          </table:table-cell>
          <table:table-cell table:style-name="ce7" office:value-type="float" office:value="0.0000977" calcext:value-type="float">
            <text:p>9.77E-05</text:p>
          </table:table-cell>
          <table:table-cell table:number-columns-repeated="14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225" calcext:value-type="float">
            <text:p>0.002225</text:p>
          </table:table-cell>
          <table:table-cell office:value-type="float" office:value="0.0012375" calcext:value-type="float">
            <text:p>0.0012375</text:p>
          </table:table-cell>
          <table:table-cell office:value-type="float" office:value="0.0007719" calcext:value-type="float">
            <text:p>0.0007719</text:p>
          </table:table-cell>
          <table:table-cell office:value-type="float" office:value="0.0004866" calcext:value-type="float">
            <text:p>0.0004866</text:p>
          </table:table-cell>
          <table:table-cell office:value-type="float" office:value="0.0003344" calcext:value-type="float">
            <text:p>0.0003344</text:p>
          </table:table-cell>
          <table:table-cell table:number-columns-repeated="14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385" calcext:value-type="float">
            <text:p>0.00385</text:p>
          </table:table-cell>
          <table:table-cell office:value-type="float" office:value="0.002515" calcext:value-type="float">
            <text:p>0.002515</text:p>
          </table:table-cell>
          <table:table-cell office:value-type="float" office:value="0.0016677" calcext:value-type="float">
            <text:p>0.0016677</text:p>
          </table:table-cell>
          <table:table-cell office:value-type="float" office:value="0.0011848" calcext:value-type="float">
            <text:p>0.0011848</text:p>
          </table:table-cell>
          <table:table-cell office:value-type="float" office:value="0.0008711" calcext:value-type="float">
            <text:p>0.0008711</text:p>
          </table:table-cell>
          <table:table-cell table:number-columns-repeated="3"/>
          <table:table-cell table:style-name="ce7"/>
          <table:table-cell table:number-columns-repeated="10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60625" calcext:value-type="float">
            <text:p>0.0060625</text:p>
          </table:table-cell>
          <table:table-cell office:value-type="float" office:value="0.0041613" calcext:value-type="float">
            <text:p>0.0041613</text:p>
          </table:table-cell>
          <table:table-cell office:value-type="float" office:value="0.00325" calcext:value-type="float">
            <text:p>0.00325</text:p>
          </table:table-cell>
          <table:table-cell office:value-type="float" office:value="0.0025696" calcext:value-type="float">
            <text:p>0.0025696</text:p>
          </table:table-cell>
          <table:table-cell office:value-type="float" office:value="0.0021875" calcext:value-type="float">
            <text:p>0.0021875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3438" calcext:value-type="float">
            <text:p>0.0083438</text:p>
          </table:table-cell>
          <table:table-cell office:value-type="float" office:value="0.0066375" calcext:value-type="float">
            <text:p>0.0066375</text:p>
          </table:table-cell>
          <table:table-cell office:value-type="float" office:value="0.0054938" calcext:value-type="float">
            <text:p>0.0054938</text:p>
          </table:table-cell>
          <table:table-cell office:value-type="float" office:value="0.0051321" calcext:value-type="float">
            <text:p>0.0051321</text:p>
          </table:table-cell>
          <table:table-cell office:value-type="float" office:value="0.0045672" calcext:value-type="float">
            <text:p>0.0045672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17375" calcext:value-type="float">
            <text:p>0.0117375</text:p>
          </table:table-cell>
          <table:table-cell office:value-type="float" office:value="0.0101487" calcext:value-type="float">
            <text:p>0.0101487</text:p>
          </table:table-cell>
          <table:table-cell office:value-type="float" office:value="0.0092177" calcext:value-type="float">
            <text:p>0.0092177</text:p>
          </table:table-cell>
          <table:table-cell office:value-type="float" office:value="0.0086205" calcext:value-type="float">
            <text:p>0.0086205</text:p>
          </table:table-cell>
          <table:table-cell office:value-type="float" office:value="0.0083742" calcext:value-type="float">
            <text:p>0.0083742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63625" calcext:value-type="float">
            <text:p>0.0163625</text:p>
          </table:table-cell>
          <table:table-cell office:value-type="float" office:value="0.0143137" calcext:value-type="float">
            <text:p>0.0143137</text:p>
          </table:table-cell>
          <table:table-cell office:value-type="float" office:value="0.0136729" calcext:value-type="float">
            <text:p>0.0136729</text:p>
          </table:table-cell>
          <table:table-cell office:value-type="float" office:value="0.0137304" calcext:value-type="float">
            <text:p>0.0137304</text:p>
          </table:table-cell>
          <table:table-cell office:value-type="float" office:value="0.0138914" calcext:value-type="float">
            <text:p>0.0138914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425" calcext:value-type="float">
            <text:p>0.019425</text:p>
          </table:table-cell>
          <table:table-cell office:value-type="float" office:value="0.0193302" calcext:value-type="float">
            <text:p>0.0193302</text:p>
          </table:table-cell>
          <table:table-cell office:value-type="float" office:value="0.0195429" calcext:value-type="float">
            <text:p>0.0195429</text:p>
          </table:table-cell>
          <table:table-cell office:value-type="float" office:value="0.0202508" calcext:value-type="float">
            <text:p>0.0202508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63063" calcext:value-type="float">
            <text:p>0.0263063</text:p>
          </table:table-cell>
          <table:table-cell office:value-type="float" office:value="0.0255975" calcext:value-type="float">
            <text:p>0.0255975</text:p>
          </table:table-cell>
          <table:table-cell office:value-type="float" office:value="0.0257625" calcext:value-type="float">
            <text:p>0.0257625</text:p>
          </table:table-cell>
          <table:table-cell office:value-type="float" office:value="0.0264116" calcext:value-type="float">
            <text:p>0.0264116</text:p>
          </table:table-cell>
          <table:table-cell office:value-type="float" office:value="0.0269656" calcext:value-type="float">
            <text:p>0.0269656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12375" calcext:value-type="float">
            <text:p>0.0312375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324229" calcext:value-type="float">
            <text:p>0.0324229</text:p>
          </table:table-cell>
          <table:table-cell office:value-type="float" office:value="0.0331795" calcext:value-type="float">
            <text:p>0.0331795</text:p>
          </table:table-cell>
          <table:table-cell office:value-type="float" office:value="0.0336109" calcext:value-type="float">
            <text:p>0.0336109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2875" calcext:value-type="float">
            <text:p>0.0382875</text:p>
          </table:table-cell>
          <table:table-cell office:value-type="float" office:value="0.0382012" calcext:value-type="float">
            <text:p>0.0382012</text:p>
          </table:table-cell>
          <table:table-cell office:value-type="float" office:value="0.0391729" calcext:value-type="float">
            <text:p>0.0391729</text:p>
          </table:table-cell>
          <table:table-cell office:value-type="float" office:value="0.0393036" calcext:value-type="float">
            <text:p>0.0393036</text:p>
          </table:table-cell>
          <table:table-cell office:value-type="float" office:value="0.0387891" calcext:value-type="float">
            <text:p>0.038789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1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4281" calcext:value-type="float">
            <text:p>0.0014281</text:p>
          </table:table-cell>
          <table:table-cell office:value-type="float" office:value="0.0007675" calcext:value-type="float">
            <text:p>0.0007675</text:p>
          </table:table-cell>
          <table:table-cell office:value-type="float" office:value="0.0003646" calcext:value-type="float">
            <text:p>0.0003646</text:p>
          </table:table-cell>
          <table:table-cell office:value-type="float" office:value="0.0002393" calcext:value-type="float">
            <text:p>0.0002393</text:p>
          </table:table-cell>
          <table:table-cell office:value-type="float" office:value="0.0001359" calcext:value-type="float">
            <text:p>0.0001359</text:p>
          </table:table-cell>
          <table:table-cell table:number-columns-repeated="14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4062" calcext:value-type="float">
            <text:p>0.0024062</text:p>
          </table:table-cell>
          <table:table-cell office:value-type="float" office:value="0.001445" calcext:value-type="float">
            <text:p>0.001445</text:p>
          </table:table-cell>
          <table:table-cell office:value-type="float" office:value="0.0008458" calcext:value-type="float">
            <text:p>0.0008458</text:p>
          </table:table-cell>
          <table:table-cell office:value-type="float" office:value="0.0006071" calcext:value-type="float">
            <text:p>0.0006071</text:p>
          </table:table-cell>
          <table:table-cell office:value-type="float" office:value="0.0004141" calcext:value-type="float">
            <text:p>0.0004141</text:p>
          </table:table-cell>
          <table:table-cell table:number-columns-repeated="14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4025" calcext:value-type="float">
            <text:p>0.004025</text:p>
          </table:table-cell>
          <table:table-cell office:value-type="float" office:value="0.0025225" calcext:value-type="float">
            <text:p>0.0025225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4071" calcext:value-type="float">
            <text:p>0.0014071</text:p>
          </table:table-cell>
          <table:table-cell office:value-type="float" office:value="0.001125" calcext:value-type="float">
            <text:p>0.001125</text:p>
          </table:table-cell>
          <table:table-cell table:number-columns-repeated="14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6175" calcext:value-type="float">
            <text:p>0.006175</text:p>
          </table:table-cell>
          <table:table-cell office:value-type="float" office:value="0.0046325" calcext:value-type="float">
            <text:p>0.0046325</text:p>
          </table:table-cell>
          <table:table-cell office:value-type="float" office:value="0.0034042" calcext:value-type="float">
            <text:p>0.0034042</text:p>
          </table:table-cell>
          <table:table-cell office:value-type="float" office:value="0.0028554" calcext:value-type="float">
            <text:p>0.0028554</text:p>
          </table:table-cell>
          <table:table-cell office:value-type="float" office:value="0.0025594" calcext:value-type="float">
            <text:p>0.0025594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9469" calcext:value-type="float">
            <text:p>0.0089469</text:p>
          </table:table-cell>
          <table:table-cell office:value-type="float" office:value="0.0068125" calcext:value-type="float">
            <text:p>0.0068125</text:p>
          </table:table-cell>
          <table:table-cell office:value-type="float" office:value="0.0060646" calcext:value-type="float">
            <text:p>0.0060646</text:p>
          </table:table-cell>
          <table:table-cell office:value-type="float" office:value="0.0055232" calcext:value-type="float">
            <text:p>0.0055232</text:p>
          </table:table-cell>
          <table:table-cell office:value-type="float" office:value="0.0051328" calcext:value-type="float">
            <text:p>0.0051328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20656" calcext:value-type="float">
            <text:p>0.0120656</text:p>
          </table:table-cell>
          <table:table-cell office:value-type="float" office:value="0.01026" calcext:value-type="float">
            <text:p>0.01026</text:p>
          </table:table-cell>
          <table:table-cell office:value-type="float" office:value="0.0095896" calcext:value-type="float">
            <text:p>0.0095896</text:p>
          </table:table-cell>
          <table:table-cell office:value-type="float" office:value="0.0094393" calcext:value-type="float">
            <text:p>0.0094393</text:p>
          </table:table-cell>
          <table:table-cell office:value-type="float" office:value="0.0092" calcext:value-type="float">
            <text:p>0.0092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60594" calcext:value-type="float">
            <text:p>0.0160594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0.0141604" calcext:value-type="float">
            <text:p>0.0141604</text:p>
          </table:table-cell>
          <table:table-cell office:value-type="float" office:value="0.0146036" calcext:value-type="float">
            <text:p>0.0146036</text:p>
          </table:table-cell>
          <table:table-cell office:value-type="float" office:value="0.0146719" calcext:value-type="float">
            <text:p>0.0146719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11344" calcext:value-type="float">
            <text:p>0.0211344</text:p>
          </table:table-cell>
          <table:table-cell office:value-type="float" office:value="0.01991" calcext:value-type="float">
            <text:p>0.01991</text:p>
          </table:table-cell>
          <table:table-cell office:value-type="float" office:value="0.0200812" calcext:value-type="float">
            <text:p>0.0200812</text:p>
          </table:table-cell>
          <table:table-cell office:value-type="float" office:value="0.0201286" calcext:value-type="float">
            <text:p>0.0201286</text:p>
          </table:table-cell>
          <table:table-cell office:value-type="float" office:value="0.0212094" calcext:value-type="float">
            <text:p>0.0212094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59469" calcext:value-type="float">
            <text:p>0.0259469</text:p>
          </table:table-cell>
          <table:table-cell office:value-type="float" office:value="0.0252975" calcext:value-type="float">
            <text:p>0.0252975</text:p>
          </table:table-cell>
          <table:table-cell office:value-type="float" office:value="0.0261292" calcext:value-type="float">
            <text:p>0.0261292</text:p>
          </table:table-cell>
          <table:table-cell office:value-type="float" office:value="0.0267554" calcext:value-type="float">
            <text:p>0.0267554</text:p>
          </table:table-cell>
          <table:table-cell office:value-type="float" office:value="0.0279437" calcext:value-type="float">
            <text:p>0.027943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185" calcext:value-type="float">
            <text:p>0.03185</text:p>
          </table:table-cell>
          <table:table-cell office:value-type="float" office:value="0.031815" calcext:value-type="float">
            <text:p>0.031815</text:p>
          </table:table-cell>
          <table:table-cell office:value-type="float" office:value="0.0326729" calcext:value-type="float">
            <text:p>0.0326729</text:p>
          </table:table-cell>
          <table:table-cell office:value-type="float" office:value="0.0341607" calcext:value-type="float">
            <text:p>0.0341607</text:p>
          </table:table-cell>
          <table:table-cell office:value-type="float" office:value="0.0341813" calcext:value-type="float">
            <text:p>0.0341813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225" calcext:value-type="float">
            <text:p>0.038225</text:p>
          </table:table-cell>
          <table:table-cell office:value-type="float" office:value="0.038285" calcext:value-type="float">
            <text:p>0.038285</text:p>
          </table:table-cell>
          <table:table-cell office:value-type="float" office:value="0.0393542" calcext:value-type="float">
            <text:p>0.0393542</text:p>
          </table:table-cell>
          <table:table-cell office:value-type="float" office:value="0.0399554" calcext:value-type="float">
            <text:p>0.0399554</text:p>
          </table:table-cell>
          <table:table-cell office:value-type="float" office:value="0.0394578" calcext:value-type="float">
            <text:p>0.0394578</text:p>
          </table:table-cell>
          <table:table-cell table:number-columns-repeated="14"/>
        </table:table-row>
      </table:table>
      <table:table table:name="Sheet3" table:style-name="ta1">
        <table:table-column table:style-name="co1" table:number-columns-repeated="5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9938" calcext:value-type="float">
            <text:p>0.009938</text:p>
          </table:table-cell>
          <table:table-cell office:value-type="float" office:value="0.0092" calcext:value-type="float">
            <text:p>0.0092</text:p>
          </table:table-cell>
          <table:table-cell office:value-type="float" office:value="0.0088886" calcext:value-type="float">
            <text:p>0.0088886</text:p>
          </table:table-cell>
          <table:table-cell office:value-type="float" office:value="0.0087113" calcext:value-type="float">
            <text:p>0.00871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1218" calcext:value-type="float">
            <text:p>0.011218</text:p>
          </table:table-cell>
          <table:table-cell office:value-type="float" office:value="0.0101233" calcext:value-type="float">
            <text:p>0.0101233</text:p>
          </table:table-cell>
          <table:table-cell office:value-type="float" office:value="0.0098929" calcext:value-type="float">
            <text:p>0.0098929</text:p>
          </table:table-cell>
          <table:table-cell office:value-type="float" office:value="0.0100775" calcext:value-type="float">
            <text:p>0.01007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173" calcext:value-type="float">
            <text:p>0.01173</text:p>
          </table:table-cell>
          <table:table-cell office:value-type="float" office:value="0.01128" calcext:value-type="float">
            <text:p>0.01128</text:p>
          </table:table-cell>
          <table:table-cell office:value-type="float" office:value="0.0109743" calcext:value-type="float">
            <text:p>0.0109743</text:p>
          </table:table-cell>
          <table:table-cell office:value-type="float" office:value="0.01118" calcext:value-type="float">
            <text:p>0.011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345" calcext:value-type="float">
            <text:p>0.01345</text:p>
          </table:table-cell>
          <table:table-cell office:value-type="float" office:value="0.013045" calcext:value-type="float">
            <text:p>0.013045</text:p>
          </table:table-cell>
          <table:table-cell office:value-type="float" office:value="0.0131557" calcext:value-type="float">
            <text:p>0.0131557</text:p>
          </table:table-cell>
          <table:table-cell office:value-type="float" office:value="0.0133075" calcext:value-type="float">
            <text:p>0.01330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455" calcext:value-type="float">
            <text:p>0.01455</text:p>
          </table:table-cell>
          <table:table-cell office:value-type="float" office:value="0.0144167" calcext:value-type="float">
            <text:p>0.0144167</text:p>
          </table:table-cell>
          <table:table-cell office:value-type="float" office:value="0.0144471" calcext:value-type="float">
            <text:p>0.0144471</text:p>
          </table:table-cell>
          <table:table-cell office:value-type="float" office:value="0.0152025" calcext:value-type="float">
            <text:p>0.015202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6344" calcext:value-type="float">
            <text:p>0.016344</text:p>
          </table:table-cell>
          <table:table-cell office:value-type="float" office:value="0.0167233" calcext:value-type="float">
            <text:p>0.0167233</text:p>
          </table:table-cell>
          <table:table-cell office:value-type="float" office:value="0.01704" calcext:value-type="float">
            <text:p>0.01704</text:p>
          </table:table-cell>
          <table:table-cell office:value-type="float" office:value="0.017925" calcext:value-type="float">
            <text:p>0.01792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18498" calcext:value-type="float">
            <text:p>0.018498</text:p>
          </table:table-cell>
          <table:table-cell office:value-type="float" office:value="0.0190983" calcext:value-type="float">
            <text:p>0.0190983</text:p>
          </table:table-cell>
          <table:table-cell office:value-type="float" office:value="0.0194586" calcext:value-type="float">
            <text:p>0.0194586</text:p>
          </table:table-cell>
          <table:table-cell office:value-type="float" office:value="0.0208887" calcext:value-type="float">
            <text:p>0.020888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9138" calcext:value-type="float">
            <text:p>0.019138</text:p>
          </table:table-cell>
          <table:table-cell office:value-type="float" office:value="0.0196967" calcext:value-type="float">
            <text:p>0.0196967</text:p>
          </table:table-cell>
          <table:table-cell office:value-type="float" office:value="0.0202843" calcext:value-type="float">
            <text:p>0.0202843</text:p>
          </table:table-cell>
          <table:table-cell office:value-type="float" office:value="0.0217262" calcext:value-type="float">
            <text:p>0.021726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0606" calcext:value-type="float">
            <text:p>0.020606</text:p>
          </table:table-cell>
          <table:table-cell office:value-type="float" office:value="0.0213883" calcext:value-type="float">
            <text:p>0.0213883</text:p>
          </table:table-cell>
          <table:table-cell office:value-type="float" office:value="0.02184" calcext:value-type="float">
            <text:p>0.02184</text:p>
          </table:table-cell>
          <table:table-cell office:value-type="float" office:value="0.0235337" calcext:value-type="float">
            <text:p>0.02353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22P0"/>
    </number:number-style>
    <style:style style:name="Default" style:family="table-cell"/>
    <style:style style:name="Result" style:family="table-cell" style:parent-style-name="Default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Default" style:data-style-name="N122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3">00/00/0000</text:date>, <text:time style:data-style-name="N2" text:time-value="11:32:23.2284083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3T11:37:46.535302201</dc:date>
    <meta:editing-duration>P1DT13H37M37S</meta:editing-duration>
    <meta:editing-cycles>192</meta:editing-cycles>
    <meta:generator>LibreOffice/5.1.6.2$Linux_X86_64 LibreOffice_project/10m0$Build-2</meta:generator>
    <meta:document-statistic meta:table-count="3" meta:cell-count="1984" meta:object-count="0"/>
  </office:meta>
</office:document-meta>
</file>